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0%" fo:text-align="start" style:justify-single-word="false"/>
      <style:text-properties fo:font-size="10pt" style:font-size-asian="10pt" style:font-size-complex="10pt"/>
    </style:style>
    <style:style style:name="P2" style:family="paragraph" style:parent-style-name="Standard">
      <style:paragraph-properties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422e6" officeooo:paragraph-rsid="005422e6" fo:background-color="transparent" style:font-name-asian="Calibri1" style:font-name-complex="Calibri1"/>
    </style:style>
    <style:style style:name="P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578d1a" officeooo:paragraph-rsid="00578d1a" fo:background-color="transparent" style:font-name-asian="Calibri1" style:font-name-complex="Calibri1"/>
    </style:style>
    <style:style style:name="P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b8b31" fo:background-color="transparent" style:font-name-asian="Calibri1" style:font-name-complex="Calibri1"/>
    </style:style>
    <style:style style:name="P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6c238c" fo:background-color="transparent" style:font-name-asian="Calibri1" style:font-name-complex="Calibri1"/>
    </style:style>
    <style:style style:name="P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6c84f" fo:background-color="transparent" style:font-name-asian="Calibri1" style:font-name-complex="Calibri1"/>
    </style:style>
    <style:style style:name="P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6068e4" officeooo:paragraph-rsid="007e4276" fo:background-color="transparent" style:font-name-asian="Calibri1" style:font-name-complex="Calibri1"/>
    </style:style>
    <style:style style:name="P9"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bd542" fo:background-color="transparent" style:font-name-asian="Calibri1" style:font-name-complex="Calibri1"/>
    </style:style>
    <style:style style:name="P1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8e75f2" fo:background-color="transparent" style:font-name-asian="Calibri1" style:font-name-complex="Calibri1"/>
    </style:style>
    <style:style style:name="P1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9ff249" fo:background-color="transparent" style:font-name-asian="Calibri1" style:font-name-complex="Calibri1"/>
    </style:style>
    <style:style style:name="P1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6c352" fo:background-color="transparent" style:font-name-asian="Calibri1" style:font-name-complex="Calibri1"/>
    </style:style>
    <style:style style:name="P1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14"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86bd" fo:background-color="transparent" style:font-name-asian="Calibri1" style:font-size-asian="10pt" style:font-name-complex="Calibri1" style:font-size-complex="10pt"/>
    </style:style>
    <style:style style:name="P15"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119d0a" fo:background-color="transparent" style:font-name-asian="Calibri1" style:font-size-asian="10pt" style:font-name-complex="Calibri1" style:font-size-complex="10pt"/>
    </style:style>
    <style:style style:name="P16"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2137b9" fo:background-color="transparent" style:font-name-asian="Calibri1" style:font-size-asian="10pt" style:font-name-complex="Calibri1" style:font-size-complex="10pt"/>
    </style:style>
    <style:style style:name="P17"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309066" fo:background-color="transparent" style:font-name-asian="Calibri1" style:font-size-asian="10pt" style:font-name-complex="Calibri1" style:font-size-complex="10pt"/>
    </style:style>
    <style:style style:name="P18"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paragraph-rsid="004e7dcc" fo:background-color="transparent" style:font-name-asian="Calibri1" style:font-size-asian="10pt" style:font-name-complex="Calibri1" style:font-size-complex="10pt"/>
    </style:style>
    <style:style style:name="P19" style:family="paragraph" style:parent-style-name="Standard">
      <style:paragraph-properties fo:margin-left="0cm" fo:margin-right="-0.039cm" fo:line-height="110%" fo:text-align="justify" style:justify-single-word="false" fo:text-indent="0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20"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86bd" fo:background-color="transparent" style:font-name-asian="Calibri1" style:font-size-asian="10pt" style:font-name-complex="Calibri1" style:font-size-complex="10pt"/>
    </style:style>
    <style:style style:name="P21"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0pt" fo:font-weight="normal" officeooo:rsid="001186bd" officeooo:paragraph-rsid="00119d0a" fo:background-color="transparent" style:font-name-asian="Calibri1" style:font-size-asian="10pt" style:font-name-complex="Calibri1" style:font-size-complex="10pt"/>
    </style:style>
    <style:style style:name="P2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5422e6" officeooo:paragraph-rsid="005422e6" fo:background-color="transparent" style:font-name-asian="Calibri1" style:font-size-asian="10pt" style:font-name-complex="Calibri1" style:font-size-complex="10pt"/>
    </style:style>
    <style:style style:name="P2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text-position="0% 100%" style:font-name="Calibri1" fo:font-size="10pt" fo:font-weight="normal" officeooo:rsid="006b8b31" officeooo:paragraph-rsid="006b8b31" fo:background-color="transparent" style:font-name-asian="Calibri1" style:font-size-asian="10pt" style:font-name-complex="Calibri1" style:font-size-complex="10pt"/>
    </style:style>
    <style:style style:name="P24" style:family="paragraph" style:parent-style-name="Standard">
      <style:paragraph-properties fo:margin-left="0cm" fo:margin-right="-0.039cm" fo:line-height="110%" fo:text-align="start" style:justify-single-word="false" fo:text-indent="0cm" style:auto-text-indent="false"/>
      <style:text-properties fo:font-size="10pt" style:font-size-asian="10pt" style:font-size-complex="10pt"/>
    </style:style>
    <style:style style:name="P25" style:family="paragraph" style:parent-style-name="Standard">
      <style:paragraph-properties fo:margin-top="0cm" fo:margin-bottom="0.282cm" style:contextual-spacing="false" fo:line-height="110%" fo:text-align="start" style:justify-single-word="false"/>
      <style:text-properties fo:font-size="10pt" style:font-size-asian="10pt" style:font-size-complex="10pt"/>
    </style:style>
    <style:style style:name="P26" style:family="paragraph" style:parent-style-name="Standard">
      <style:paragraph-properties fo:margin-top="0cm" fo:margin-bottom="0.2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27" style:family="paragraph" style:parent-style-name="Standard">
      <style:paragraph-properties fo:margin-top="0cm" fo:margin-bottom="0.182cm" style:contextual-spacing="false" fo:line-height="110%" fo:text-align="start" style:justify-single-word="false"/>
      <style:text-properties fo:font-size="10pt" style:font-size-asian="10pt" style:font-size-complex="10pt"/>
    </style:style>
    <style:style style:name="P28" style:family="paragraph" style:parent-style-name="Standard">
      <style:paragraph-properties fo:margin-top="0.101cm" fo:margin-bottom="0.182cm" style:contextual-spacing="false" fo:line-height="110%" fo:text-align="start" style:justify-single-word="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29" style:family="paragraph" style:parent-style-name="Standard">
      <style:paragraph-properties fo:margin-left="0cm" fo:margin-right="-0.499cm" fo:line-height="110%" fo:text-align="start" style:justify-single-word="false" fo:text-indent="0cm" style:auto-text-indent="false"/>
      <style:text-properties fo:font-size="10pt" style:font-size-asian="10pt" style:font-size-complex="10pt"/>
    </style:style>
    <style:style style:name="P30" style:family="paragraph" style:parent-style-name="Standard">
      <style:paragraph-properties fo:margin-left="-0.499cm" fo:margin-right="-0.499cm" fo:line-height="110%" fo:text-align="start" style:justify-single-word="false" fo:text-indent="0cm" style:auto-text-indent="false"/>
      <style:text-properties fo:font-size="10pt" style:font-size-asian="10pt" style:font-size-complex="10pt"/>
    </style:style>
    <style:style style:name="P31" style:family="paragraph" style:parent-style-name="Standard" style:list-style-name="L1">
      <style:paragraph-properties fo:margin-left="-0.635cm" fo:margin-right="-0.499cm" fo:line-height="110%" fo:text-align="start" style:justify-single-word="false" fo:text-indent="0.635cm" style:auto-text-indent="false"/>
      <style:text-properties style:use-window-font-color="true" loext:opacity="0%" style:font-name="Calibri1" fo:font-size="10pt" fo:font-weight="normal" fo:background-color="transparent" style:font-name-asian="Calibri1" style:font-size-asian="10pt" style:font-name-complex="Calibri1" style:font-size-complex="10pt"/>
    </style:style>
    <style:style style:name="P32"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839ba2" officeooo:paragraph-rsid="00a83442" fo:background-color="transparent" style:font-name-asian="Calibri1" style:font-name-complex="Calibri1"/>
    </style:style>
    <style:style style:name="P33" style:family="paragraph" style:parent-style-name="Standard">
      <style:paragraph-properties fo:margin-left="0cm" fo:margin-right="-0.039cm" fo:line-height="110%" fo:text-align="start" style:justify-single-word="false" fo:text-indent="0cm" style:auto-text-indent="false"/>
      <style:text-properties style:use-window-font-color="true" loext:opacity="0%" style:font-name="Calibri1" fo:font-size="11pt" fo:font-weight="normal" officeooo:rsid="00aa82a6" officeooo:paragraph-rsid="00aa82a6" fo:background-color="transparent" style:font-name-asian="Calibri1" style:font-name-complex="Calibri1"/>
    </style:style>
    <style:style style:name="T1" style:family="text">
      <style:text-properties officeooo:rsid="005e83be"/>
    </style:style>
    <style:style style:name="T2" style:family="text">
      <style:text-properties style:use-window-font-color="true" loext:opacity="0%" style:font-name="Calibri1" fo:font-weight="normal" fo:background-color="transparent" loext:char-shading-value="0" style:font-name-asian="Calibri1" style:font-name-complex="Calibri1"/>
    </style:style>
    <style:style style:name="T3" style:family="text">
      <style:text-properties style:use-window-font-color="true" loext:opacity="0%" style:font-name="Calibri1" fo:font-weight="bold" fo:background-color="transparent" loext:char-shading-value="0" style:font-name-asian="Calibri1" style:font-name-complex="Calibri1"/>
    </style:style>
    <style:style style:name="T4" style:family="text">
      <style:text-properties style:use-window-font-color="true" loext:opacity="0%" style:font-name="Calibri1"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5" style:family="text">
      <style:text-properties style:use-window-font-color="true" loext:opacity="0%" style:font-name="Calibri1" fo:font-style="italic" fo:font-weight="normal" fo:background-color="transparent" loext:char-shading-value="0" style:font-name-asian="Calibri1" style:font-name-complex="Calibri1"/>
    </style:style>
    <style:style style:name="T6" style:family="text">
      <style:text-properties style:use-window-font-color="true" loext:opacity="0%" style:font-name="Cambria Math" fo:font-weight="normal" fo:background-color="transparent" loext:char-shading-value="0" style:font-name-asian="Cambria Math" style:font-name-complex="Cambria Math"/>
    </style:style>
    <style:style style:name="T7" style:family="text">
      <style:text-properties style:use-window-font-color="true" loext:opacity="0%" style:text-position="sub 58%" style:font-name="Calibri1" fo:font-weight="normal" fo:background-color="transparent" loext:char-shading-value="0" style:font-name-asian="Calibri1" style:font-name-complex="Calibri1"/>
    </style:style>
    <style:style style:name="T8" style:family="text">
      <style:text-properties style:use-window-font-color="true" loext:opacity="0%" style:text-position="super 58%" style:font-name="Calibri1" fo:font-weight="normal" fo:background-color="transparent" loext:char-shading-value="0" style:font-name-asian="Calibri1" style:font-name-complex="Calibri1"/>
    </style:style>
    <style:style style:name="T9" style:family="text">
      <style:text-properties officeooo:rsid="000cb228"/>
    </style:style>
    <style:style style:name="T10" style:family="text">
      <style:text-properties officeooo:rsid="000ea8f8"/>
    </style:style>
    <style:style style:name="T11" style:family="text">
      <style:text-properties officeooo:rsid="0010721b"/>
    </style:style>
    <style:style style:name="T12" style:family="text">
      <style:text-properties officeooo:rsid="001186bd"/>
    </style:style>
    <style:style style:name="T13" style:family="text">
      <style:text-properties officeooo:rsid="00119d0a"/>
    </style:style>
    <style:style style:name="T14" style:family="text">
      <style:text-properties officeooo:rsid="0012a22d"/>
    </style:style>
    <style:style style:name="T15" style:family="text">
      <style:text-properties style:text-position="sub 58%" officeooo:rsid="0012a22d"/>
    </style:style>
    <style:style style:name="T16" style:family="text">
      <style:text-properties style:text-position="sub 58%" officeooo:rsid="00134c72"/>
    </style:style>
    <style:style style:name="T17" style:family="text">
      <style:text-properties style:text-position="sub 58%" officeooo:rsid="001763ba" style:font-weight-asian="normal" style:font-weight-complex="normal"/>
    </style:style>
    <style:style style:name="T18" style:family="text">
      <style:text-properties style:text-position="sub 58%" officeooo:rsid="00194d15" style:font-weight-asian="normal" style:font-weight-complex="normal"/>
    </style:style>
    <style:style style:name="T19" style:family="text">
      <style:text-properties style:text-position="sub 58%" officeooo:rsid="001ac7c4" style:font-weight-asian="normal" style:font-weight-complex="normal"/>
    </style:style>
    <style:style style:name="T20" style:family="text">
      <style:text-properties style:text-position="sub 58%" officeooo:rsid="00359862"/>
    </style:style>
    <style:style style:name="T21" style:family="text">
      <style:text-properties style:text-position="sub 58%" officeooo:rsid="0040a30b"/>
    </style:style>
    <style:style style:name="T22" style:family="text">
      <style:text-properties style:text-position="sub 58%" officeooo:rsid="004e7dcc"/>
    </style:style>
    <style:style style:name="T23" style:family="text">
      <style:text-properties officeooo:rsid="00134c72"/>
    </style:style>
    <style:style style:name="T24" style:family="text">
      <style:text-properties style:text-position="0% 100%"/>
    </style:style>
    <style:style style:name="T25" style:family="text">
      <style:text-properties style:text-position="0% 100%" officeooo:rsid="00134c72"/>
    </style:style>
    <style:style style:name="T26" style:family="text">
      <style:text-properties style:text-position="0% 100%" officeooo:rsid="0014ad18"/>
    </style:style>
    <style:style style:name="T27" style:family="text">
      <style:text-properties style:text-position="0% 100%" fo:font-weight="bold" officeooo:rsid="0014ad18" style:font-weight-asian="bold" style:font-weight-complex="bold"/>
    </style:style>
    <style:style style:name="T28" style:family="text">
      <style:text-properties style:text-position="0% 100%" fo:font-weight="bold" officeooo:rsid="00154cf5" style:font-weight-asian="bold" style:font-weight-complex="bold"/>
    </style:style>
    <style:style style:name="T29" style:family="text">
      <style:text-properties style:text-position="0% 100%" fo:font-weight="bold" officeooo:rsid="0016852d" style:font-weight-asian="bold" style:font-weight-complex="bold"/>
    </style:style>
    <style:style style:name="T30" style:family="text">
      <style:text-properties style:text-position="0% 100%" fo:font-weight="bold" officeooo:rsid="003e7763" style:font-weight-asian="bold" style:font-weight-complex="bold"/>
    </style:style>
    <style:style style:name="T31" style:family="text">
      <style:text-properties style:text-position="0% 100%" officeooo:rsid="00154cf5"/>
    </style:style>
    <style:style style:name="T32" style:family="text">
      <style:text-properties style:text-position="0% 100%" officeooo:rsid="00154cf5" style:font-weight-asian="normal" style:font-weight-complex="normal"/>
    </style:style>
    <style:style style:name="T33" style:family="text">
      <style:text-properties style:text-position="0% 100%" officeooo:rsid="001763ba" style:font-weight-asian="normal" style:font-weight-complex="normal"/>
    </style:style>
    <style:style style:name="T34" style:family="text">
      <style:text-properties style:text-position="0% 100%" officeooo:rsid="00194d15" style:font-weight-asian="normal" style:font-weight-complex="normal"/>
    </style:style>
    <style:style style:name="T35" style:family="text">
      <style:text-properties style:text-position="0% 100%" officeooo:rsid="001ac7c4" style:font-weight-asian="normal" style:font-weight-complex="normal"/>
    </style:style>
    <style:style style:name="T36" style:family="text">
      <style:text-properties style:text-position="0% 100%" officeooo:rsid="001ca0e5" style:font-weight-asian="normal" style:font-weight-complex="normal"/>
    </style:style>
    <style:style style:name="T37" style:family="text">
      <style:text-properties style:text-position="0% 100%" officeooo:rsid="001f3cbd" style:font-weight-asian="normal" style:font-weight-complex="normal"/>
    </style:style>
    <style:style style:name="T38" style:family="text">
      <style:text-properties style:text-position="0% 100%" officeooo:rsid="0020a84f" style:font-weight-asian="normal" style:font-weight-complex="normal"/>
    </style:style>
    <style:style style:name="T39" style:family="text">
      <style:text-properties style:text-position="0% 100%" officeooo:rsid="002137b9" style:font-weight-asian="normal" style:font-weight-complex="normal"/>
    </style:style>
    <style:style style:name="T40" style:family="text">
      <style:text-properties style:text-position="0% 100%" officeooo:rsid="00227abb" style:font-weight-asian="normal" style:font-weight-complex="normal"/>
    </style:style>
    <style:style style:name="T41" style:family="text">
      <style:text-properties style:text-position="0% 100%" officeooo:rsid="002444b5" style:font-weight-asian="normal" style:font-weight-complex="normal"/>
    </style:style>
    <style:style style:name="T42" style:family="text">
      <style:text-properties style:text-position="0% 100%" officeooo:rsid="0024e527" style:font-weight-asian="normal" style:font-weight-complex="normal"/>
    </style:style>
    <style:style style:name="T43" style:family="text">
      <style:text-properties style:text-position="0% 100%" officeooo:rsid="00268c2b" style:font-weight-asian="normal" style:font-weight-complex="normal"/>
    </style:style>
    <style:style style:name="T44" style:family="text">
      <style:text-properties style:text-position="0% 100%" officeooo:rsid="002796e4" style:font-weight-asian="normal" style:font-weight-complex="normal"/>
    </style:style>
    <style:style style:name="T45" style:family="text">
      <style:text-properties style:text-position="0% 100%" officeooo:rsid="002887e2" style:font-weight-asian="normal" style:font-weight-complex="normal"/>
    </style:style>
    <style:style style:name="T46" style:family="text">
      <style:text-properties style:text-position="0% 100%" officeooo:rsid="0029623e" style:font-weight-asian="normal" style:font-weight-complex="normal"/>
    </style:style>
    <style:style style:name="T47" style:family="text">
      <style:text-properties style:text-position="0% 100%" officeooo:rsid="002a6392" style:font-weight-asian="normal" style:font-weight-complex="normal"/>
    </style:style>
    <style:style style:name="T48" style:family="text">
      <style:text-properties style:text-position="0% 100%" officeooo:rsid="002b116c" style:font-weight-asian="normal" style:font-weight-complex="normal"/>
    </style:style>
    <style:style style:name="T49" style:family="text">
      <style:text-properties style:text-position="0% 100%" officeooo:rsid="002ca41d" style:font-weight-asian="normal" style:font-weight-complex="normal"/>
    </style:style>
    <style:style style:name="T50" style:family="text">
      <style:text-properties style:text-position="0% 100%" officeooo:rsid="002e7909" style:font-weight-asian="normal" style:font-weight-complex="normal"/>
    </style:style>
    <style:style style:name="T51" style:family="text">
      <style:text-properties style:text-position="0% 100%" officeooo:rsid="003060ac" style:font-weight-asian="normal" style:font-weight-complex="normal"/>
    </style:style>
    <style:style style:name="T52" style:family="text">
      <style:text-properties style:text-position="0% 100%" fo:font-style="italic" officeooo:rsid="002137b9" style:font-style-asian="italic" style:font-weight-asian="normal" style:font-style-complex="italic" style:font-weight-complex="normal"/>
    </style:style>
    <style:style style:name="T53" style:family="text">
      <style:text-properties style:text-position="0% 100%" officeooo:rsid="003a7381"/>
    </style:style>
    <style:style style:name="T54" style:family="text">
      <style:text-properties style:text-position="0% 100%" officeooo:rsid="003aeaa1"/>
    </style:style>
    <style:style style:name="T55" style:family="text">
      <style:text-properties style:text-position="0% 100%" officeooo:rsid="003c8b24"/>
    </style:style>
    <style:style style:name="T56" style:family="text">
      <style:text-properties style:text-position="0% 100%" officeooo:rsid="003e7763"/>
    </style:style>
    <style:style style:name="T57" style:family="text">
      <style:text-properties style:text-position="0% 100%" officeooo:rsid="003ea79a"/>
    </style:style>
    <style:style style:name="T58" style:family="text">
      <style:text-properties style:text-position="0% 100%" officeooo:rsid="0040a30b"/>
    </style:style>
    <style:style style:name="T59" style:family="text">
      <style:text-properties style:text-position="0% 100%" officeooo:rsid="0040f447"/>
    </style:style>
    <style:style style:name="T60" style:family="text">
      <style:text-properties style:text-position="0% 100%" officeooo:rsid="0042dc30"/>
    </style:style>
    <style:style style:name="T61" style:family="text">
      <style:text-properties style:text-position="0% 100%" officeooo:rsid="00437deb"/>
    </style:style>
    <style:style style:name="T62" style:family="text">
      <style:text-properties style:text-position="0% 100%" officeooo:rsid="0045641b"/>
    </style:style>
    <style:style style:name="T63" style:family="text">
      <style:text-properties style:text-position="0% 100%" officeooo:rsid="0046f80f"/>
    </style:style>
    <style:style style:name="T64" style:family="text">
      <style:text-properties style:text-position="0% 100%" officeooo:rsid="0047d033"/>
    </style:style>
    <style:style style:name="T65" style:family="text">
      <style:text-properties style:text-position="0% 100%" officeooo:rsid="0049c193"/>
    </style:style>
    <style:style style:name="T66" style:family="text">
      <style:text-properties style:text-position="0% 100%" officeooo:rsid="004b23aa"/>
    </style:style>
    <style:style style:name="T67" style:family="text">
      <style:text-properties style:text-position="0% 100%" officeooo:rsid="004cabb6"/>
    </style:style>
    <style:style style:name="T68" style:family="text">
      <style:text-properties style:text-position="0% 100%" officeooo:rsid="004e7dcc"/>
    </style:style>
    <style:style style:name="T69" style:family="text">
      <style:text-properties style:text-position="0% 100%" officeooo:rsid="004fd809"/>
    </style:style>
    <style:style style:name="T70" style:family="text">
      <style:text-properties style:text-position="0% 100%" officeooo:rsid="00502a96"/>
    </style:style>
    <style:style style:name="T71" style:family="text">
      <style:text-properties style:text-position="0% 100%" officeooo:rsid="00513a4f"/>
    </style:style>
    <style:style style:name="T72" style:family="text">
      <style:text-properties style:text-position="0% 100%" officeooo:rsid="00515eb2"/>
    </style:style>
    <style:style style:name="T73" style:family="text">
      <style:text-properties style:text-position="0% 100%" officeooo:rsid="00533fb2"/>
    </style:style>
    <style:style style:name="T74" style:family="text">
      <style:text-properties style:text-position="0% 100%" officeooo:rsid="005422e6"/>
    </style:style>
    <style:style style:name="T75" style:family="text">
      <style:text-properties style:text-position="0% 100%" fo:font-size="10pt" style:font-size-asian="10pt" style:font-size-complex="10pt"/>
    </style:style>
    <style:style style:name="T76" style:family="text">
      <style:text-properties style:text-position="0% 100%" fo:font-size="10pt" officeooo:rsid="00578d1a" style:font-size-asian="10pt" style:font-size-complex="10pt"/>
    </style:style>
    <style:style style:name="T77" style:family="text">
      <style:text-properties style:text-position="0% 100%" fo:font-size="10pt" officeooo:rsid="00578d1f" style:font-size-asian="10pt" style:font-size-complex="10pt"/>
    </style:style>
    <style:style style:name="T78" style:family="text">
      <style:text-properties style:text-position="0% 100%" fo:font-size="10pt" officeooo:rsid="0057ce61" style:font-size-asian="10pt" style:font-size-complex="10pt"/>
    </style:style>
    <style:style style:name="T79" style:family="text">
      <style:text-properties style:text-position="0% 100%" fo:font-size="10pt" officeooo:rsid="005855f1" style:font-size-asian="10pt" style:font-size-complex="10pt"/>
    </style:style>
    <style:style style:name="T80" style:family="text">
      <style:text-properties style:text-position="0% 100%" fo:font-size="10pt" officeooo:rsid="00591fad" style:font-size-asian="10pt" style:font-size-complex="10pt"/>
    </style:style>
    <style:style style:name="T81" style:family="text">
      <style:text-properties style:text-position="0% 100%" fo:font-size="10pt" officeooo:rsid="005920c9" style:font-size-asian="10pt" style:font-size-complex="10pt"/>
    </style:style>
    <style:style style:name="T82" style:family="text">
      <style:text-properties style:text-position="0% 100%" fo:font-size="10pt" officeooo:rsid="005ca54a" style:font-size-asian="10pt" style:font-size-complex="10pt"/>
    </style:style>
    <style:style style:name="T83" style:family="text">
      <style:text-properties style:text-position="0% 100%" fo:font-size="10pt" officeooo:rsid="005fc581" style:font-size-asian="10pt" style:font-size-complex="10pt"/>
    </style:style>
    <style:style style:name="T84" style:family="text">
      <style:text-properties style:text-position="0% 100%" fo:font-size="10pt" officeooo:rsid="0060bd7f" style:font-size-asian="10pt" style:font-size-complex="10pt"/>
    </style:style>
    <style:style style:name="T85" style:family="text">
      <style:text-properties style:text-position="0% 100%" fo:font-size="10pt" officeooo:rsid="00627f18" style:font-size-asian="10pt" style:font-size-complex="10pt"/>
    </style:style>
    <style:style style:name="T86" style:family="text">
      <style:text-properties style:text-position="0% 100%" fo:font-size="10pt" officeooo:rsid="0063d417" style:font-size-asian="10pt" style:font-size-complex="10pt"/>
    </style:style>
    <style:style style:name="T87" style:family="text">
      <style:text-properties style:text-position="0% 100%" fo:font-size="10pt" officeooo:rsid="00658b26" style:font-size-asian="10pt" style:font-size-complex="10pt"/>
    </style:style>
    <style:style style:name="T88" style:family="text">
      <style:text-properties style:text-position="0% 100%" fo:font-size="10pt" officeooo:rsid="006599f8" style:font-size-asian="10pt" style:font-size-complex="10pt"/>
    </style:style>
    <style:style style:name="T89" style:family="text">
      <style:text-properties style:text-position="0% 100%" fo:font-size="10pt" officeooo:rsid="006a8adb" style:font-size-asian="10pt" style:font-size-complex="10pt"/>
    </style:style>
    <style:style style:name="T90" style:family="text">
      <style:text-properties style:text-position="0% 100%" fo:font-size="10pt" officeooo:rsid="006b8b31" style:font-size-asian="10pt" style:font-size-complex="10pt"/>
    </style:style>
    <style:style style:name="T91" style:family="text">
      <style:text-properties style:text-position="0% 100%" fo:font-size="10pt" officeooo:rsid="006b9ba0" style:font-size-asian="10pt" style:font-size-complex="10pt"/>
    </style:style>
    <style:style style:name="T92" style:family="text">
      <style:text-properties style:text-position="0% 100%" fo:font-size="10pt" officeooo:rsid="006c238c" style:font-size-asian="10pt" style:font-size-complex="10pt"/>
    </style:style>
    <style:style style:name="T93" style:family="text">
      <style:text-properties style:text-position="0% 100%" fo:font-size="10pt" officeooo:rsid="006ca2af" style:font-size-asian="10pt" style:font-size-complex="10pt"/>
    </style:style>
    <style:style style:name="T94" style:family="text">
      <style:text-properties style:text-position="0% 100%" fo:font-size="10pt" officeooo:rsid="006cfdea" style:font-size-asian="10pt" style:font-size-complex="10pt"/>
    </style:style>
    <style:style style:name="T95" style:family="text">
      <style:text-properties style:text-position="0% 100%" fo:font-size="10pt" officeooo:rsid="006e4720" style:font-size-asian="10pt" style:font-size-complex="10pt"/>
    </style:style>
    <style:style style:name="T96" style:family="text">
      <style:text-properties style:text-position="0% 100%" fo:font-size="10pt" officeooo:rsid="00712625" style:font-size-asian="10pt" style:font-size-complex="10pt"/>
    </style:style>
    <style:style style:name="T97" style:family="text">
      <style:text-properties style:text-position="0% 100%" fo:font-size="10pt" officeooo:rsid="00715fa9" style:font-size-asian="10pt" style:font-size-complex="10pt"/>
    </style:style>
    <style:style style:name="T98" style:family="text">
      <style:text-properties style:text-position="0% 100%" fo:font-size="10pt" officeooo:rsid="0072e442" style:font-size-asian="10pt" style:font-size-complex="10pt"/>
    </style:style>
    <style:style style:name="T99" style:family="text">
      <style:text-properties style:text-position="0% 100%" fo:font-size="10pt" officeooo:rsid="0073bb5d" style:font-size-asian="10pt" style:font-size-complex="10pt"/>
    </style:style>
    <style:style style:name="T100" style:family="text">
      <style:text-properties style:text-position="0% 100%" fo:font-size="10pt" officeooo:rsid="00756e0c" style:font-size-asian="10pt" style:font-size-complex="10pt"/>
    </style:style>
    <style:style style:name="T101" style:family="text">
      <style:text-properties style:text-position="0% 100%" fo:font-size="10pt" officeooo:rsid="00757e13" style:font-size-asian="10pt" style:font-size-complex="10pt"/>
    </style:style>
    <style:style style:name="T102" style:family="text">
      <style:text-properties style:text-position="0% 100%" fo:font-size="10pt" officeooo:rsid="0076c84f" style:font-size-asian="10pt" style:font-size-complex="10pt"/>
    </style:style>
    <style:style style:name="T103" style:family="text">
      <style:text-properties style:text-position="0% 100%" fo:font-size="10pt" officeooo:rsid="0078345b" style:font-size-asian="10pt" style:font-size-complex="10pt"/>
    </style:style>
    <style:style style:name="T104" style:family="text">
      <style:text-properties style:text-position="0% 100%" fo:font-size="10pt" officeooo:rsid="007895f4" style:font-size-asian="10pt" style:font-size-complex="10pt"/>
    </style:style>
    <style:style style:name="T105" style:family="text">
      <style:text-properties style:text-position="0% 100%" fo:font-size="10pt" officeooo:rsid="007a09ca" style:font-size-asian="10pt" style:font-size-complex="10pt"/>
    </style:style>
    <style:style style:name="T106" style:family="text">
      <style:text-properties style:text-position="0% 100%" fo:font-size="10pt" officeooo:rsid="007abd6f" style:font-size-asian="10pt" style:font-size-complex="10pt"/>
    </style:style>
    <style:style style:name="T107" style:family="text">
      <style:text-properties style:text-position="0% 100%" fo:font-size="10pt" officeooo:rsid="007c4cdf" style:font-size-asian="10pt" style:font-size-complex="10pt"/>
    </style:style>
    <style:style style:name="T108" style:family="text">
      <style:text-properties style:text-position="0% 100%" fo:font-size="10pt" officeooo:rsid="007d13a7" style:font-size-asian="10pt" style:font-size-complex="10pt"/>
    </style:style>
    <style:style style:name="T109" style:family="text">
      <style:text-properties style:text-position="0% 100%" fo:font-size="10pt" officeooo:rsid="007e4276" style:font-size-asian="10pt" style:font-size-complex="10pt"/>
    </style:style>
    <style:style style:name="T110" style:family="text">
      <style:text-properties style:text-position="0% 100%" fo:font-size="10pt" officeooo:rsid="00800634" style:font-size-asian="10pt" style:font-size-complex="10pt"/>
    </style:style>
    <style:style style:name="T111" style:family="text">
      <style:text-properties style:text-position="0% 100%" fo:font-size="10pt" officeooo:rsid="0080ff1b" style:font-size-asian="10pt" style:font-size-complex="10pt"/>
    </style:style>
    <style:style style:name="T112" style:family="text">
      <style:text-properties style:text-position="0% 100%" fo:font-size="10pt" officeooo:rsid="0081d7d9" style:font-size-asian="10pt" style:font-size-complex="10pt"/>
    </style:style>
    <style:style style:name="T113" style:family="text">
      <style:text-properties style:text-position="0% 100%" fo:font-size="10pt" officeooo:rsid="00839ba2" style:font-size-asian="10pt" style:font-size-complex="10pt"/>
    </style:style>
    <style:style style:name="T114" style:family="text">
      <style:text-properties style:text-position="0% 100%" fo:font-size="10pt" officeooo:rsid="00847d0b" style:font-size-asian="10pt" style:font-size-complex="10pt"/>
    </style:style>
    <style:style style:name="T115" style:family="text">
      <style:text-properties style:text-position="0% 100%" fo:font-size="10pt" officeooo:rsid="00856c60" style:font-size-asian="10pt" style:font-size-complex="10pt"/>
    </style:style>
    <style:style style:name="T116" style:family="text">
      <style:text-properties style:text-position="0% 100%" fo:font-size="10pt" officeooo:rsid="0086d767" style:font-size-asian="10pt" style:font-size-complex="10pt"/>
    </style:style>
    <style:style style:name="T117" style:family="text">
      <style:text-properties style:text-position="0% 100%" fo:font-size="10pt" officeooo:rsid="0087b010" style:font-size-asian="10pt" style:font-size-complex="10pt"/>
    </style:style>
    <style:style style:name="T118" style:family="text">
      <style:text-properties style:text-position="0% 100%" fo:font-size="10pt" officeooo:rsid="00896c2a" style:font-size-asian="10pt" style:font-size-complex="10pt"/>
    </style:style>
    <style:style style:name="T119" style:family="text">
      <style:text-properties style:text-position="0% 100%" fo:font-size="10pt" officeooo:rsid="0089d2bf" style:font-size-asian="10pt" style:font-size-complex="10pt"/>
    </style:style>
    <style:style style:name="T120" style:family="text">
      <style:text-properties style:text-position="0% 100%" fo:font-size="10pt" officeooo:rsid="008a37f4" style:font-size-asian="10pt" style:font-size-complex="10pt"/>
    </style:style>
    <style:style style:name="T121" style:family="text">
      <style:text-properties style:text-position="0% 100%" fo:font-size="10pt" officeooo:rsid="008bd542" style:font-size-asian="10pt" style:font-size-complex="10pt"/>
    </style:style>
    <style:style style:name="T122" style:family="text">
      <style:text-properties style:text-position="0% 100%" fo:font-size="10pt" officeooo:rsid="008d9fe7" style:font-size-asian="10pt" style:font-size-complex="10pt"/>
    </style:style>
    <style:style style:name="T123" style:family="text">
      <style:text-properties style:text-position="0% 100%" fo:font-size="10pt" officeooo:rsid="008e75f2" style:font-size-asian="10pt" style:font-size-complex="10pt"/>
    </style:style>
    <style:style style:name="T124" style:family="text">
      <style:text-properties style:text-position="0% 100%" fo:font-size="10pt" officeooo:rsid="008f5d3b" style:font-size-asian="10pt" style:font-size-complex="10pt"/>
    </style:style>
    <style:style style:name="T125" style:family="text">
      <style:text-properties style:text-position="0% 100%" fo:font-size="10pt" officeooo:rsid="00911e5c" style:font-size-asian="10pt" style:font-size-complex="10pt"/>
    </style:style>
    <style:style style:name="T126" style:family="text">
      <style:text-properties style:text-position="0% 100%" fo:font-size="10pt" officeooo:rsid="009d34de" style:font-size-asian="10pt" style:font-size-complex="10pt"/>
    </style:style>
    <style:style style:name="T127" style:family="text">
      <style:text-properties style:text-position="0% 100%" fo:font-size="10pt" fo:font-weight="bold" style:font-size-asian="10pt" style:font-weight-asian="bold" style:font-size-complex="10pt" style:font-weight-complex="bold"/>
    </style:style>
    <style:style style:name="T128" style:family="text">
      <style:text-properties style:text-position="0% 100%" fo:font-size="10pt" fo:font-weight="bold" officeooo:rsid="006b8b31" style:font-size-asian="10pt" style:font-weight-asian="bold" style:font-size-complex="10pt" style:font-weight-complex="bold"/>
    </style:style>
    <style:style style:name="T129" style:family="text">
      <style:text-properties style:text-position="0% 100%" fo:font-size="10pt" fo:font-weight="bold" officeooo:rsid="006b9ba0" style:font-size-asian="10pt" style:font-weight-asian="bold" style:font-size-complex="10pt" style:font-weight-complex="bold"/>
    </style:style>
    <style:style style:name="T130" style:family="text">
      <style:text-properties style:text-position="0% 100%" fo:font-size="10pt" fo:font-weight="bold" officeooo:rsid="006c238c" style:font-size-asian="10pt" style:font-weight-asian="bold" style:font-size-complex="10pt" style:font-weight-complex="bold"/>
    </style:style>
    <style:style style:name="T131" style:family="text">
      <style:text-properties style:text-position="0% 100%" fo:font-size="10pt" fo:font-weight="bold" officeooo:rsid="00a6c352" style:font-size-asian="8.75pt" style:font-weight-asian="bold" style:font-size-complex="10pt" style:font-weight-complex="bold"/>
    </style:style>
    <style:style style:name="T132" style:family="text">
      <style:text-properties style:text-position="0% 100%" fo:font-size="10pt" fo:font-weight="bold" officeooo:rsid="00998a74" style:font-size-asian="8.75pt" style:font-weight-asian="bold" style:font-size-complex="10pt" style:font-weight-complex="bold"/>
    </style:style>
    <style:style style:name="T133" style:family="text">
      <style:text-properties style:text-position="0% 100%" fo:font-size="10pt" style:text-underline-style="solid" style:text-underline-width="auto" style:text-underline-color="font-color" officeooo:rsid="0078345b" style:font-size-asian="10pt" style:font-size-complex="10pt"/>
    </style:style>
    <style:style style:name="T134" style:family="text">
      <style:text-properties style:text-position="0% 100%" fo:font-size="10pt" style:text-underline-style="solid" style:text-underline-width="auto" style:text-underline-color="font-color" officeooo:rsid="0076c84f" style:font-size-asian="10pt" style:font-size-complex="10pt"/>
    </style:style>
    <style:style style:name="T135" style:family="text">
      <style:text-properties style:text-position="0% 100%" fo:font-size="10pt" style:font-size-asian="8.75pt" style:font-weight-asian="normal" style:font-size-complex="10pt" style:font-weight-complex="normal"/>
    </style:style>
    <style:style style:name="T136" style:family="text">
      <style:text-properties style:text-position="0% 100%" fo:font-size="10pt" officeooo:rsid="0092760c" style:font-size-asian="8.75pt" style:font-weight-asian="normal" style:font-size-complex="10pt" style:font-weight-complex="normal"/>
    </style:style>
    <style:style style:name="T137" style:family="text">
      <style:text-properties style:text-position="0% 100%" fo:font-size="10pt" officeooo:rsid="0092fd41" style:font-size-asian="8.75pt" style:font-weight-asian="normal" style:font-size-complex="10pt" style:font-weight-complex="normal"/>
    </style:style>
    <style:style style:name="T138" style:family="text">
      <style:text-properties style:text-position="0% 100%" fo:font-size="10pt" officeooo:rsid="00939ffc" style:font-size-asian="8.75pt" style:font-weight-asian="normal" style:font-size-complex="10pt" style:font-weight-complex="normal"/>
    </style:style>
    <style:style style:name="T139" style:family="text">
      <style:text-properties style:text-position="0% 100%" fo:font-size="10pt" officeooo:rsid="0094ca73" style:font-size-asian="8.75pt" style:font-weight-asian="normal" style:font-size-complex="10pt" style:font-weight-complex="normal"/>
    </style:style>
    <style:style style:name="T140" style:family="text">
      <style:text-properties style:text-position="0% 100%" fo:font-size="10pt" officeooo:rsid="00966575" style:font-size-asian="8.75pt" style:font-weight-asian="normal" style:font-size-complex="10pt" style:font-weight-complex="normal"/>
    </style:style>
    <style:style style:name="T141" style:family="text">
      <style:text-properties style:text-position="0% 100%" fo:font-size="10pt" officeooo:rsid="009666d6" style:font-size-asian="8.75pt" style:font-weight-asian="normal" style:font-size-complex="10pt" style:font-weight-complex="normal"/>
    </style:style>
    <style:style style:name="T142" style:family="text">
      <style:text-properties style:text-position="0% 100%" fo:font-size="10pt" officeooo:rsid="00978448" style:font-size-asian="8.75pt" style:font-weight-asian="normal" style:font-size-complex="10pt" style:font-weight-complex="normal"/>
    </style:style>
    <style:style style:name="T143" style:family="text">
      <style:text-properties style:text-position="0% 100%" fo:font-size="10pt" officeooo:rsid="00982dfb" style:font-size-asian="8.75pt" style:font-weight-asian="normal" style:font-size-complex="10pt" style:font-weight-complex="normal"/>
    </style:style>
    <style:style style:name="T144" style:family="text">
      <style:text-properties style:text-position="0% 100%" fo:font-size="10pt" officeooo:rsid="00995312" style:font-size-asian="8.75pt" style:font-weight-asian="normal" style:font-size-complex="10pt" style:font-weight-complex="normal"/>
    </style:style>
    <style:style style:name="T145" style:family="text">
      <style:text-properties style:text-position="0% 100%" fo:font-size="10pt" officeooo:rsid="00998a74" style:font-size-asian="8.75pt" style:font-weight-asian="normal" style:font-size-complex="10pt" style:font-weight-complex="normal"/>
    </style:style>
    <style:style style:name="T146" style:family="text">
      <style:text-properties style:text-position="0% 100%" fo:font-size="10pt" officeooo:rsid="009a2755" style:font-size-asian="8.75pt" style:font-weight-asian="normal" style:font-size-complex="10pt" style:font-weight-complex="normal"/>
    </style:style>
    <style:style style:name="T147" style:family="text">
      <style:text-properties style:text-position="0% 100%" fo:font-size="10pt" officeooo:rsid="009b096d" style:font-size-asian="8.75pt" style:font-weight-asian="normal" style:font-size-complex="10pt" style:font-weight-complex="normal"/>
    </style:style>
    <style:style style:name="T148" style:family="text">
      <style:text-properties style:text-position="0% 100%" fo:font-size="10pt" officeooo:rsid="009efc57" style:font-size-asian="8.75pt" style:font-weight-asian="normal" style:font-size-complex="10pt" style:font-weight-complex="normal"/>
    </style:style>
    <style:style style:name="T149" style:family="text">
      <style:text-properties style:text-position="0% 100%" fo:font-size="10pt" officeooo:rsid="009ff249" style:font-size-asian="8.75pt" style:font-weight-asian="normal" style:font-size-complex="10pt" style:font-weight-complex="normal"/>
    </style:style>
    <style:style style:name="T150" style:family="text">
      <style:text-properties style:text-position="0% 100%" fo:font-size="10pt" officeooo:rsid="00a1e173" style:font-size-asian="8.75pt" style:font-weight-asian="normal" style:font-size-complex="10pt" style:font-weight-complex="normal"/>
    </style:style>
    <style:style style:name="T151" style:family="text">
      <style:text-properties style:text-position="0% 100%" fo:font-size="10pt" officeooo:rsid="00a30af2" style:font-size-asian="8.75pt" style:font-weight-asian="normal" style:font-size-complex="10pt" style:font-weight-complex="normal"/>
    </style:style>
    <style:style style:name="T152" style:family="text">
      <style:text-properties style:text-position="0% 100%" fo:font-size="10pt" officeooo:rsid="00a4e480" style:font-size-asian="8.75pt" style:font-weight-asian="normal" style:font-size-complex="10pt" style:font-weight-complex="normal"/>
    </style:style>
    <style:style style:name="T153" style:family="text">
      <style:text-properties style:text-position="0% 100%" fo:font-size="10pt" officeooo:rsid="00a61761" style:font-size-asian="8.75pt" style:font-weight-asian="normal" style:font-size-complex="10pt" style:font-weight-complex="normal"/>
    </style:style>
    <style:style style:name="T154" style:family="text">
      <style:text-properties style:text-position="0% 100%" fo:font-size="10pt" officeooo:rsid="00a65dc9" style:font-size-asian="8.75pt" style:font-weight-asian="normal" style:font-size-complex="10pt" style:font-weight-complex="normal"/>
    </style:style>
    <style:style style:name="T155" style:family="text">
      <style:text-properties style:text-position="0% 100%" fo:font-size="10pt" officeooo:rsid="00a6c352" style:font-size-asian="8.75pt" style:font-weight-asian="normal" style:font-size-complex="10pt" style:font-weight-complex="normal"/>
    </style:style>
    <style:style style:name="T156" style:family="text">
      <style:text-properties style:text-position="0% 100%" fo:font-size="10pt" officeooo:rsid="00a71d34" style:font-size-asian="8.75pt" style:font-weight-asian="normal" style:font-size-complex="10pt" style:font-weight-complex="normal"/>
    </style:style>
    <style:style style:name="T157" style:family="text">
      <style:text-properties style:text-position="0% 100%" fo:font-size="10pt" officeooo:rsid="00a83442" style:font-size-asian="8.75pt" style:font-weight-asian="normal" style:font-size-complex="10pt" style:font-weight-complex="normal"/>
    </style:style>
    <style:style style:name="T158" style:family="text">
      <style:text-properties style:text-position="0% 100%" fo:font-size="10pt" officeooo:rsid="00a9b3b3" style:font-size-asian="8.75pt" style:font-weight-asian="normal" style:font-size-complex="10pt" style:font-weight-complex="normal"/>
    </style:style>
    <style:style style:name="T159" style:family="text">
      <style:text-properties style:text-position="0% 100%" fo:font-size="10pt" officeooo:rsid="00aa82a6" style:font-size-asian="8.75pt" style:font-weight-asian="normal" style:font-size-complex="10pt" style:font-weight-complex="normal"/>
    </style:style>
    <style:style style:name="T160" style:family="text">
      <style:text-properties style:text-position="0% 100%" fo:font-size="10pt" officeooo:rsid="00abc753" style:font-size-asian="8.75pt" style:font-weight-asian="normal" style:font-size-complex="10pt" style:font-weight-complex="normal"/>
    </style:style>
    <style:style style:name="T161" style:family="text">
      <style:text-properties style:text-position="0% 100%" fo:font-size="10pt" officeooo:rsid="00abd81f" style:font-size-asian="8.75pt" style:font-weight-asian="normal" style:font-size-complex="10pt" style:font-weight-complex="normal"/>
    </style:style>
    <style:style style:name="T162" style:family="text">
      <style:text-properties style:text-position="0% 100%" fo:font-size="10pt" officeooo:rsid="00ad9654" style:font-size-asian="8.75pt" style:font-weight-asian="normal" style:font-size-complex="10pt" style:font-weight-complex="normal"/>
    </style:style>
    <style:style style:name="T163" style:family="text">
      <style:text-properties style:text-position="0% 100%" fo:font-size="10pt" officeooo:rsid="00af4671" style:font-size-asian="8.75pt" style:font-weight-asian="normal" style:font-size-complex="10pt" style:font-weight-complex="normal"/>
    </style:style>
    <style:style style:name="T164" style:family="text">
      <style:text-properties style:text-position="0% 100%" fo:font-size="10pt" officeooo:rsid="00b0af9e" style:font-size-asian="8.75pt" style:font-weight-asian="normal" style:font-size-complex="10pt" style:font-weight-complex="normal"/>
    </style:style>
    <style:style style:name="T165" style:family="text">
      <style:text-properties style:text-position="0% 100%" fo:font-size="10pt" officeooo:rsid="00b19673" style:font-size-asian="8.75pt" style:font-weight-asian="normal" style:font-size-complex="10pt" style:font-weight-complex="normal"/>
    </style:style>
    <style:style style:name="T166" style:family="text">
      <style:text-properties style:text-position="0% 100%" fo:font-size="12pt" fo:font-weight="bold" officeooo:rsid="0092760c" style:font-size-asian="12pt" style:font-weight-asian="bold" style:font-size-complex="12pt" style:font-weight-complex="bold"/>
    </style:style>
    <style:style style:name="T167" style:family="text">
      <style:text-properties officeooo:rsid="00309066"/>
    </style:style>
    <style:style style:name="T168" style:family="text">
      <style:text-properties officeooo:rsid="0031e387"/>
    </style:style>
    <style:style style:name="T169" style:family="text">
      <style:text-properties officeooo:rsid="003281b4"/>
    </style:style>
    <style:style style:name="T170" style:family="text">
      <style:text-properties officeooo:rsid="0033be92"/>
    </style:style>
    <style:style style:name="T171" style:family="text">
      <style:text-properties officeooo:rsid="0034b777"/>
    </style:style>
    <style:style style:name="T172" style:family="text">
      <style:text-properties officeooo:rsid="00359862"/>
    </style:style>
    <style:style style:name="T173" style:family="text">
      <style:text-properties officeooo:rsid="00373521"/>
    </style:style>
    <style:style style:name="T174" style:family="text">
      <style:text-properties officeooo:rsid="0038ee0f"/>
    </style:style>
    <style:style style:name="T175" style:family="text">
      <style:text-properties officeooo:rsid="003a16a0"/>
    </style:style>
    <style:style style:name="T176" style:family="text">
      <style:text-properties officeooo:rsid="003a7381"/>
    </style:style>
    <style:style style:name="T177" style:family="text">
      <style:text-properties style:text-position="super 58%" officeooo:rsid="003a738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2">22/02/2021</text:span><text:span text:style-name="T3"><text:line-break/></text:span><text:span text:style-name="T2">BIOTECNOLOGIA *QUORN (single cell proteins)*</text:span></text:p>
      <text:p text:style-name="P26">Tecnologia che ha a che fare con un microorganismo (batteri, funghi, lieviti).<text:line-break/>Obiettivo: produrre il microorganismo stesso (lo produco per farlo poi lavorare, come i lieviti) o produrre quel microorganismo per fare reazioni chimiche.</text:p>
      <text:p text:style-name="P26">Lieviti: funghi unicellulari, sono in grado di degradare una serie di substrati che altri organismi non sono in grado di fare.</text:p>
      <text:p text:style-name="P26">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26">Microorganismo pacchetto proteico (50% della cellula è fatta da proteine).<text:line-break/>Antibiotico prodotto solo nella fase premorte dell’organismo.</text:p>
      <text:p text:style-name="P26">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26">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26">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26">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a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25"><text:span text:style-name="T2">25/02/2021<text:line-break/>La biotecnologia è una scienza in grado di dare risposte nuove e soprattutto sostenibile, va ad impattare in modo<text:line-break/> pesante l’economia più sostenibile (green economy).<text:line-break/></text:span><text:soft-page-break/><text:span text:style-name="T2">Obiettivo: fare stessi prodotti utilizzando però percorsi diversi, dovuto al fatto che stiamo utilizzando un microorganismo oppure delle parti costituenti dal microorganismo, significa quindi utilizzare o gli enzimi, i catalizzatori biologici (otteniamo prodotti puliti e targettati, in quanto con gli enzimi siamo in condizioni con zero waste, vantaggio: uso di condizioni molto blande, T e P amb ma anche una catalisi estremamente mirata).<text:line-break/>La biotecnologia non è la microbiologia. È difficile mantenere dei confini stretti, avremo alcune sovrapposizioni. Microbiologia si occupa delle cellule e dei microorganismi, studia le reazioni che avvengono all’interno. Noi faremo biotecnologia, non microbiologia.<text:line-break/>La biotecnologia è un’industria, impatta e ha a che fare con cose vive (enzima è una molecola che proviene da una cosa viva ma l’enzima stesso non lo è). <text:line-break/>La biotec non è neppure biologia, la differenza sostanziale è la scala. La biotecnologia è qualcosa che ha a che fare con la produzione<text:line-break/>Nei processi biotec siamo legati alla tracciabilità, se i microorganismo cambia/muore bisogna spegnere il reattore.<text:line-break/>La microbiologia è divisa in sotto-discipline: bianca, rosse e verde. Rossa </text:span><text:span text:style-name="T6">→</text:span><text:span text:style-name="T2"> medicale Verde </text:span><text:span text:style-name="T6">→</text:span><text:span text:style-name="T2"> ambiente e ecologia Bianca </text:span><text:span text:style-name="T6">→</text:span><text:span text:style-name="T2"> Cibo<text:line-break/>Possiamo essere stereospecifici (carbonio chirale, C con 4 sostituenti diversi). Noi siamo degli organismi chirali, i nostri enzimi sono in grado di riconoscere soltanto una certa tipologia di posizione nello spazio </text:span><text:span text:style-name="T6">→</text:span><text:span text:style-name="T2"> tutte le molecole biologiche hanno delle strutture biologiche definite, esistono gli ENIANTOMERI : due molecole identiche ma speculari. Gli enzimi trasformano uno solo dei due eniantomeri, noi riusciamo a riconoscerne solo uno. <text:line-break/>Un processo che ha solo un sottoprodotto non è conveniente.<text:line-break/><text:line-break/>FERMENTAZIONE: Quasi mai ha senso applicarlo ad un processo enzimatico, la fermentazione deve impattarsi con organismi. Fermentazione sinonimo di bioprocesso. <text:line-break/>1)Abbiamo a che fare con redox. Accettore molecola organica </text:span><text:span text:style-name="T6">→</text:span><text:span text:style-name="T2"> fermentazione alcolica e fermentazione lattica. <text:line-break/>Quando l’accettore finale è un composto inorganico si parla di Respirazione: aerobica se l’accettore è l’ossigeno, anaerobica se è un altra molecola inorganica.<text:line-break/>Cellula trasforma i substrati in qualcosa di utile.<text:line-break/>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l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La biotecnologia non può stare a sé, ha bisogno di conoscenze e competenze trasversali. <text:line-break/><text:line-break/>Utilizzo della biotec dedicato alla modifica del patrimonio genetico.<text:line-break/>OGM= organismo geneticamente modificato all’interno non della stessa specie, <text:s/>l’accezione è data a quelli transgenici <text:s/>(l’organismo non avrebbe mai prodotto quella proteina). <text:line-break/>Spesso all’interno del reattore uso i mutanti, questi li genero usando dei sistemi che possono portare a modifiche del DNA. </text:span><text:span text:style-name="T3"><text:line-break/><text:line-break/>BIOPROCESSO<text:line-break/></text:span><text:span text:style-name="T2">Visione generale del bioprocesso: partiamo da una richiesta del mercato (una necessità, antibiotici per morte di polmonite; vaccini per morbillo ecc) dopodiché bisogna selezionare l’organismo (lui determinerà la scelta del reattore). I microorganismi utilizzati nell’industria non sono MAI quelli naturali, sono manipolati adattandoli affinché possano massimizzare la produzione o allungare i tempi, in generale per una serie di motivi che permettano che il processo sia il meno costoso. (Il costo è comunque legato all’obiettivo che sto facendo, ad esempio se posso trovare cura al covid per sempre ci può stare che sia un po’ costoso).<text:line-break/>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la pressione caratteristica di questi processi è quella della delle cellule (se applico P i microorganismi esplodono perché muoiono) quindi devo lavorare in largo eccesso con l’aria affinché il processo riesca ad avere l’aria di cui ha bisogno (con i processi convenzionati non ho </text:span><text:soft-page-break/><text:span text:style-name="T2">questo problema perché posso applicare la pressione). L’aria deve essere sterile. I costi dell’alimentazione dell’aria sono elevati (pompaggio + filtrazione). Anche i materiali di partenza (il substrato) hanno dei costi; più è semplice e più è economico se invece devo aggiungere al substrato alcuni componenti avrò costi in più. Anche il substrato dovrà poi essere sterilizzato. [Costi del bioreattore: substrato + aria].<text:line-break/>Controllerò poi il processo affinché l’organismo venga mantenuto vivo. Il n° delle sonde è tipicamente 3, 3 per ogni punto di controllo. Meglio averne 3 perché se uno si intasa almeno ce ne sono altre 2. <text:line-break/>Le redox sono reazioni esotermiche, nel caso degli antibiotici possiamo avere anche l’incremento di 1° all’ora. Anche il pH è un problema a cui dobbiamo stare attenti, dobbiamo prendere come riferimento quella della cellula. Le sonde del pH sono degli elettrodi, questa sonda è spesso collegata a serbatoi. Il pH deve essere costante e sonde resistenti all’ambiente acquoso, anche le sonde devono essere sterilizzate.<text:line-break/>Anche la concentrazione di zuccheri è fondamentale, esiste infatti l’inibizione degli substrati. <text:line-break/>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i, il problema della asepsi qui è enorme. <text:line-break/><text:line-break/>Substrato: ciò che noi mettiamo al microorganismo per farlo crescere, è costituito da una serie di nutrienti, in primis il glucosio. <text:line-break/>Gli enzimi nascono in ambiente acquoso ma quando vengono immobilizzati da qualche parte possono essere lavorati anche in solvente. Il grosso vantaggio dell’usare l’enzima è operare con un reattore eterogeneo e quindi opero con una catalisi classica. Fase attiva, arriva, trasforma e rilascia. <text:line-break/><text:line-break/>Configurazione standard che c’è sempre. Ci sono sei reattori, non ci sono ricircoli.<text:line-break/><text:line-break/>01/03/2021<text:line-break/>FLOWCHART OF AN INDUSTRIAL FERMENTATION PROCESS: <text:line-break/>prima parte </text:span><text:span text:style-name="T6">→</text:span><text:span text:style-name="T2"> upstream, trattamento del substrato (mezzo della fermentazione in cui immetterò l’organismo affinché lui possa crescere sano e vitale). I reagenti sono microorganismo, substrato e eventualmente aria. Il microorganismo è un reagente vivo che noi vogliamo mantenere vivo per raggiungere le rese che ci siamo imposti. Anche il reagente substrato (mezzo di coltura, cibo, ciò che consentirà al microorganismo di vivere) è molto complesso. 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Ogni volta che si fa partire il processo di produzione devo comunque sviluppare l’inocula che sta normalmente conservata (in questo esempio a 80°C ma possono essere a condizioni diverse perché la conservazione dei vari microorganismi ha T diverse), d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text:span><text:span text:style-name="T6">→</text:span><text:span text:style-name="T2"> downstream, dipende da quel che vogliamo fare, purificazioni e separazioni dipendono dall’obiettivo finale. Abbiamo a che fare con oggetti che esistono a P e T ambiente, tutto quello che può fare danno come trattamento con solvente o con temperature vanno pensati ad hoc. Verranno studiati caso per caso. <text:line-break/>Prodotti che impattano l’umano (food, farmaceutica, cosmesi ecc). Bisogna dunque giustificare la tracciabilità del sistema e garantire un controllo di qualità rigoroso, non ci devono essere residui di produzione o residui di substrato.<text:line-break/>Nel caso dei processi biotecnologici bisogna fare il trattamento di tutto ciò che deriva dallo scarto come ricircolo.<text:line-break/><text:line-break/>Un bioprocesso o fermentazione (bioprocesso che tiene conto della presenza del microorganismo): normalmente bisogna usare organismi unicellulari, si trovano all’interno della cellula una serie di enzimi, attività che devono avvenire, che sono poi quelle che mantengono in vita la cellula e consentono la loro riproduzione. Dentro al </text:span><text:soft-page-break/><text:span text:style-name="T2">bioreattore ci sono tutte le sostanze nutritive che devono andare a concorrere alla crescita e allo sviluppo dell’organismo. Esistono sostanzialmente due fasi, atopofase (fase di crescita), idio-fase (fase stazionaria della biomassa) e bisogna cercare di massimizzare la produzione. Alla fine il successo di un bioprocesso ci sarà soltanto quando tutte queste cose potranno essere messe assieme nel modo più efficiente che ci sia. <text:line-break/><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7">2</text:span><text:span text:style-name="T2">) avvengono processi intramolecolari e biochimici, si ottengono sostanzialmente tre prodotti:<text:line-break/>1) biomassa, organismo che si è prodotto 2) metaboliti, tutte quelle sostanze che costituiscono la cellula che si trovano all’interno della cellula 3) macromolecole extracellulari, quelle sostanze che si trovano all’esterno della cellula<text:line-break/>La differenza dei processi è data dal microorganismo e dallo spettro dei prodotti finali. Al microorganismo quello che interessa è fare proteine per poter cioè riprodursi. Costruisco un substrato e costruisco le condizioni operative per ottenere il prodotto d’interesse. <text:line-break/>I processi biotecnologi richiedono un grande controllo perché normalmente sono processi di larga scala e che devono portare a questa resa finale, partendo spesso da materie prime che potrebbero essere molto diversi tra di loro. <text:line-break/>Ciascuno di questi processi avrà un bioreattore sviluppato ad hoc in modo tale che la reazione possa avvenire nel modo migliore.<text:line-break/><text:line-break/></text:span><text:span text:style-name="T4">Metaboliti primari </text:span><text:span text:style-name="T6">→</text:span><text:span text:style-name="T2"> metaboliti associati rigorosamente alla crescita, metaboliti come etanolo, acido acetico, acido lattico sono molecole terminali ossia il microorganismo fa tutta una serie di reazioni biochimiche che <text:s/>intanto che cresce degraderà il <text:s/>substrato. Questa cosa vale anche per gli acidi organici che a loro volta sono metaboliti primari. <text:line-break/>Ciò che noi vogliamo produrre è un metabolita primario, qualcosa prodotto in condizioni normali, ma grosso problema: i metaboliti non sono il prodotto terminale, il microorganismo non li usa più 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Esistono poi una serie di prodotti definiti </text:span><text:span text:style-name="T4">metaboliti secondari</text:span><text:span text:style-name="T2"> </text:span><text:span text:style-name="T6">→</text:span><text:span text:style-name="T2">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VANTAGGI: <text:line-break/>-Si possono produrre cose che normalmente, fatte per sintesi, non si potrebbero fare perché le molecole prodotte sono così complesse che non c’è vantaggio nell’andarle a produrre chimicamente parlando. Il n° delle operazioni, trattamenti e reazioni sarebbero troppo grandi e quindi non ci sarebbe convenienza economica. <text:line-break/>-Stereo-specificità e regio-specificità, le reazioni sono stereospecifiche cioè portano ad una configurazione molecolare specifica, 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Se uso il microorganismo completo i passaggi li fa lei, se voglio usare l’enzima il problema è dato dal fatto che per ogni passaggio ho un enzima diverso. <text:line-break/>-Ambiente acquoso, assenza di solventi e quindi non abbiamo il problema dell’abbattimento del solvente o separazioni.<text:line-break/>Le acque esauste verranno comunque trattate.<text:line-break/>-Substrati rinnovabili, generalmente non tossici e non infiammabili, sono scarti agricoli (conviene a noi per fare la fermentazione e allo stesso tempo si stanno usando scarti).<text:line-break/><text:line-break/>SVANTAGGI:<text:line-break/>-La produzione biotecnologica può essere facilmente contaminata, ci ritroveremmo con una serie di sottoprodotti che </text:span><text:soft-page-break/><text:span text:style-name="T2">non desideriamo.<text:line-break/>-Problema di separazione: molti prodotti e molto simili tra di loro.<text:line-break/>-Per ottenere una certa resa di reazione occorrono tempi lunghi.<text:line-break/>-Sterilizzazione dell’aria.<text:line-break/>-Dover rispondere a protocolli di sicurezza, si può avere inibizione del substrato. Non è detto che i prodotti non siano tossici per le cellule. In natura questo problema è relativo, la cellula si trova in un ambiente grande, cresce con velocità più piccola (nel caso delle industrie vogliamo velocità grande per massimizzare il prodotto) e l’inibizione non avviene quasi mai. Nel bioreattore però è un rischio.<text:line-break/>-Lavorare in continuo è un problema, vogliamo accorciare i tempi per rendere più efficiente il prodotto.<text:line-break/>-I microorganismi si comportano come black box,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stenibilità.<text:line-break/>Upstream (inoculum e semina del microorganismo) + fermentazione + downstream (product ricovery).<text:line-break/>Scalatura bisogna farlo sempre: il microorganismo ha problemi di adattamento all’ambiente in cui cresce, si aumenta progressivamente la dimensione del reattore fino ad arrivare al reattore di semina che verrà utilizzato poi per arrivare al fermentatore.<text:line-break/>Problema dell’apporto di ossigeno, questo è vincolante, dipende dal volume del reattore e da una serie di fattori con cui arriveremo ad un certo punto ad un limite.<text:line-break/>Altro fattore che bisogna tenere conto nella scalatura è legato alla miscelazione, dobbiamo agitare un liquido non newtoniano e in cui continuamente viene cambiata la concentrazione dei solidi (come la semina che è all’intorno del 5% nel volume), il microorganismo e la biomassa aumentano e quindi dobbiamo aumentare l’agitazione </text:span><text:span text:style-name="T6">→</text:span><text:span text:style-name="T2">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CONSIDERAZIONI ECONOMICHE:<text:line-break/>materie prime + costi fissi (costi energetici, costi per pompare o agitare ecc) + utilities (l’acqua, l’aria, il fatto che aria debba essere filtrata ecc) + lavoro (persone che lavorano nell’impianto) </text:span><text:span text:style-name="T6">→</text:span><text:span text:style-name="T2">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text:span><text:span text:style-name="T6">→</text:span><text:span text:style-name="T2">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Costi importanti dati da costi di areazione e agitazione, questi vengono valutati di volta in volta in base alla produzione che stiamo facendo. Se produzione areobia l’ossigeno è un costo importante così come il mixing di raffreddamento.<text:line-break/>Margine di intervento dato dal substrato, andare a scegliere substrati molto ossigenati. Il microorganismo quello è.<text:line-break/>Passare ad una scalatura e ad una automazione più grande, altro problema è il recovery del prodotto, ci troviamo in una condizione in cui abbiamo tanti prodotti molto simili tra di loro, presenti in basse concentrazioni, e essendo </text:span><text:soft-page-break/><text:span text:style-name="T2">organiche sono labili ad una serie di condizioni. <text:line-break/>Altro problema è mantenere la asepsi, sterilizzare tutto quello che deve entrare nel reattore, questo è un costo fisso. Va sterilizzato il substrato, l’aria e le apparecchiature. Altri costi sono dati dal cooling, per minimizzare ad esempio si cerca di sterilizzare il substrato e contemporaneamente si riempe il reattore.<text:line-break/><text:line-break/></text:span><text:span text:style-name="T3">MICROORGANISMO</text:span><text:span text:style-name="T2"><text:line-break/>Va selezionato il più adatto, il più produttivo, il più resistente, dopodiché si fa mutazioni facendo in modo di generare ceppi mutanti che in natura difficilmente sopravvivrebbero, questo perché sono stati selezionati per crescere, riprodurre e vivere con un substrato che è stato creato appositamente, non con un substrato naturale.<text:line-break/>Si mettono dentro al reattore le molecole necessarie affinché il microorganismo possa resistere. In natura l’eccesso non si fa, non si consuma il substrato per produrre cose non necessarie in quel momento, cosa che noi invece vogliamo.<text:line-break/>Il mutante prodotto deve essere abbastanza stabile, deve essere conservato nel frigo.<text:line-break/>Prendiamo il reattore e mimiamo le condizioni di tropofase e idi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Potremmo dunque trovarci nella condizione di due reattori, uno di crescita e uno di produzione, altrimenti bisogna a pensare a due substrati differenti per le due fasi diverse.<text:line-break/><text:line-break/>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anto più piccola è la cellula da duplicare e tanto è più veloce il tempo.<text:line-break/><text:line-break/>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La crescita degli organismi:<text:line-break/>La curva di crescita di una biomassa può essere suddivisa in molte parti, ha un andamento a massimo. <text:line-break/>Con il microorganismo inizia a svilupparsi, cresce esponenzialmente, poi decelera, raggiunge una fase stazionaria e infine c’è la fase della morte dell’organismo. Curva legata al substrato disponibile all’interno del bioreattore. <text:line-break/>La pendenza massima non coincide con la massima concentrazione di substrato. 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questa fase. <text:line-break/><text:line-break/>04/03/2021<text:line-break/>Alla curva di crescita è legato il problema di ciò che voglio produrre, devo capire in quale fase della curva di crescita viene prodotto il nostro organismo. Ci sono per esempio prodotti che nascono nella fase esponenziale oppure nella fase di decelerazione o nella fase stazionaria, in questo caso avrò vie metaboliche classiche (es per microorganismo aerobio lui farà Krebs). <text:s/>Le differenza saranno le tipologie dei prodotti che i microorganismi stanno facendo oppure la </text:span><text:soft-page-break/><text:span text:style-name="T2">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Una volta che il microorganismo raggiungerà la fase di massima concentrazione sapremo quale sarà la nostra fase d’interesse e dovremo studiare le condizioni e fare modifiche al sistema per far sì che i microorganismi transitino in queste fasi d’interesse.<text:line-break/>Devo massimizzare il tempo di crescita esponenziale, sia che il prodotto sia il microorganismo sia che il prodotto è un qualcosa che voglio accumulare. Se il microorganismo deve crescere in fretta automaticamente dovrà consumare il substrato. <text:line-break/><text:line-break/></text:span><text:span text:style-name="T4">Fase lag:</text:span><text:span text:style-name="T2"> non succede niente perché è la fase di acclimatazione, i microorganismi iniziano ad attivare gli enzimi, può essere lunga o corta, voglio minimizzare questo tempo, fortemente dipendente dal rapporto volume reattore/concentrazione degli organismi. Faccio in modo che <text:s/>la biomassa possa adattarsi pian piano attraverso la scalatura.<text:line-break/>L’alimentazione dell’aria inizia nel momento in cui mettiamo il microorganismo nel reattore e finisce quando stoppiamo il processo, abbiamo costi dell’esercizio (alimentazione, sterilizzazione, agitazione </text:span><text:span text:style-name="T6">→</text:span><text:span text:style-name="T2"> costi energetici). <text:line-break/><text:line-break/></text:span><text:span text:style-name="T4">Transient deceleration</text:span><text:span text:style-name="T2">: inizia a crescere, la pendenza della curva sembra abbassarsi, la velocità diminuisce ma solo per un momento. Abbiamo a che fare con un riarrangiamento della biomassa alle nuove condizioni. Costi di esercizio + costi di substrato, qui il microorganismo sta crescendo. Fase costosa.<text:line-break/>Devo fare in modo che le fasi poco produttivi siano le più brevi possibili, vado a operare in modo tecnologico: sviluppo inoculum, semina, scaling up, per rendere corto un tempo improduttivo.<text:line-break/><text:line-break/></text:span><text:span text:style-name="T4">Fase esponenziale</text:span><text:span text:style-name="T2">: il microorganismo cresce in modo logaritmico, per noi è fantastico ma dove mi fermo?<text:line-break/>Se il mio obiettivo è la produzione del microorganismo non arriverò mai in alto ma mi fermerò quando raggiungo la <text:s/>velocità massima di crescita che dipende dal substrato e dall’affinità del microorganismo con il substrato (quanto è in grado di degradare quella sostanza). Si potrebbe andare avanti ancora un po’ ma si evita di farlo per non ottenere una degradazione al 100% del substrato per preservare la biomassa. Quando il microorganismo cresce, inizia a colonizzare il reattore; all’interno di questo abbiamo una concentrazione di solido, cioè di microorganismo, che va progressivamente a crescere rispetto alla concentrazione di liquido </text:span><text:span text:style-name="T6">→</text:span><text:span text:style-name="T2"> la composizione di quel bioreattore non è costante.<text:line-break/>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Si preferisce non arrivare dunque a completa degradazione del substrato, la stessa cosa vale nel caso delle sovrapproduzioni. <text:line-break/><text:line-break/>Domande da farci nel momento della scelta del microorganismo: <text:line-break/>1) Riuscirà a produrre ciò che mi interessa? <text:line-break/>2) Domande riguardanti le caratteristiche desiderate dell’organismo<text:line-break/>3) Può un microorganismo crescere su un mezzo semplice e poco costoso?<text:line-break/>4) Il mio microorganismo ha bisogno di essere più resistente alla contaminazione?<text:line-break/>3 e 4 sono fondamentali per portare alla produzione industriale una diminuzione dei costi. Il 3 interviene sul substrato che rappresenta uno dei margini per poter ridurre i costi.<text:line-break/>CONTAMINAZIONE non è avvelenamento da sostanze tossiche, per contaminante si intendono altri organismi che casualmente (attraverso l’aria, analizzatori di ossigeno, punti di prelievo della biomassa) potrebbero entrare nella fermentazione, si intende anche resistenza ai virus. Pur avendo sterilizzato tutto può succedere che i microorganismi possano entrare a contatto con altri organismi. <text:line-break/><text:line-break/>Il microorganismo dovrebbe:<text:line-break/>- essere in grado di crescere in un mezzo semplice<text:line-break/>- essere in grado di crescere vigoroso, rapido e produrre il prodotto desiderato<text:line-break/></text:span><text:soft-page-break/><text:span text:style-name="T2">- i suoi prodotti finali non dovrebbero essere tossici e avere materiali indesiderati<text:line-break/>- genetica e fisiologia stabile (possono morire velocemente), la genetica è difficile che rimanga la stessa perché andando avanti con il processo è possibile ci siano mutazioni<text:line-break/>- rende più facile da solo la separazione, se la forma dell’organismo è una forma che lo rende facilmente recuperabile è un grandissimo vantaggio <text:line-break/>- resistente ai predatori, non deve degradare da altri organismi <text:line-break/>- non avere un organismo che richieda troppo aria, limite inferiore legato alla richiesta fisiologica di quell’organismo (quanto O</text:span><text:span text:style-name="T7">2 </text:span><text:span text:style-name="T2">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25"><text:span text:style-name="T3">MEZZO DI FERMENTAZIONE<text:line-break/></text:span><text:span text:style-name="T2">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presi per esempio da scarti della produzione di formaggio che contengono proteine, zuccheri non monomeri o da corn steep liquor cioè residuo liquido che deriva dall'ammollamento dei chicchi di mais, il mais prodotto principalmente con obiettivo amido e olio </text:span><text:span text:style-name="T6">→</text:span><text:span text:style-name="T2"> prendo chicchi e metto dentro acqua calda acida 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3">costanza</text:span><text:span text:style-name="T2"> della composizione, nel caso degli scarti altrui avremo una </text:span><text:span text:style-name="T5">variabilità delle impurezze</text:span><text:span text:style-name="T2"> (se scarti di origine agricola come patate avranno ad esempio la buccia), un altro problema è il </text:span><text:span text:style-name="T5">contenuto elevato di acqua</text:span><text:span text:style-name="T2">,</text:span><text:span text:style-name="T5"> </text:span><text:span text:style-name="T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text:span><text:span text:style-name="T6">→</text:span><text:span text:style-name="T2"> substrati ad alto contenuto d’acqua costano di più.<text:line-break/>Inoltre non è detto che l’acqua contenuta sia sempre nella stessa quantità del materiale di partenza.<text:line-break/>Se in partenza abbiamo una costanza questo aiuta in quanto possiamo stabilire una ricetta con meno analisi.<text:line-break/>Se lo scarto è di origine agricolo inoltre è </text:span><text:span text:style-name="T5">stagionale</text:span><text:span text:style-name="T2">, es barbabietole da zucchero solo in estate, potrebbe dunque essere molto </text:span><text:span text:style-name="T5">variabile</text:span><text:span text:style-name="T2"> e quindi dopo un po’ non averne più. <text:line-break/>Dobbiamo dunque produrre sempre il substrato, anche se è il più semplice: bisogna acquistare fonti di C diversi, miscelare, in modo tale da non essere soggetti alle variabilità.<text:line-break/><text:line-break/>Il mezzo di fermentazione deve contenere alcuni elementi chimici: carbonio, idrogeno, ossigeno, azoto, fosforo e un po’ di microelementi come zinco, ferro, cobalto e un po’ di metalli siccome stanno nei mitocondri (scambio di elettroni durante la <text:s/>respirazione). Le percentuali del mezzo degli elementi presenti dipendono dal microorganismo, devo dargli ciò che gli serve per costruire se stesso e questo lo capisco dalla composizione chimica di cui è fatto (tramite analisi idrogeno azoto <text:s/>che è un analisi per combustione). Per quanto riguarda il contenuto del carbonio questo è uguale per tutti i microorganismi, circa il 50%. Il C sarà poi presente nei carboidrati, lipidi, acidi nucleici ecc…<text:line-break/></text:span><text:soft-page-break/><text:span text:style-name="T2">Partendo da questa composizione chimica siamo in grado di ricostruirlo. Nel mezzo di fermentazione non solo dobbiamo avere la quantità esatta dei vari elementi ma abbiamo bisogno anche di far crescere l’organismo quindi dovremo mettere una serie di aggiunte, se sto facendo un processo fermentativo dovrò mettere tutte quelle cose che lo porteranno nella fase di crescita o premorte ecc… <text:line-break/>Il microorganismo può crescere su terreni diversi, ad esempio uno dei modi è spezzettare terreni solidi, inocularli e farli crescere lì (dovremo ammollarli, aggiungere O2 ecc), avremo però bisogno di molto spazio (problema di superficie); i mezzi di coltura liquidi sono preferibili perché richiedono meno spazio. <text:line-break/>La fermentazione sommersa a substrato liquido consente i vantaggi maggiori.<text:line-break/><text:line-break/>Fonte primaria: </text:span><text:span text:style-name="T3">CARBONIO</text:span><text:span text:style-name="T2">.<text:line-break/>Lo prendo dal glucosio, i carboidrati (amidi o cellulosi) sono fantastici ma devono essere spezzettati a glucosio.<text:line-break/>Il carboidrato in sé non si può usare, generalmente si spezzetta, all’interno del fermentatore quello che si mette è acqua.<text:line-break/>Tagli di tipo enzimatico, derivano da enzimi di organismi che sono in grado di degradare i carboidrati.<text:line-break/>Svantaggi idrocarburi: manca l’ossigeno e non sono solubili in acqua. Pro: se ho scarti di idrocarburi (scarti di raffineria) e ho mezzi per degradarli posso usarli nel fermentatori. </text:span></text:p>
      <text:p text:style-name="P25"><text:span text:style-name="T2">L’ossigeno è molto poco solubile in acqua, i microorganismi che respirano che fanno Krebs hanno bisogno dell’ossigeno gassoso. 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7">2</text:span><text:span text:style-name="T2"> + H</text:span><text:span text:style-name="T7">2</text:span><text:span text:style-name="T2">O), nel caso degli idrocarburi avrò bisogno di più moli di ossigeno rispetto all’utilizzo dei carboidrati. Maggiore sviluppo di calore nel caso con idrocarburi </text:span><text:span text:style-name="T6">→</text:span><text:span text:style-name="T2"> costi aumentano (idrocarburi meno ossidati). Gli idrocarburi devo in qualche modo nebulizzarli e renderli parzialmente disciolti, li utilizzeremo solo se sono scarti oppure per scopi ambientali. <text:line-break/>Nelle condizioni aerobi specifiche 1 g di glucosio produce 0.5 di cellule secche, è un rapporto che va mantenuto<text:line-break/><text:line-break/></text:span><text:span text:style-name="T3">AZOTO<text:line-break/></text:span><text:span text:style-name="T2">Bisogna rispettare i rapporti: nei batteri ho 12.5% <text:s/>di azoto dunque per produrre 5 g di batteri ci vogliono 625 mg di N. Possiamo metterlo in forme diverse, in base al tipo di fermentazione. <text:line-break/>Possiamo aggiungere sali come solfato d’ammonio e così mettiamo sia zolfo che azoto. I sali sono solubili, siamo in ambiente acquoso quindi siamo in una condizione buona. Possiamo mettere anche ammoniaca gassosa che a contatto con acqua diventa ammonio.<text:line-break/><text:line-break/></text:span><text:span text:style-name="T3">MINERALI</text:span><text:span text:style-name="T2"><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Se non ci sono l’enzima non funziona e dunque l’organismo cresce male. <text:line-break/><text:line-break/></text:span><text:span text:style-name="T3">FATTORI DI CRESCITA<text:line-break/></text:span><text:span text:style-name="T2">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ma che sono necessari per la sua crescita.<text:line-break/>I fattori di crescita sono per esempio vitamina B, B</text:span><text:span text:style-name="T7">2</text:span><text:span text:style-name="T2">, B</text:span><text:span text:style-name="T7">6</text:span><text:span text:style-name="T2">, B</text:span><text:span text:style-name="T7">12</text:span><text:span text:style-name="T2">, nicotinammide, acido pantotenico e sono contenuti in scarti di riso, scarti di lieviti, cereali, scarti dal trattamento di carne in particolare di fegato o liquido ottenuto dopo la penicillina. <text:line-break/><text:line-break/>08/03/2021<text:line-break/>FERMENTATORE o BIOREATTORE, posto in cui le cellule possono espletare le loro funzioni, va progettato ad hoc per la tipologia di processo, prodotto e del microorganismo che sto considerando. Dobbiamo mantenere omogeneità di cibo </text:span><text:soft-page-break/><text:span text:style-name="T2">per una biomassa che è in crescita. Le condizioni operative devono essere mantenute in modo stringente. <text:line-break/>Siamo in presenza di cose abbastanza semplici ma la progettazione include anche tutto ciò che serve per far reagire i microorganismi. Uno dei problemi e uno dei costi importanti nel caso delle produzioni biotecnologici è il mantenimento della sepsi. L’as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Considerazioni riprodotte sui vari livelli di scalatura. 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vogliamo far crescere l’organismo in condizioni più blande, riesco a limitare e a minimizzare gli effetti di scia </text:span><text:span text:style-name="T6">→</text:span><text:span text:style-name="T2">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Configurazione del processo equivale ad un problema trifasico con una complicazione data dai reagenti.<text:line-break/>Di solito c’è un catalizzatore e poi ci sono i reagenti. C’è un solido, c’è un liquido e c’è un gas. Il processo biotec declina una serie di cose: fase acquosa, parte preponderante che include i reagenti (C, N, fattori di crescita ecc) e una serie di molecole che sono i prodotti (enzimi extra cellulari che la cellula secerne per degradare il substrato, prodotti di scarto cellulari, prodotti escreti come etanolo, acido citrico e poi una serie di ormoni), e non acquosa che può essere liquida, per esempio una serie di oli, oppure può essere gassosa o addirittura solida. <text:line-break/>Uno dei grossi problemi che si incontra nelle produzioni biotecnologi è lo spumeggiamento, la schiuma tappa per esempio i fori d’uscita dei gas. Esistono sistemi di abbattimento delle schiume come sistemi meccanici o l’aggiunta di oli, alcuni antischiuma vengono mangiati dal microorganismo.<text:line-break/>Tre modi per far crescere il microorganismo nel bioreattore: </text:span><text:span text:style-name="T5">batch</text:span><text:span text:style-name="T2"> (apro, metto il substrato, chiudo), </text:span><text:span text:style-name="T5">fed-batch</text:span><text:span text:style-name="T2">, alimento il substrato poco a poco per cercare di seguire la curva di crescita oppure </text:span><text:span text:style-name="T5">continuo</text:span><text:span text:style-name="T2">, immetto il substrato e lo estraggo in modo continuo. Processo continuo nel caso fermentativo </text:span><text:span text:style-name="T6">→</text:span><text:span text:style-name="T2"> alimento substrato in modo continuo ed estraggo in continuo dal reattore il brodo di fermentazione: substrato non reagito, microorganismo e prodotto. Il microorganismo lo inserisco solo una volta, la semina in un reattore continuo è uguale a quella del reattore batch. Lo metto solo una volta perché non voglio alimentare l’inocolum fresco perché dovrei aspettare la fase lag, non è detto che il microorganismo poi si adatti subito e quindi mi troverei una popolazione di microorganismi con età molto diverse e non riuscirei più a estrarre in modo medio le cose.<text:line-break/>Un reattore continuo viene selezionato pochissimo nei processi biotecnologici, si preferisce fed-batch per modulare il comportamento della crescita dell’organismo. Nei reattori continui misuriamo un tempo di resistenza medio, la vera distribuzione di tempi di residenza ha un andamento a campana. Un problema del reattore continuo inoltre è dato dal garantire l’asepsi, è più difficile riuscire a mantenerlo. Ennesimo problema: concentrazione di wash-out, dopo un po’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Si gioca sul bilanciamento dei flussi nel caso dei reattori continui.<text:line-break/>La scelta del bioreattore è data anche dalle dimensioni del prodotto che voglio ottenere, per produzioni più piccoli si usano molto i processi continui (laboratorio: analisi cinetica o controllo). <text:line-break/>Vantaggio processo continuo: si riesce a mantenere costanti le cond operative, siamo in un caso stazionario ottimale, ci risolve i problemi di cambiamento che avvengono nei processi di tipo batch.<text:line-break/></text:span><text:soft-page-break/><text:span text:style-name="T2"><text:line-break/>PARAMETRI OPERATIVI: misurati e controllati. Si parla di intervalli, piuttosto piccoli e stretti perché i tempi dei microorganismi sono piccoli. Il successo per ottenere una fermentazione di successo dipende da quanto sono bravo a mantenere le cond operative. L’accumulo va evitato. <text:line-break/>I parametri operativi che devono essere considerati sono: T,P, formulazione del mezzo, controllo della schiuma, agitazione, pH, O</text:span><text:span text:style-name="T7">2</text:span><text:span text:style-name="T2"> e CO</text:span><text:span text:style-name="T7">2 </text:span><text:span text:style-name="T2">disciolto e analisi dei gas. Le azioni che posso fare è mettere dei sensori che siano in grado di seguire i parametri. Devo poter registrare ciò che accade nell’impianto perché in questo modo posso risalire alla fonte di eventuali problemi. Devo controllare anche le reazioni redox, livello enzimatico oppure la composizione della biomassa, n° delle cellule e dimensioni delle cellule. Molto spesso le sonde sono presenti e devono essere in grado di misurare in modo corretto, devono essere in grado di dare una distribuzione all’interno del reattore in più devono essere sonde che spesso sono in ambiente acquoso con pH bassi e quindi devono riuscire a resistere in queste condizioni. Devono essere poi lavati per bene se magari prima erano utilizzati in un altro processo di fermentazione. Gli ingressi di sonde devono riuscire a resistere a queste temperature.<text:line-break/>I costi per generare e mantenere livelli di asepsi molto alti sono importanti. I processi aerobici sono molto più per i processi di asepsi. <text:s/></text:span></text:p>
      <text:p text:style-name="P27"><text:span text:style-name="T3">BIOECONOMY<text:line-break/></text:span><text:span text:style-name="T2">È l’applicazione della biotecnologia a prodotti primari che hanno a che fare con la salute e l’industria e che siano in grado a contribuire ad un miglioramento economico. <text:line-break/>TRL del prodotto che vogliamo farci finanziare è lo sviluppo dell’idea misurato da 0 a 7 (0 </text:span><text:span text:style-name="T6">→</text:span><text:span text:style-name="T2"> ho solo l’idea, 3-4 </text:span><text:span text:style-name="T6">→</text:span><text:span text:style-name="T2"> ho fatto alcuni esperimenti e ho ottenuto dei risultati, potrebbero essere applicati a livello industriali 7</text:span><text:span text:style-name="T6">→</text:span><text:span text:style-name="T2"> impianto illustrativo).<text:line-break/>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o ciò che è chimico ma si intende una sostituzione parziale.<text:line-break/>Fare bioeconomy significa 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Produrre materiali sostituivi per poter poi essere degradati in modo efficiente.<text:line-break/>Chemical interface, molecola di partenza ottenuta per processo rinnovabile. <text:line-break/>Esempio: produzione delle olefine in un modo differente.<text:line-break/>Biorefinery: produzione autosostenuta a partire dagli scarti delle biomasse alimentari.<text:line-break/>Prodotti tipici di una bioraffineria: chemicals (prodotti a partire da processi fermentativi), biomateriali, bioenergia, controllo dell’ambiente, bioremediation delle acque domestiche e industriali con possibile riutilizzo, trattamento di acque più inquinate. <text:line-break/>L’obiettivo è quello di diventare competitivi rispetto all’economia del petrolio (produrre tutto ciò che produrrebbe il petrolio ma con vie biotecnologiche). Grosso sforzo: usare biomasse di SCARTO. <text:s/></text:span></text:p>
      <text:p text:style-name="P28">11/03/2021<text:line-break/>Classificazione delle cose viventi<text:line-break/>1) Procariote o eucariote<text:line-break/>2) livello di organizzazione: singola o multi cellula<text:line-break/>3) Tipo nutrizionale: eterotrofia e autotrofia<text:line-break/><text:line-break/>I procarioti sono cellule che non hanno il nucleo non separato dal resto della cellula, cosa che invece avviene nei eucarioti; abbiamo diverse dimensioni, diverse ripartizioni all’interno della cellula. Gli eucarioti hanno molti organelli e questi sono separati dal resto della cellula. <text:line-break/>Organismi eterotrofi non sono in grado di utilizzare sostanze inorganiche ma hanno bisogno di sostanze organiche che derivino da altri organismi, gli autotrofi (piante) sono in grado di generare energia o molecole a partire da (?).</text:p>
      <text:p text:style-name="P29"><text:span text:style-name="T3">Organismi viventi:</text:span><text:span text:style-name="T2"><text:line-break/></text:span><text:soft-page-break/><text:span text:style-name="T2">Procarioti </text:span><text:span text:style-name="T6">→</text:span><text:span text:style-name="T2"> batteri, cianobatteri, possono essere autotrofi o eterotrofi<text:line-break/>Eucarioti </text:span><text:span text:style-name="T6">→</text:span><text:span text:style-name="T2"> protocilista, funghi, muffe, piante e animali<text:line-break/>Parete cellulare presente nelle piante, può avere composizioni differenti. Se il microorganismo ha la parete cellulare fatta in un modo piuttosto che nell’altro fa sì che riusciremo a suddividere i batteri in grandi positivi o no. <text:line-break/>Organismo unicellulare cresce rapidamente ed è più facile da gestire rispetto ad un organismo multi cellulare.<text:line-break/>Archia </text:span><text:span text:style-name="T6">→</text:span><text:span text:style-name="T2"> organismi che vivono in condizioni particolari come grande concentrazioni di ioni o zolfo o a pressione del fondale marino, sono in grado di sopravvivere e riprodursi in condizioni estreme.<text:line-break/><text:line-break/>Le cellule sono la base unitaria della vita, una cellula deriva da una cellula già esistente. Le cellule sono tipicamente piccole perché hanno messo in atto una particolare strategia di sopravvivenza: le cellule devono interagire con l’ambiente, assorbire nutrienti, assorbire e scambiare gas, espellere i prodotti di scarto.<text:line-break/>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text:span><text:span text:style-name="T6">→</text:span><text:span text:style-name="T2">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Metabolismo: catabolismo in grado di degradare prodotti assorbiti dall’ambiente generando così energia in modo tale da poi effettuare l’anabolismo.<text:line-break/>Possono avere dimensioni e complessità diverse, possono riprodursi in modo diverso o per mitosi o asessualmente, hanno tutti un patrimonio genetico e quindi sono in grado di trasmettere alla progenie le caratteristiche cellulari.</text:span></text:p>
      <text:p text:style-name="P1"><text:span text:style-name="T2"><text:line-break/>Caratteristiche comuni in tutte le cellule: <text:line-break/>1) Membrana citoplasmatica,<text:line-break/>2) Citoplasma, macromolecole utilizzate dalla cellula per fare energia<text:line-break/>3) Ribosomi, fanno avvenire sintesi delle proteine<text:line-break/>4) DNA, controlla funzioni cellulari<text:line-break/>I virus non sono cellule, non hanno queste quattro caratteristiche </text:span><text:span text:style-name="T6">→</text:span><text:span text:style-name="T2"> virus considerati a parte, microrganismi non cellulari.<text:line-break/><text:line-break/>Procarioti molto più piccoli degli eucarioti. Gli eucarioti sono circondati da una membrana cellulare fatta di lipidi.<text:line-break/>Fonte utile per pulire reattori </text:span><text:span text:style-name="T6">→</text:span><text:span text:style-name="T2"> degradiamo lipidi ad esempio con un detergente ad hoc. <text:line-break/>L’organizzazione delle cellule segue una struttura gerarchiale, gli atomi sono legati da legami covalenti (legami forti), DNA costituto da questi monomeri legati a loro volta da legami covalenti, amminoacidi legati da leg covalenti, proteine legati da amminoacidi legati da leg covalenti e così via. <text:line-break/>Le macromolecole sono però legate tra di loro da leg non covalenti, spesso da legami idrogeno o da interazioni Van der Walls. Per rompere le singole unità dunque faccio più fatica rispetto al rompere le macromolecole.<text:line-break/><text:line-break/>Cloroplasti avviene reazione di fotosintesi </text:span><text:span text:style-name="T6">→</text:span><text:span text:style-name="T2"> nelle cellule delle piante<text:line-break/>Le cellule procarioti sono le più semplici, nucleo cilindrico qui mentre per gli eucarioti filamento a alfa elica.<text:line-break/>Non ci sono organelli ma tutto quanto è disperso all’interno del citoplasma.<text:line-break/>I flagelli servono a muoversi e possono avere forme diverse. Fimbrie hanno obiettivo interazioni con l’esterno, sono utilizzate nella formazione dei biofilm.<text:line-break/><text:line-break/>I procarioti pur essendo più piccoli degli eucarioti funzionano bene, sono in grado di colonizzare ambienti in tempi minori a causa della velocità elevata e quindi riescono ad adattarsi meglio.<text:line-break/>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text:span><text:soft-page-break/><text:span text:style-name="T2">generato una serie di cose + i mitocondri. Si pensava che i mitocondri fossero procarioti sembianti con altri procarioti generando i eucarioti ancestrali.</text:span></text:p>
      <text:p text:style-name="P2"/>
      <text:p text:style-name="P1"><text:span text:style-name="T2">MICRORGANISMO<text:line-break/>Possono essere </text:span><text:span text:style-name="T5">buoni</text:span><text:span text:style-name="T2">, utilizzati a scopo produttivo, sono in grado di conservare alimenti, di produrre molecole, vanno ad impattare con prodotti come alimenti, bevande e farmaci. Possono essere </text:span><text:span text:style-name="T5">brutti</text:span><text:span text:style-name="T2"> perché i microrganismi sono in grado di degradare sostanze che per loro sono substrati ma che per noi sono ad esempio cibo o bevande (irrancidimento del latte). Infine possono essere anche </text:span><text:span text:style-name="T5">cattivi</text:span><text:span text:style-name="T2">, possono causare malattie e infezioni, si possono avere effetti di intossicazione (tossine che i batteri generano durante il loro colonizzare) oppure problemi legati alla produzione metabolica di certi batteri che danno luogo a effetti collaterali se per esempio ingeriti oppure messi a contatto con il nostro corpo (cosmetici). <text:line-break/><text:line-break/>15/03/2021<text:line-break/>Tre pacchetti: batteri, archea (procarioti), eucarioti (funghi).<text:line-break/>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In funzione di come è fatta la parete gli organismi saranno più o meno sensibili agli antibiotici, gli antibiotici sono un modo per andare a controllare la crescita di batteri non voluti.<text:line-break/><text:line-break/>NOMENCLATURA E CLASSIFICAZIONE:Il nome scientifico è scritto o in </text:span><text:span text:style-name="T5">italico</text:span><text:span text:style-name="T2"> o </text:span><text:span text:style-name="T4">sottolineato</text:span><text:span text:style-name="T2">, si usa molto il latino.<text:line-break/><text:line-break/>ARCHEA<text:line-break/>Sono procarioti, simili ai batteri ma con caratteristiche diverse. Non hanno moreina nella parete cellulare. <text:line-break/>Sono <text:s/>molto adattabili, si possono trovare in ambienti estremamente difficili da colonizzare. La fisiologia e la natura degli archea fa sì che siano classificati in: </text:span><text:span text:style-name="T3">metanogeni</text:span><text:span text:style-name="T2">, procarioti in grado di produrre metano, </text:span><text:span text:style-name="T3">alofile estremi</text:span><text:span text:style-name="T2">, procarioti in grado di vivere in concentrazione elevate di sale (le conc saline vengono utilizzate spesso per distruggere i batteri a fine processo), </text:span><text:span text:style-name="T3">termofili estremi</text:span><text:span text:style-name="T2">, procarioti che vivono ad alte temperature (si trovano in prossimità dei vulcani).<text:line-break/>La loro possibilità di sopravvivenza deriva da come è strutturata la loro parete.<text:line-break/><text:line-break/>BATTERI <text:line-break/>Noi utilizzeremo dal punto di vista industriale la serie dei proto-batteri, gli actinobatteri, i cianobatteri e i batteri sulfurei. I batteri si suddividono per fissione binaria. La produzione di energia può essere affrontata in modo diversi: fotosintesi, utilizzando molecole organiche e usando molecole inorganiche.<text:line-break/>I batteri vengono identificati in funzione:<text:line-break/>- Forma </text:span><text:span text:style-name="T6">→</text:span><text:span text:style-name="T2"> <text:s/>cocci (sfere), bacilli (bastoncelli), spirali (elicoidali) o anche forme inusuali come stella e rettangolari<text:line-break/>- Arrangiamento </text:span><text:span text:style-name="T6">→</text:span><text:span text:style-name="T2"> single, appaiate, catene, clusters; soprattutto i bacilli si possono arrangiare <text:line-break/>- Dimensione </text:span><text:span text:style-name="T6">→</text:span><text:span text:style-name="T2"> alla fine di un processo devo fare separazione, il fatto che i batteri siano piccoli significa anche che il peso della massa è bassa, ho un problema e dunque devo scegliere se fare un processo a membrana, centrifugazione o filtrazione, dipende dalle dimensione dell’organismo<text:line-break/>- Gram positivi vs gram negativi </text:span><text:span text:style-name="T6">→</text:span><text:span text:style-name="T2"> se batterio può essere controllato tramite uso di antibiotici<text:line-break/>- Aerobici vs anaerobici <text:line-break/>- Habitat </text:span><text:span text:style-name="T6">→</text:span><text:span text:style-name="T2"> devo conoscere T, P, pH e conc salina del substrato, sceglierò il microorganismo con l’habitat con condizioni più normali in quanto più facili da gestire. Conoscere l’habitat ci consente di scegliere l’organismo migliore. Abbiamo i psicrofili con T&lt;20°C, mesofili con T a 40-50°C e termofili con T &gt; 50°C.<text:line-break/>Acidofili pH&lt;5 e alcalofili per pH &gt; 9-10<text:line-break/><text:line-break/></text:span><text:span text:style-name="T3">TEST DI GRAM</text:span><text:span text:style-name="T2"><text:line-break/>Gram per identificare le tipologie di batteri li colorò con il cristal violetto, un indicatore, dopodiché ha fatto un trattamento con ioduro in modo da fissare il cristal e dopo l’applicazione dell’acetone noto che il colore rimase in </text:span><text:soft-page-break/><text:span text:style-name="T2">alcuni batteri e in altri invece no (posso ricolorare questi batteri.). Quindi scopri che c’è una correlazione tra alcuni batteri e la soluzione di cristal violetto, la parete cellulare una volta entrata in contatto con l’indicatore non tornava indietro. <text:line-break/>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L’acido teicoico fa in modo che la superficie dell’organismo sia molto più compatta e quindi più difficile da eradicare. 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I gram negativi invece non possono essere digeriti.<text:line-break/>I gram + hanno pochi lipidi rispetto ai gram -.<text:line-break/><text:line-break/>I proteobatteri sono <text:s/>tutti gram - , includono una serie di batteri che possono avere fenomeni patogeni. 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line-break/>Il gluconobatter si ferma all’acido acetico e non continua fino a produrre CO</text:span><text:span text:style-name="T7">2</text:span><text:span text:style-name="T2">. Può anche essere utilizzato per ossidare il glucosio a acido gluconico, viene utilizzato come conservante negli alimenti oppure nei mangimi perché stimolano i processi di crescita negli animali. <text:line-break/>I cianobatteri sono batteri fotosintetici, sono in grado di fissare l’azoto, sono coltivati proprio in biomassa.<text:line-break/>I firmicutes sono in grado di tollerare grandi quantità di acqua e sale/zucchero, ottimi per fare i processi in salamoia.<text:line-break/>Sono batteri Gram +, teoricamente dovrebbero essere come Gram </text:span><text:span text:style-name="T6">–</text:span><text:span text:style-name="T2"> ma avendo caratteristiche simili ai Gram + li classifichiamo come tali. All’interno di questa categoria abbiamo i lattobacilli, utilizzati nell’industria casearia. <text:line-break/><text:line-break/>Spore<text:line-break/>Le spore consentono all’organismo di resistere, sono una forma di difesa, per questo sono molto difficili da eliminare. Fare l'asepsi sulle spore è molto difficile, bisogna operare con sistemi di disinfezione.<text:line-break/>Alcune specie sono in grado di uccidere le larve degli insetti, sono dunque coltivati e pensati come pesticidi degli animali per preservare le coltivazioni da insetti infestanti con un sistema insetticida naturale.<text:line-break/>Non sono sensibili alla presenza dell’ossigeno, possono essere coltivati con la loro presenza senza avere effetti collaterali. Pur essendo anaerobi ciò li consente.<text:line-break/><text:line-break/>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Enzimi diversi </text:span><text:span text:style-name="T6">→</text:span><text:span text:style-name="T2"> fermentazioni diverse </text:span><text:span text:style-name="T6">→</text:span><text:span text:style-name="T2"> prodotti diversi<text:line-break/><text:line-break/>Batteri lattici omo fermentativi, producono solo l’acido lattico.</text:span></text:p>
      <text:p text:style-name="P1"><text:span text:style-name="T2">Batteri lattici etero fermentativi, arrivano al processo di crescita e sviluppo attraverso una fermentazione che non produce solo acido lattico ma che per esempio produce CO</text:span><text:span text:style-name="T7">2</text:span><text:span text:style-name="T2"> o etanolo, le vie produttive che può prendere sono un po’ diverse.<text:line-break/>I batteri lattici in funzione della loro natura danno luogo alla fine della fermentazione a enantiomeri diversi.<text:line-break/>Gli enzimi sono in grado di riconoscere solo uno dei due isomeri. Dal punto di vista applicativo spesso è richiesto solo uno dei due isomeri. Con un processo fermentativo posso andare a selezionare l’isomero, grandissimo vantaggio delle </text:span><text:soft-page-break/><text:span text:style-name="T2">funzioni biotec: </text:span><text:span text:style-name="T3">scegliendo il microrganismo giusto posso non selezionare i prodotti ma addirittura selezionare la configurazione della molecola d’interesse</text:span><text:span text:style-name="T2">.<text:line-break/><text:line-break/>I coriono batteri e i propioni batteri, entrambi usati nella produzione di amminoacidi. I secondi sono anche in grado di produrre acido propionico, questo viene usato nella produzione casearia, porta al sapore di gruviera.<text:line-break/>Le ife e i filamenti sono fondamentali per la sopravvivenza dei batteri (o hanno scopo di assorbimento o di riproduzione), questi filamenti però durante la fase di produzione e in particolare durante la fase di agitazione recano problemi in quanto la turbina tende a strappare i filamenti </text:span><text:span text:style-name="T6">→</text:span><text:span text:style-name="T2"> bisogna operare con l’agitazione, posto che l’obiettivo sia la crescita del microrganismo, in modo tale da evitare la perdita dei filamenti.<text:line-break/>La presenza <text:s/>delle ife rendono più difficile la distribuzione dei nutrimenti.<text:line-break/>La separazione del microrganismo rispetto al substrato e al liquido di coltura è facilitato dalle ife, abbiamo organismi agglomerati che danno massa. Le ife vengono a svilupparsi durante la crescita, alla fine sarà presente in quantità maggiore e dunque man mano che procedo con il processo aumenta la viscosità del sistema e va sempre di più verso un andamento non newtoniano perciò dovrò aumentano l’agitazione, dal punto di vista energetico costa di più. <text:line-break/><text:line-break/>FUNGHI E LIEVITO<text:line-break/>Le loro cellule sono eucariote, separazione del nucleo con membrana nucleare, complessità cellulare <text:s/>a causa della presenza degli organelli, membrana cellulare, costituita principalmente da lipidi che separa con il fuori.<text:line-break/>La via aerobia 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Sono chemioeterotrofi, hanno l’obiettivo di degradare. Anche i lieviti hanno questo scopo (?) ma viene usato anche per la produzione dell’etanolo, bevande alcoliche, pane, alcaloidi (sostanze farmaceutiche) ecc…<text:line-break/>Sostanzialmente la loro parete cellulare contiene titina (?) e crescono portando alla formazione di filamenti. Si riproducono per gemmazione, quando cellula figlia ha raggiunto dei livelli di dimensione sufficienti si separa e diventa una cellula a se stante. <text:line-break/>La massa di ife è micelio. <text:s/><text:line-break/>Lieviti sono funghi unicellulari, si dividono per fissione simmetrica.<text:line-break/>Sono più facili da separare, costi minori di centrifugazione. Generalmente i lieviti non hanno effetti patogeni, portano il loro patrimonio genetico è noto ed è quindi modificabile.<text:line-break/>19/03/2021<text:line-break/>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La loro membrana cellulare è fatta di lipidi.</text:span></text:p>
      <text:p text:style-name="P1"><text:span text:style-name="T2">Sono molto adattabili e il più delle volte sono dei degradatori, hanno lo scopo di degradare in natura le sostanze organiche, fa di loro degli organismi <text:s/>facili da crescere, sono adattabili a tipi di substrati diversi tra di loro.<text:line-break/>I funghi sono o aerobi, hanno bisogno dell’ossigeno, o spesso aerobi facoltativi (tipico dei lieviti).<text:line-break/>La cellula è più complessa, il metabolismo di tipo aerobio comporta una grande produzione di ATP che è il vettore energetico quindi 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naerobio avremo prodotti diversi ma anche velocità di crescita diverse. <text:s/>Sono chemioeterotrofi, hanno bisogno di assorbire carbonio dall’ambiente.<text:line-break/>Rappresentativi di queste categorie ci sono i Rhizopus, prodotti per essere prodotti loro stessi in modo tale da avere estrazione di enzimi o proteine dall’organismo prodotto.<text:line-break/>Lieviti si riproducono in maniera asessuata tipicamente ma hanno anche modo di riprodursi in modo sessuato, la scelta di una via rispetto all’altra dipendono molto dalle condizioni operative esterne.<text:line-break/>Nei funghi imperfetti, ossia funghi noti solo nella forma asessuata, troviamo l’Aspergillus, produce aflatossine (problema importante nel caso della conservazione), vengono però utilizzati come produttori di acido citrico.<text:line-break/></text:span><text:soft-page-break/><text:span text:style-name="T2">L’aspergillus è in grado di dare ife e questo possono essere vegetative (servono alla riproduzione) o di assorbimento, esse sono fondamentali per la crescita dell’organismo e quindi se vengono strappate a seguito <text:s/>dell’agitazione è un problema ma dall’altra parte le ife sono un problema durante la riproduzione. Analogamente per il Penicillium, che è l’altra entità utilizzata nella produzione di antibiotici, viene utilizzato perché attualmente le penicilline, prime molecole con capacità antibiotica non hanno più attività biologica cioè non sono più in grado di 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oryzae utilizzato per la fermentazione del riso o della soia (portano alla produzione di salsa di soia, riso fermentato ecc).<text:line-break/>Ho diverse categorie anche per il Penicillium, quello notatum veniva utilizzato inizialmente, esso però produce troppe ife e quindi è più difficile da gestire nei reattori e quindi venne sostituito dal crysogentum che può essere coltivato nei reattori sommersi, 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abella con organismo e prodotto principale. Si va dagli antibiotici agli acidi organici, c’è il settore enzima, il trattamento cibo, invecchiamento dei formaggi molli, produzione di insaccati, piuttosto che una serie di steroidi.<text:line-break/><text:line-break/>CICLO PRODUTTIVO<text:line-break/>Importantissimo conoscerlo in modo da poterlo poi governare per fare in modo che sia il più efficiente possibile.<text:line-break/>Capire anche le condizioni operative che ottimizzano il ciclo.<text:line-break/>Lieviti hanno produzione o asessuata o sessuata; il fatto che venga scelta una o l’altra via dipendono dalle condizioni (T, P, substrato, concentrazioni ecc) esterne </text:span><text:span text:style-name="T6">→</text:span><text:span text:style-name="T2"> noi applichiamo cond per far sì che scelgano la via asessuata così in questo modo eviteremo mutazioni (conservare il patrimonio genetico è fondamentale e soprattutto l’organismo che ho è già stato modificato per massimizzare il processo). <text:line-break/>Il fatto che si modifichi un po’ il patrimonio genetico significa che cambierà un po’ la distribuzione dei prodotti, se si tratta ad esempio solo di una mancanza leggera di proteina non è un problema così grande, se invece quello che sto producendo è qualcosa che voglio mangiare devo riformulare e andare a bilanciare le cose.<text:line-break/><text:line-break/>ALGHE <text:line-break/>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sere usata come base di crescita e di sviluppo, il carragenano è molto utilizzato per produzione alimentari (fantastico modulatore di viscosità </text:span><text:span text:style-name="T6">→</text:span><text:span text:style-name="T2"> marmellate, zuppe ecc).<text:line-break/>Le alghe verdi, un prodotto che viene recuperato è la clorofilla e una serie di polimeri di zuccheri.<text:line-break/><text:line-break/>BACILLARIOPHYTA<text:line-break/>Vengono utilizzati per produzioni biotec. Contengono clorofilla, carotene, xantofilla. Diatomee in grado di stoccare, hanno capacità assorbenti.<text:line-break/><text:line-break/></text:span><text:span text:style-name="T3">COMPONENTI MEZZO DI FERMENTAZIONE</text:span><text:span text:style-name="T2"><text:line-break/><text:line-break/>CARBOIDRATI<text:line-break/>Zuccheri complessi sono quelli che abbiamo a disposizione ma una volta mangiati verranno scomposti in zuccheri </text:span><text:soft-page-break/><text:span text:style-name="T2">semplici.<text:line-break/>Zuccheri semplici costituiti da atomi di carbonio e da un certo numero di gruppi OH, attraverso legami covalenti <text:s text:c="2"/></text:span></text:p>
      <text:list xml:id="list248172431" text:style-name="L1">
        <text:list-item>
          <text:p text:style-name="P31">Monosaccaridi</text:p>
        </text:list-item>
        <text:list-item>
          <text:p text:style-name="P31">Disaccaridi</text:p>
        </text:list-item>
        <text:list-item>
          <text:p text:style-name="P31">Oligosaccaridi</text:p>
        </text:list-item>
        <text:list-item>
          <text:p text:style-name="P31">Polisaccaridi</text:p>
        </text:list-item>
      </text:list>
      <text:p text:style-name="P1"><text:span text:style-name="T2">Il glucosio è uno zucchero sempre coinvolto, ciclo di krebs e poi degradato a C e acqua.<text:line-break/>Monosaccaridi legati da legami covalenti, possono essere divisi in unità disaccaride che a loro volta possono essere suddivisi in polisaccaridi.<text:line-break/>In base alla natura del gruppo CO classifico i monosaccaridi: aldoso (aldeide), chetoso (chetone).<text:line-break/>Molecola costituita da molecole <text:s/>di C e da un <text:s/>certo numero di gruppi ossidrili. Le molecole sono in grado di ciclizzare, formazione di un anello (molecola si dispone in forma ciclica). Il gusto dolce dipende dalla disposizione spaziale del gruppo OH. <text:s/>Carbonio centrale chirale con disposizioni diverse dei gruppi funzionali (isomeri). Noi usiamo molecole che possono stare nel buco dell’enzima, devo guardare dimensione e soprattutto geometria.<text:line-break/>Stereoisomeri </text:span><text:span text:style-name="T6">→</text:span><text:span text:style-name="T2">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Principalmente tutte le molecole biologiche sono chirali.<text:line-break/>Molecole classificate tramite operatori di simmetria: attraverso la tipologia di simmetria.<text:line-break/>Si considera molecola, immagine speculare e poi si applicano gli operatori di simmetria: riflessione, rotazione e traslazione, <text:s/>si va a vedere se senza uscire dal piano <text:s/>le due strutture delle due immagini speculari si sovrappongono, se non lo fanno sono due isomeri e quindi lì c’è un carbonio chirale (C con 4 costituenti diversi).<text:line-break/>Amminoacido: </text:span><text:span text:style-name="T3">la funzione amminica e la funzione carbossilica devono stare sullo stesso lato dello stesso carbonio</text:span><text:span text:style-name="T2">, altrimenti non è un amminoacido.<text:line-break/>Le due forme di un oggetto chirale sono detti enantiomeri, stessa composizione, stesse proprietà chimico-fisica ma struttura geometrica <text:s/>diversa. Miscela racemica: miscela che contiene entrambi gli enantiomeri in percentuale 50-50.<text:line-break/>La separazione dei due enantiomeri si chiama risoluzione.<text:line-break/>Configurazione R e S </text:span><text:span text:style-name="T6">→</text:span><text:span text:style-name="T2"> nomenclatura + o , stabilisce da che parte può ruotare la luce polare.<text:line-break/>Ci sono anche i diastereoisomeri, sono due stereoisomeri che non sono l’uno l’immagine speculare dell’altro, contengono più di un stereocentro. Possono avere configurazione uguale S,S R,R oppure configurazione diversa S,R </text:span><text:span text:style-name="T6">→</text:span><text:span text:style-name="T2"> mesocomposto.<text:line-break/><text:line-break/>Nel caso di una reazione di tipo biotec indirizziamo la sintesi verso uno degli eniantomeri.<text:line-break/>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Se il prodotto finale non è tossico lo si può usare come substrato, se questo ultimo step viene fatto tramite biochimica uno dei due eniantomeri non viene prodotto.<text:line-break/>La sintesi enzimatica porta ad un eccesso enantiomerico del 100%. <text:line-break/>Gli umani riescono a distinguere gli stereoisomeri tramite l’odore e il sapore.<text:line-break/>Stereochimica dei carboidrati complicata, i monosaccaridi sono suddivisi in zuccheri con 5 atomi di C o 6 atomi di C e poi in aldosi e chetosi. Il n° degli stereoisomeri corrisponde a 2</text:span><text:span text:style-name="T8">n</text:span><text:span text:style-name="T2"> con n=n° stereocentri.<text:line-break/><text:line-break/>Monosaccaridi: C</text:span><text:span text:style-name="T7">n</text:span><text:span text:style-name="T2">H</text:span><text:span text:style-name="T7">2n</text:span><text:span text:style-name="T2">O</text:span><text:span text:style-name="T7">n</text:span><text:span text:style-name="T2"> <text:line-break/>Gli zuccheri in funzione della loro struttura possono ciclizzare e dar luogo ad anelli chiusi. Il glucosio è spesso rappresentato nella sua versione ciclizzata. Una volta ciclizzata vengono distinti in anomeri alpha e beta, in base a dove si piazza 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text:span><text:soft-page-break/><text:span text:style-name="T2">disponibilità degli zuccheri semplici sul substrato. Questo è legato anche al costo del substrato perché tanto ho più bisogno di zuccheri e tanto sarà più costoso il substrato. 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macromolecole costituite da monomeri di glucosio, costituenti principali dei vari substrati che andiamo a cercare come fonte di C. Amido costituito da due macromolecole, uno è l’amilasoio(20%) e uno è l’amilopeptina (80%). Il primo è un polimero lineare legato da legami alpha, è un polimero solubile proprio perché è lineare e semplice, la sua degradazione porta al maltosio e poi successivamente se questo dimero rotto porta al glucosio. <text:line-break/>L’amilopeptina è anche lei un poliglucosio ma ramificato circa ogni 20-25 unità con <text:s/>legami delle ramificazioni di tipo alpha-1,6. Queste ramificazioni fa sì che l’amilopeptina sia insolubile in acqua.<text:line-break/>L’amilopeptina spesso è nella parte più esterna, in qualche modo con il fatto che ha ramificazione funge da protezione verso l’amido. 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e della cellulosa, serve un intero team di enzimi che vadano ad attaccare le molecole in punti diversi </text:span><text:span text:style-name="T6">→</text:span><text:span text:style-name="T2">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MEZZO DI FERMENTAZIONE <text:line-break/>Quella sostanza/insieme di sostanza che costituiranno l’ambiente ideale dal punto di vista nutrizionale per lo sviluppo dell’organismo selezionato e che stiamo facendo crescere. Nel caso di sviluppo e crescita è il mezzo ideale, nel caso di produzione 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3">Scelta dettata dall’economia.</text:span><text:span text:style-name="T2"><text:line-break/>Si sceglie un mezzo di fermentazione che derivi già da un trattamento di materie che contiene carboidrati, come amidi piuttosto che cellulose, per esempio trattamento di piante, cereali che avevano uno scopo produttivo diverso dal </text:span><text:soft-page-break/><text:span text:style-name="T2">nostro.<text:line-break/>In questo caso si prendono cereali, mais, orzo, riso ecc e si trattano con l’obbiettivo di estrarre le molecole che sono all’interno, in questa operazione di pretrattamento si fa un’opera di degradazione degli eventuali amidi <text:s/>e cellulose presenti per poter rompere il ricco ed estrarre ciò che è contenuto. A seguito di questa operazione rimane sempre del liquame, ricchissimo di zuccheri perché la capsula che proteggeva il germe che conteneva l’olio è costituito appunto da cellulosa.<text:line-break/>All’interno del liquido generato sono dunque contenuti tutti i carboidrati, addirittura già in parte degradati in monomeri e dimeri </text:span><text:span text:style-name="T6">→</text:span><text:span text:style-name="T2"> buonissimo materiale di partenza su cui poi costruire il mezzo di fermentazione.<text:line-break/>Esempio: corn steep liquor, liquido che si ottiene dopo la separazione della parte solida a seguito del trattamento di mais per rompere i chicchi che verranno macinati e da cui si potrà estrarre l’olio.<text:line-break/>Prendere mais </text:span><text:span text:style-name="T6">→</text:span><text:span text:style-name="T2"> sticking, ammollamento in acqua e acido per degradare parte produttiva </text:span><text:span text:style-name="T6">→</text:span><text:span text:style-name="T2"> sviluppo batteri <text:s/>lattici che degradano parte dei polisaccaridi, abbassano il pH </text:span><text:span text:style-name="T6">→</text:span><text:span text:style-name="T2">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utta una serie di altre sostanze utili. 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Proprietà: fonte di C possibilmente disponibile, non troppo stagionale, non deve essere troppo lontana dal sito che dovrà utilizzarlo per evitare costi di trasporto, dovrà essere stoccata senza troppi problemi di degradazione dovuta all’attacco di altri organismi, non dovrà contenere grandi quantità di impurezze (trattamenti di purificazione), dovrà in qualche modo essere un po’ uniforme.<text:line-break/>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text:span text:style-name="T2">Solitamente si scelgono dunque scarti da più produzioni in modo tale da poter avere la stessa composizione finale ma da materiali di partenza diversi.<text:line-break/>Se ci sono dentro dei precursori che ci aiutano con il prodotto finale lo scarto risulta ancora più importante.<text:line-break/><text:line-break/>Farmamedia deriva dall'essiccazione 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 C’è anche il melasso, sicuramente uno dei <text:s/>mezzi di fermentazione migliori perché contiene una serie di vitamine, fattori di crescita che fa sì che sia una base di partenza quasi pronta.<text:line-break/><text:line-break/>Bisogna controllare l’acqua, regolare pH, regolare minerali, eventualmente depurare da sostanze e standardizzare il calcio.<text:line-break/>Si possono utilizzare altre fonti di C, proteine <text:s/>e fattori di crescita: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text:span><text:soft-page-break/><text:span text:style-name="T2">dimensioni volute rimane un liquido, fortemente acido, che può essere separato. Dopo opportuna neutralizzazione è una buona base di partenza come mezzo fermentativo perché contiene molti monosaccaridi.<text:line-break/><text:line-break/>22/03/2021<text:line-break/>Generalmente le cellule per crescere hanno bisogno di energia, energia che deve essere presente al momento della necessità (se devo costruire proteina ho bisogno di energia disponibile al momento e facile da ottenere).<text:line-break/>La cellula deve trovare una fonte energetica alternativa al calore per scaldare per le reazioni che poi utilizzerà in modo diverso a quello che utilizzeremo noi per far avvenire la reazione.<text:line-break/>Le cellule nel costruire le molecole, spesso polimeri, opera attraverso energia.<text:line-break/>Vettore energetico è l’ATP che insieme ad altri co-fattori interviene durante le reazione di biosintesi.<text:line-break/>La cellula per ottenere l’ATP deve idrolizzare dei substrati, in particolar modo il glucosio, ad elevato contenuto energetico.<text:line-break/>Obiettivo primario: ottenere questo vettore energetico in modo da poterlo usare rapidamente e in grandi quantità.<text:line-break/>Reazioni redox </text:span><text:span text:style-name="T6">→</text:span><text:span text:style-name="T2"> efficienti, possono essere utilizzati in piccoli step, implicano trasferimento elettronico, devono essere presenti ovviamente ossidanti e riducenti. In funzione del meccanismo dei vari metabolismi che possono avvenire all’interno della cellula avremo vie metaboliche diverse che porteranno a prodotti diversi.<text:line-break/><text:line-break/>Acetaldeide </text:span><text:span text:style-name="T6">→</text:span><text:span text:style-name="T2"> acido acetico + ATP, ossidazione biologica che usa come mezzo ADP.<text:line-break/>Se la fonte energetica è la luce abbiamo organismi fototrofi, se fonte energetica è data da una redox abbiamo organismo chemotrofo. Autotrofi usano anidride carbonica, eterotrofi usano carbonio organico.<text:line-break/>L’energia viene utilizza durante la fase di anabolismo, cioè fase di costruzione delle molecole.<text:line-break/>Metabolismo microbico implica la presenza o l’accadimento di:<text:line-break/>Enzimi </text:span><text:span text:style-name="T6">→</text:span><text:span text:style-name="T2"> ogni reaz metabolica è enzima catalizzata<text:line-break/>Produzione dell’energia </text:span><text:span text:style-name="T6">→</text:span><text:span text:style-name="T2"> serve per far avvenire le reazioni<text:line-break/>Catena di reazioni chiamata glicolisi o di alternative </text:span><text:span text:style-name="T6">→</text:span><text:span text:style-name="T2"> glicolisi maggiormente presente in tutti gli organismi<text:line-break/>Ciclo di Krebs <text:s/></text:span><text:span text:style-name="T6">→</text:span><text:span text:style-name="T2"> presente in tutti i microorganismi in grado di respirare ossigeno, uno dei cicli metaboli più importanti perché al suo interno ci sono tanti prodotti che ci interessano<text:line-break/>Respirazione <text:line-break/>Fermentazione <text:line-break/>Metabolismo dei lipidi e delle proteine </text:span><text:span text:style-name="T6">→</text:span><text:span text:style-name="T2"> una catena degradativa che porta alla generazione del vettore energetico e poi una catena di costruzione che porta alla sintesi, nel caso di lipidi obiettivi stonenge e nel caso di proteine obiettivi costruzione cellule<text:line-break/>Diversità delle vie metaboliche dei microrganismi</text:span></text:p>
      <text:p text:style-name="P1"><text:span text:style-name="T2">Anabolismo </text:span><text:span text:style-name="T6">→</text:span><text:span text:style-name="T2"> parte biosintetica che ci interessa, avvengono reazioni che richiedono energia<text:line-break/>Reazioni di catabolismo: sono degradative, sono reazioni esoergoniche.<text:line-break/><text:line-break/>Le vie metaboliche che la cellula utilizza per svilupparsi sono determinate dagli enzimi, questi sono codificati da un codice genetico definito dal patrimonio genetico. Vie metaboliche connesse quindi al patrimonio genetico.<text:line-break/>La codificazione degli enzimi è diversi e questo porta a un modo diverso di costruire/degradare molecole e di utilizzare/generare energia.<text:line-break/>Via anaboliche (degradano) e via amfiboliche (costruiscono).<text:line-break/><text:line-break/></text:span><text:span text:style-name="T3">ENZIMI</text:span><text:span text:style-name="T2"><text:line-break/>Sono delle proteine estremamente specifiche, lo sono perché hanno conformazioni molecolari molto particolari, hanno il sito attivo ossia il luogo in cui fanno avvenire la reazione. Sono intracellulari e extracellulari.<text:line-break/>Operano come dei catalizzatori organici facendo avvenire le reazioni secondo step elementari diversi reazioni senza le quali non avverrebbero. Non vengono consumati durante la reazione, sono estremamente specifici e spesso agiscono su uno specifico substrato. Il loro sito attivo ha una geometria specifica che deriva dalla complessità dell’enzima.<text:line-break/>Enzima e substrato si coordinano, formano il complesso attivato che viene poi trasformato nel prodotto liberando l’enzima che poi può continuare il ciclo. Il sistema enzima substrato non necessariamente viene trasformato a prodotto ma l’enzima può essere liberato.<text:line-break/>Il nome degli enzimi ci aiuta a capire cosa fanno:<text:line-break/></text:span><text:soft-page-break/><text:span text:style-name="T2">ossidoreduttasi </text:span><text:span text:style-name="T6">→</text:span><text:span text:style-name="T2"> coinvolto nelle redox<text:line-break/>transferasi </text:span><text:span text:style-name="T6">→</text:span><text:span text:style-name="T2"> enzima coinvolto nel trasferimento di gruppi funzionali<text:line-break/>idrolasi </text:span><text:span text:style-name="T6">→</text:span><text:span text:style-name="T2"> idrolisi<text:line-break/>liasi </text:span><text:span text:style-name="T6">→</text:span><text:span text:style-name="T2"> grado di rimuovere atomi senza idrolisi<text:line-break/>isomerasi </text:span><text:span text:style-name="T6">→</text:span><text:span text:style-name="T2"> riarrangia la struttura della molecole<text:line-break/>ligasi </text:span><text:span text:style-name="T6">→</text:span><text:span text:style-name="T2"> lega assieme due molecole<text:line-break/>Alcuni di questi enzimi sono molto specifici, molto di più dei catalizzatori convenzionali. L’enzima catalizza reazione diretta, se voglio fare quella inversa ho bisogno di altri enzimi; questo vale per quasi tutti gli enzimi ma alcuni, come le proteasi, sono in grado di fare entrambe le reazioni in condizioni particolari.<text:line-break/><text:line-break/>Il sito attivo è costruito da una parte proteica, l’apoproteina e da una parte non proteica, attorcigliata su se stessa all’interno del quale può essere alloggiato il substrato. Si ha adattamento indotto, il substrato si organizza un pochino perché ha i legami elastici. All’interno del sito attivo esiste un alloggiamento per i coenzimi, non sono parti proteiche ma sono molecole organiche, qua dentro avviene la redox, abbiamo bisogno di mettere lì dentro i due reagenti in contemporanea. I coenzimi sono tutti quei vettori energetici, NAD</text:span><text:span text:style-name="T8">+</text:span><text:span text:style-name="T2">, accettore di elettroni, NADP, portatore di elettroni, ATP, vettore energetico. C’è anche il cofattore e sulla superficie dell’oloproteina (apoproteina + cofattori) ci sono altri alloggiamenti. La cellula cerca di regolare gli enzimi e l’attività catalitica per poter regolare le reazioni che avvengono all’interno della cellula stessa, la regolazione deve essere veloce (ho bisogno di degradare lipidi, devo farlo subito).<text:line-break/>I siti regolatori sono sempre siti che implicano interazioni con molecole semplici perché più facilmente trasportabili all’interno della cellula. <text:line-break/>Normalmente quello che è pronto è la parte proteica perché fare proteine è complicato e richiede tempo, la cellula quindi prepara un enzima non attivo e lo attiva con un sistema semplice (un on </text:span><text:span text:style-name="T6">–</text:span><text:span text:style-name="T2"> off) immediato.<text:line-break/>Come un catalizzatore il substrato si orienta per la reazione, si riarrangia e (?)<text:line-break/>L’attività enzimatica può essere controllata:<text:line-break/>1) geneticamente </text:span><text:span text:style-name="T6">→</text:span><text:span text:style-name="T2"> viene controllata la sintesi di uno specifico enzima, la loro attività è regolata da sintesi ad hoc quando è necessaria (lo capisco grazie a segnali chimici mediamente mediati da ormoni che portano all’attivazione di vie sintetiche).<text:line-break/>2) controllo dal processo metabolico </text:span><text:span text:style-name="T6">→</text:span><text:span text:style-name="T2"> regolatore dell’enzima e l’enzima a sua volta fa da controllore sul processo metabolico. Sono controllati dai processi metabolici gli enzimi allosterici, ha specificamente un sito diverso dal sito attivo che serve per alloggiare l’attivatore, molecola normalmente presente all’interno della cellula che va a legarsi all’enzima oppure se ne distacca per attivare o disattivare l’attività enzimatica. La proteina dell’enzima è così complessa e grande, rigida, che piccole modificazioni anche in alcuni punti lontani dal sito attivo ne risentono.<text:line-break/>L’attivatore allosterico è piccolino, può essere uno ione metallico o una piccola molecola organica. <text:line-break/>L’inibitore allosterico è il prodotto di una delle reazioni del processo metabolico </text:span><text:span text:style-name="T6">→</text:span><text:span text:style-name="T2"> siamo arrivati a concentrazione massima. Sistema raffinato. <text:line-break/><text:line-break/>Reazioni redox utilizzate principalmente per produrre energia, coinvolgono carboidrati, proteine e lipidi che sono energicamente ricche. Molecole che hanno una grande possibilità di essere ridotti perché hanno molti idrogeni.<text:line-break/>Reazioni redox sono reazioni di trasferimento elettronico, l’ATP è in grado di conservare l’energia associata alla catena di trasferimento di elettroni. Sono reazioni cataboliche.<text:line-break/>Uno dei reagenti delle reazioni redox è un coenzima, uno di questi per esempio è il NAD che partendo dalla sua forma ossidata può essere completamente ridotta.<text:line-break/>Reazioni enzima catalizzate, portando alla degradazione del substrato, riduzione dell’enzima e a immagazzinare l’energia libera.<text:line-break/>All’interno della cellula le redox avvengono in una maniera leggermente complicata.<text:line-break/><text:line-break/>Respirazione aerobica: ossigeno, efficienza energetica molto grande </text:span><text:span text:style-name="T6">→</text:span><text:span text:style-name="T2"> organismi vincenti, trasferiscono i loro elettroni ad una molecola organica.<text:line-break/>Anaerobica: molecola inorganica, efficienza energetica piccola<text:line-break/>Fermentazione: molecola organica, efficienza energetica piccola<text:line-break/>In tutte queste si forma del vettore energetico, tutta questa catena di reazione è fatta dalla cellula per poter immagazzina il vettore energetico che serve per le reazioni di biosintesi.<text:line-break/></text:span><text:soft-page-break/><text:span text:style-name="T2">Redox effettuate tramite step elementari piccoli che trasferiscono una coppia elettronica passo a passo durante la catena di trasporto elettronico.<text:line-break/>Senza il NAD+ e il NADH le redox non avvengono perché mancano i reagenti, l’ATP è il trasferitore dell’energia. Il coenzima è in grado di accettare o donare gli elettroni, l’ATP è in grado di immagazzinare nella sua struttura l’energia che si libera in questo processo quindi può rilasciarla quando serve. Reagenti: NAD+, NADH e substrato.<text:line-break/><text:line-break/>GENERAZIONE ATP: Step di produzione dell’energia legato alla produzione di ATP e avviene attraverso la reazione di fosforilazione del substrato. Un gruppo fosfato dall’ADP viene direttamente trasferito a un substrato o viceversa un <text:s/>gruppo fosfato legato al substrato viene trasferito direttamente dall'ADP che lo immagazzina, questo avviene opera di un enzima: chinasi. Generazione ATP avviene tramite fosforilazione dell’ADP presente nella cellula.<text:line-break/>All’interno della cellula la concentrazione <text:s/>delle varie specie ATP è regolata da una k dell’equilibrio, questa deve essere mantenuta costante e la costanza deriva da un bilanciamento e quindi da un riarrangiamento delle singole specie. Mantenere costante un rapporto ci consente di regolare in modo più fine le singole concentrazioni.<text:line-break/>Manteniamo costante k </text:span><text:span text:style-name="T6">→</text:span><text:span text:style-name="T2"> sistema si arrangia affinche lei rimanga in equilibrio.<text:line-break/><text:line-break/>Chemiosmosi: trasferimento di elettroni sempre piccoli, ATP sempre presente perché o viene rilasciato o immagazzinato e la catena di trasporto elettronico nel caso di batteri, procarioti, è fatto nella membrana citoplasmatica mentre nel caso degli eucarioti è fatto nei mitocondri.<text:line-break/><text:line-break/>Come ottenere ATP: <text:line-break/>1)degradazione dei lipidi, questi sono una forma di stoccaggio di glicerolo legato a tre acidi grassi. Nel caso degli animali lipidi forma efficiente di stoccaggio, nelle piante invece è meglio stoccarle in amidi e cellulose.<text:line-break/>Nel caso degli animali conviene stoccare in acidi grassi per un motivo:<text:line-break/>Lipidi non sono ossidati, l’amido lo è di più; i lipidi si impacchettano e quindi abbiamo una cosa molto ridotta, ha un elevato potere riducente (possibilità di essere molto ossidato) </text:span><text:span text:style-name="T6">→</text:span><text:span text:style-name="T2"> contenuto energetico lipidi molto grande.<text:line-break/>I lipidi non sono solubili in acqua perché sono molecole idrofobiche, quando si stoccano non portano molecole di acqua cosa che invece c’è nel caso di amido e cellulosa. Niente acqua </text:span><text:span text:style-name="T6">→</text:span><text:span text:style-name="T2"> pesano di meno.<text:line-break/>Sono molecole estremamente ridotte.<text:line-break/>Noi abbiamo bisogno di una grande efficienza energetica.<text:line-break/>2) degradazione proteine ad amminoacidi e degradazione di amminoacidi ad acidi organici<text:line-break/>3) Catabolismo, degradazione dei carboidrati.<text:line-break/><text:line-break/>PROCESSI CATABOLICI messi in atto dai vari organismi che possono essere usati per recuperare energia.<text:line-break/>Esistono 4 vie diverse degradative che i batteri/funghi/lieviti ecc possono mettere in atto per degradare i carboidrati per immagazzinare energia.<text:line-break/>1) EMP pathways: una delle vie preferenziali, sostanzialmente è nota come </text:span><text:span text:style-name="T3">glicolisi</text:span><text:span text:style-name="T2">. Riduce glucosio (C6) a piruvato (C3), opera sia in condizioni aerobie che anaerobie, in funzione di quali sono le condizioni, della natura dell’organismo, il piruvato generato può essere ulteriormente degradato a CO</text:span><text:span text:style-name="T7">2 <text:s/></text:span><text:span text:style-name="T2">e acqua in condizioni aerobiche. Entra nel ciclo tricarbossilici poi. Questa stessa via una volta arrivato all’acido piruvico può proseguire attraverso una via fermentativa che invece comporta il trasferimento della coppia elettronica ad una molecola organica (fermentazione alcolica o lattica).<text:line-break/>2) Pentosi fosfato: via alternativa, porta alla degradazione di zuccheri C6 a zuccheri più piccoli (C3, C5) e anche a zuccheri più grandi come C7. Via che può essere scelta da batteri o da lieviti per portare apporto energetico in forma nasfosfato.<text:line-break/>3) Via scelta solo dai Pseudomonas, o da qualche fungo è in grado di degradare in via anaerobica il glucosio e portare al gluconato e acido gluconico.<text:line-break/>4) Messa in atto da batteri lattici, via della chetolasi che porta alla formazione di pentosi associati alla produzione di etanolo, acido lattico, acido acetico e CO</text:span><text:span text:style-name="T7">2</text:span><text:span text:style-name="T2">. <text:line-break/><text:line-break/>GLICOLISI<text:line-break/>Implica l’ossidazione del glucosio fino ad arrivare all’acido piruvico attraverso una serie di passaggi enzima catalizzati.<text:line-break/>Legato alla generazione dell’energia, è molto importante perché è presente negli eucarioti e procarioti, è una via </text:span><text:soft-page-break/><text:span text:style-name="T2">ossidativa. Risulta molto grande nella produzione dell’energia se associata al ciclo di Krebs, anche se in assenza di ossigeno può essere mandata avanti. <text:s/><text:line-break/>È una sequenza di molte reazione controllate da enzimi specifici allosterici (nel disegno asterisco indica enzimi allosterici e anche vie irreversibili).<text:line-break/>Fosforilazione del glucosio e progressivamente le reazioni di degradazione. Possiamo suddividerla in due parti: prima parte in cui 2 molecole di ATP viene consumata perché serve a fosforilare le molecole che saranno degradate, seconda parte chiamata ramo della conservazione dell’energia, vengono prodotte 4 molecole di ATP durante la fase di defosforilazione. Glicolisi è in grado di fornire quindi solo 2 molecole di ATP nette, per cui non è un processo particolarmente efficiente. <text:line-break/>Esistono vie alternative alla glicolisi, come quella dei pentosi, sono vie che alcuni organismi possono mettere in atto e che portano a prodotti diversi a quelli degli organismi che mettono in atto la glicolisi.<text:line-break/>La via dei pentosi opera insieme alla glicolisi e quindi può essere copresente, gli organismi che danno luogo alla produzione dei pentosi portano alla sintesi a eritrosio e fruttosio e altri zuccheri di interesse industriale.<text:line-break/>Dobbiamo cercare enzimi in grado di sovraintendere a queste trasformazioni, estrarli dalle cellule e utilizzarli come catalizzatori.<text:line-break/>Dobbiamo conoscere le vie metaboliche dell’organismo e le condizioni in modo da gestirle durante la reazione.<text:line-break/>Lo zimomonas può prendere una via diversa rispetto a quella della glicolisi, arriva al piruvato e può dare alla fermentazione alcolica.<text:line-break/>Per i lattobacilli abbiamo una via totalmente diversa, ci sono batteri lattici che mettono in atto entrambe le vie. Dobbiamo conoscere quali batteri operano solo un ramo o entrambi e come fare a spingere una reazione piuttosto che un’altra. Siamo interessati non alla miscela dei due dal punto di vista industriale.<text:line-break/><text:line-break/>DOPO LA GLICOLISI<text:line-break/>Se i microorganismi che abbiamo selezionato per fare i processi passano per la via della glicolisi, una volta arrivati al piruvato accade che possono esserci principalmente 3 vie: produzione di etanolo quindi fermentazione alcolica, fermentazione lattica con produzione di acido lattico e respirazione.<text:line-break/>IL CICLO DI KREBS<text:line-break/>L’obiettivo è la produzione di ATP <text:s/>coenzimi attraverso degradazione progressiva per andare a ripristinare l’acetil CoA.<text:line-break/>Tutti gli acidi coinvolti sono di interesse industriale: citrico, succinico, malico, fumarico ecc…<text:line-break/>Se vogliamo accumulare acido citrico a scopo industriale abbiamo qualche problema legato al fatto che <text:s/><text:line-break/>Glicolisi strettamente connessa al ciclo di Krebs, il glucosio viene fosforilato progressivamente, arriviamo a piruvato con consumo e poi generazione di ATP, catalisi esercitata dagli enzimi, dal piruvato generiamo l’acetil coenzima A il quale ci porterà al primo membro del ciclo di Krebs che è il citrato.<text:line-break/>L’acido citrico è un inibitore allosterico. Se c’è tanto acido citrico, stiamo accumulando e non verrà degradato, il ciclo si ferma perché c’è poco bisogno (blocco quindi la produzione di ATP). Nel momento in cui ho bisogno di energia il ciclo riparte.<text:line-break/>L’acido citrico è un prodotto del metabolismo secondario (metabolismo primario, prodotti durante la fase di crescita, secondario, prodotti oltre alla fase di crescita per esempio nel plateau o nella fase discendente).<text:line-break/>Noi vogliamo produrlo e accumularlo, il processo deve essere condotto a due stadi, con due cond operative diverse, nel primo stadio lascio che il citrato segua la natura mentre nel secondo stadio devo convincere che l’organismo abbia bisogno di energia e quindi dell’acido critico, lo faccio bloccando la reazione successiva perché citrato viene degradato ma il problema è che l’acido citrico si accumula e il processo di glicolisi si inibisce. Devo convincere che l’organismo che l’acido citrico non è stato accumulato e allo stesso tempo devo chiudere il ciclo.<text:line-break/>Lo faccio semplicemente modificando lo substrato in modo che vado ad inibire l’enzima e accumulo. Se faccio solo questo, avendo chiuso il ciclo di Krebs, il microorganismo muore </text:span><text:span text:style-name="T6">→</text:span><text:span text:style-name="T2"> modificando il substrato consento all’organismo di consumare un po’ di citrato dopodiché l’organismo è in grado di prendere una via metabolica alternativa e chiude il ciclo per un pezzetto più piccolo, in questo modo sopravvive.<text:line-break/>La produzione dell’ATP in sé non è tanto, da ogni molecola di NADH si generano 30 molecole di ATP mentre dal FADH 2.<text:line-break/><text:line-break/>RESPIRAZIONE ANAEROBICA<text:line-break/>I redox dei nitrati è 0,42 mentre O</text:span><text:span text:style-name="T7">2</text:span><text:span text:style-name="T2"> è 0,82 </text:span><text:span text:style-name="T6">→</text:span><text:span text:style-name="T2"> ATP preferibile con ossigeno<text:line-break/></text:span><text:soft-page-break/><text:span text:style-name="T2">Analogamente solfati e carbonati<text:line-break/><text:line-break/>FOTOSINTESI<text:line-break/><text:line-break/>27/03/2021<text:line-break/><text:line-break/>Proteine viste come pacchetto di amminoacidi, alcuni amminoacidi sappiamo sintetizzarli mentre altri no (questi definiti amminoacidi essenziali, vanno assunti con la dieta). Gli amminoacidi possono essere dei buoni materiali di partenza come per esempio per i farmaci. <text:line-break/>Leggi e impara glossario (lei dato per scontato ma ha detto di farlo)<text:line-break/><text:line-break/>Acido nucleico: costituiscono il nostro patrimonio genetico che è proprio l’informazione base che consente la sintesi delle proteine che ci caratterizzano.<text:line-break/>Gli acidi nucleici si suddividono in due tipi: ribonucleici, come il RNA, oppure desossiribonucleici come il DNA.<text:line-break/>Sono i monomeri caratteristici del DNA e del RNA.<text:line-break/>Il DNA è costituito da due filamenti, due polimeri costituiti da base azotate accoppiate tra di loro (DNA accoppiamento: guanina citosina, adenina timina; RNA: guanina citosina e adenina uracile). L’accoppiamento è rigido e caratteristico perché deriva da un legame che si genera dovuto al fatto che esiste una tautomeria cheto-enolica (equilibrio in cui sono interessati<text:line-break/>un aldeide/chetone diventa enolo tramite spostamento del gruppo ossidrile), a seconda della conformazione del tautomero il legame è possibile oppure no, accoppiamento proofreading cioè possono accoppiarsi soltanto i tautomeri che hanno la conformazione corretta e quindi non è possibile avere accoppiamenti diversi </text:span><text:span text:style-name="T6">→</text:span><text:span text:style-name="T2"> accoppiamenti rigidi.<text:line-break/>L’insieme base azotata + zucchero costituisce nucleoside, questo vien fosforilato e questo porta al nucleotide, la ripetizione del monomero caratteristico <text:s/>costituisce poi il polimero DNA o RNA sono i monomeri fosforilati.<text:line-break/>Coppie antiparallele tra di loro, <text:s/>questo porta ad una struttura conformazione molto rigida che mantiene distanze tra il ribosio in C1 per tutti gli accoppiamenti di 1.08 mm (regola di Chargaff), consente ad avere un arrotolamento secondo la tipica caratteristica dell’alpha-elica.<text:line-break/>La distribuzione delle basi azotate è abbastanza simile, non uguali, tra le varie specie con differenze non particolarmente elevate. Le due catene antiparallele e l’accoppiamento tra di loro costituisce struttura primaria, è la sequenza e ripetizione delle basi presenti nelle due catene che portano alla struttura primaria del DNA, che costituisce poi l’informazione genetica. La struttura primaria si arrotola nella struttura secondaria ad alpha-elica, struttura conformazionale più presenti nelle molecole biologiche. L’arrotolamento in questa struttura porta ad avere sulla parte esterna gli zuccheri e le posizioni fosforilate mentre all’interno sono mantenute le basi (con il loro accoppiamento) </text:span><text:span text:style-name="T6">→</text:span><text:span text:style-name="T2"> modo per proteggere l’informazione più importante ossia il patrimonio genetico.<text:line-break/>Struttura terziaria: nel caso dei batteri la struttura è circolare mentre negli eucarioti è appunto ad alpha elica, protetta poi dalla membrana cellulare. Nel caso dell’RNA (e in particolare in quello transfer) esiste struttura terziaria che porta a struttura a L, il RNA transfer ha il compito di trasferire gli amminoacidi all’interno dei ribosomi, ha bisogno di punti diversi e di siti diversi su cui alloggiare cose diverse o sulla superficie dei quali presentare informazioni diverse.<text:line-break/><text:line-break/>REPLICAZIONE DEL DNA<text:line-break/>Le due catene vengono aperte si forma una forchetta di replicazione, una catena viene replicata in continuo e un’altra catena invece viene replicata pezzetto per pezzetto non alloggiando le basi per continuità ma costruendo piccoli frammenti che poi vengono legati assieme da un DNA ligasi. <text:line-break/>È il RNA si preoccupa della duplicazione del DNA, fa da messaggero affinché la sintesi delle proteine che inizi, è il RNA transfer che trasporta gli amminoacidi verso i ribosomi.<text:line-break/>Nel caso della sintesi del DNA (e anche nel caso della sintesi delle proteine) siamo in presenza di una reazione che richiede energia. Le cellule accoppiano una reazione endoergonica con una o più reazioni esoergoniche in modo tale che la somma totale di energia libera sia favorevole alla formazione dei legami richiesti, è il fosfato che fa avvenire la reazione.<text:line-break/>La reazione esoergonica che viene associata è la fosforilazione con liberazione di un fosfato, le cellule operano attraverso energie liberi (additive in presenza di reazioni con intermediario), in questo caso l’intermediario è il gruppo fosfato che viene dall’ATP. <text:line-break/></text:span><text:soft-page-break/></text:p>
      <text:p text:style-name="P30"><text:span text:style-name="T3">SINTESI PROTEICA</text:span><text:span text:style-name="T2"><text:line-break/>Il DNA contiene le informazioni per la sintesi delle proteine. Le proteine sono costituite principalmente da 20 amminoacidi, siamo dunque in presenza di un codice di 20 lettere che parte da un codice a 4 lettere (i 4 nucleotidi).</text:span></text:p>
      <text:p text:style-name="P1"><text:span text:style-name="T2">Il problema deriva dalle possibili combinazioni, il codice di trasmissione a 20 lettere è un codice degenere.<text:line-break/>Alla fine siamo in presenza di 64 combinazioni, molto più <text:s/>abbondanti di quelle che sarebbero necessarie.<text:line-break/>Il RNA messaggero è tradotto in 3 codon cioè 3 nucleotidi, 3 basi corrispondono ad un codon e ogni codon corrispondono ad un amminoacido. La traslazione del mRNA inizia sempre con un codon specifico, AUG cioè la metionina, e la traslazione si ferma da 3 differenti possibilità (UAA, UAG, UGA) che non hanno alcun significato.<text:line-break/>La traslazione inizia con una prima lettera (o U o C o A), una seconda (o U o C o A) ed una terza (o U o C o A) e questa combinazione identifica una proteina.<text:line-break/>Ho 61 codons in grado di identificare 20 amminoacidi, la codifica viene fatta tramite l’RNA messaggero, costituito da una tripletta identificativa che porta su di sé un amminoacido, e un RNA transfer. Quest’ultimo ha una struttura terziaria con forma a L in cui la tripletta deve andare a incastrarsi nella sequenza stabilita dal mRNA, è costituto dall’anticodon che si trova sul braccio lontano rispetto al binding site dell’amminoacido, questo invece si trova <text:s/>è vicino al sito fosforilato. <text:line-break/>Il transfer viene sintetizzato da enzimi specifici, ogni transfer è quindi in grado di portare su di sé solo l’amminoacido identificato dal suo anticodon. Gli enzimi sono caratteristici per ciascun amminoacil t-RNA, siamo in presenza di 20 amminoacil t-RNA caratteristici per ciascun amminoacido che andrà a costituire le proteine, per ciascuno di questi c’è un’enzima specifico </text:span><text:span text:style-name="T6">→</text:span><text:span text:style-name="T2"> massima specificità degli enzimi.<text:line-break/>L’amminoacido deve contenere un gruppo fosfato nella molecola.<text:line-break/>Ciascuno di questi è sintetizzato da uno specifico enzima, gli enzimi che sintetizzano gli amminoacil t-RNA sono proofreading cioè sono in grado di riconoscere i legami e idrolizzare eventuali legami formati nel momento in cui l’amminoacido caricato dal transfer non è quello corretto. Si fanno circa un errore ogni 104 amminoacidi.<text:line-break/><text:line-break/>MECCANISMO<text:line-break/>Il tutto parte dall’enzima, l’enzima ha tre alloggiamenti diversi: un primo è per il tRNA, un secondo è per l’ATP e un terzo è per l’amminoacido. La reazione inizia e l’enzima è in grado di caricare e fosforilare l’amminoacido, una volta avvenuta la fosforilazione vengono rilasciati due gruppi fosfato; questo perché l’energia richiesta per questo tipo di reazione è molto alta ed è necessario rilasciare due gruppi per avere sufficiente energia affinché reazione avvenga. L’amminoacido viene così attivato cioè fosforilato, a questo punto l’enzima è in grado di alloggiare il tRNA specifico di questo amminoacido.<text:line-break/>A seguito dell’alloggiamento avviene l’interazione tra transfer e amminoacido e viene rilasciato l’ultimo gruppo fosfato, a questo punto l’amminoacido è caricato sul transfer che poi esce e viene rilasciato dall’enzima, viene portato ai ribosomi.<text:line-break/>La trascrizione avviene nelle unità ribosomiali che sovraintendono la sintesi delle proteine, viene portato l’amminoacido iniziale, viene poi portato un ribosoma in grado di leggere la tripletta successiva e quindi alloggiare il transfer corretto. Avviene la formazione del legame peptidico tra i due amminoacidi con rilascio del transfer che poi torna nel riciclo.<text:line-break/>Questo avviene per un po’ di volte fino a quando non interviene il codon di stop.<text:line-break/>(nessuno ci farà domanda sulla sintesi delle proteine e su come avvengono, noi interessati al prodotto finale).<text:line-break/>Il ribosoma va a costruire la struttura primaria della proteina cioè la natura chimica del polimero cioè il ribosoma polimerizza gli amminoacidi e porta ad una catena in cui la sequenza è stata stabilita dal patrimonio genetico.<text:line-break/>Successivamente la proteina può essere glicolizzata o fosforilata in funzione del suo processo, fanno così un processo di finitura. Le proteine sono strutturali, fanno tessuti, funzionano come ormoni, mantengono il pH costante all’interno delle cellule, sono in grado di trasportare nutrienti, sono in grado di assistere il sistema immunitario e possono essere degradate a scopo energetico.<text:line-break/><text:line-break/>STRUTTURA AMMINOACIDO: abbiamo un carbonio centrale chirale sul quale sono presenti contemporaneamente la funzione acida (COOH) e la funzione amminica (NH</text:span><text:span text:style-name="T7">2</text:span><text:span text:style-name="T2">) dopodiché è presente un H e una catena laterale.<text:line-break/>Perché si possa definire una molecola amminoacido la funzione acida e quella amminica devono essere portate dallo stesso <text:s/>carbonio. La catena laterale è ciò che differenzia i singoli amminoacidi.</text:span></text:p>
      <text:p text:style-name="P1"><text:soft-page-break/><text:span text:style-name="T2">Il fatto di essere nella condizione di portare su di sé sia il gruppo amminico che quello carbossilico consente all’amminoacido la possibilità di delocalizzare la carica in questo modo, l’amminoacido si presenta in forma carica.<text:line-break/>Il punto isoelettrico è il valore di pH in cui amminoacido è neutro; la molecola può essere sia acida che basica in funzione del pH. Il fatto di poter delocalizzare la carica porta a un pH acido che risulta in un’acidità più bassa e porta a un valore di pH basico che porta ad una minore basicità quando l’amminoacido si trova nelle due forme. <text:line-break/>Gli amminoacidi sono 20, c’è un pacchetto in cui sono definiti essenziali e non possono essere sintetizzati da noi.<text:line-break/>Il 15% della cellula è costituita da proteine. Le proteine hanno tantissime funzioni, per esempio gli ormoni sono proteine che mediano i processi di informazione e scambio all’interno della cellula; neuropeptidi, mediatori di dolori; funzioni protettive come il veleno dei funghi o dei serpenti.<text:line-break/>FORMAZIONE LEGAME PEPTIDICO<text:line-break/>La polimerizzazione avviene tra un gruppo COOH di un amminoacido e un gruppo NH</text:span><text:span text:style-name="T7">2</text:span><text:span text:style-name="T2"> dell’amminoacido vicino. È formato con una condensazione di una molecola d’acqua, legame forte, covalente che può essere idrolizzato e ha bisogno di energia per essere scisso. La rottura del legame peptidico può avvenire per esempio scaldando in ambiente acquoso.<text:line-break/>La sintesi delle proteine sono reazioni di condensazioni successivi, il legame che si forma è estremamente rigido.<text:line-break/>È un legame molto particolare che porta ad un irrigidimento sul piano della struttura primaria della proteina.<text:line-break/>Al di fuori del piano attaccate si trovano i residui R, cioè le catene laterale tipiche di ogni amminoacido. <text:line-break/>Struttura rigida in cui non è possibile rotazione. l legame peptidico essendo un legame planare e potendo fare risonanza ha carattere quasi di doppio legame e quindi non può portare ad alcun tipo di movimento, stabilisce la posizione delle catene laterali in maniera predefinita. Questo irrigidimento costituisce la struttura primaria della proteina; è infatti la sequenza di amminoacidi. Le catene interagiscono tra di loro con legami non forti, ad esempio con interazioni elettrostatiche o forze di Van der Walls o legami idrogeno, e questo porta ad una conformazione nel piano, possono attorcigliarsi o arrotolarsi ad esempio.<text:line-break/>Una volta che avvengono queste interazioni, che sono univoche in quanto la posizione delle catene è stabilita, abbiamo la formazione della struttura secondaria. Nel caso di enzimi possiamo addirittura avere strutture quaternarie.<text:line-break/><text:line-break/>Le cellule operano per energia libera, le cellule sono isoterme. Hanno bisogno di formare legami utilizzando energie libere, per poter utilizzarle devono trovare il modo di generare un intermedio comune. <text:line-break/>Nel caso di una reazione chimica sequenziale si può <text:s/>calcolare sommando i DeltaG se c’è intermediario.<text:line-break/>Nel caso delle cellule l’intermedio comune è costituito principalmente dal fosfato.<text:line-break/>Sito della molecola che deve reagire e il sito su cui deve essere alloggiato il fosfato devono essere vicini e orientati, a questo punto uno dei fosfati reagisce formando <text:s/>una molecola, l’intermedio comune; una volta che questa molecola si è formata cambia la conformazione e cambiano i reagenti, nel frattempo arriva l’altro reagente che reagisce con il gruppo liberando fosfato. <text:line-break/>Normalmente l’ATP nelle cellule è spesso salificata con il magnesio.<text:line-break/><text:line-break/>La struttura delle proteine è determinata dalla sequenza degli aminoacidi, queste a causa delle interazioni delle catene laterali hanno <text:s/>una conformazione ben definita.<text:line-break/>Le proteine si possono associare in strutture secondarie e terziare (talvolta anche quaternaria)<text:line-break/>Quella secondaria è di due tipi: alpha-elica e beta-sheet o foglietto beta; la struttura finale raggiunta dalla proteina a seguito di questo riarrangiamento porta ad avere forme diverse che comportano anche proprietà diverse.<text:line-break/>Alpha-elica </text:span><text:span text:style-name="T6">→</text:span><text:span text:style-name="T2"> riarrangiamento a spirale, tipico delle proteine fibrose (capelli, corne)<text:line-break/>Foglietto beta </text:span><text:span text:style-name="T6">→</text:span><text:span text:style-name="T2"> si formano dei nastri che poi a loro volta si arrangiano in forma di proteina globulare, in pratica si formano due strutture rigide che vengono associate a loro e interagiscono in forma parallela o antiparallela.<text:line-break/>La funzionalità della proteina dipende dalla conformazionale delle proteine stesse. <text:line-break/>Tutte le proteine hanno una conformazione di utilità, hanno una struttura dalla primaria in su legata all’utilizzo da parte della cellula di quel tipo di proteina, è la conformazione a miglior livello energetico.<text:line-break/>La selezione naturale ha eliminato conformazioni che non avessero una funzione specifica.<text:line-break/>A partire da sequenze primarie simili si ottengono sequenze 3D simili, queste proteine appartengono alla stessa famiglia; esse sovraintendono a necessità cellulari simili, ma attraverso meccanismi diversi.<text:line-break/>Le proteine possono associarsi e dar luogo a strutture diverse in modo diverso, nel caso delle actine (proteine dentro fibre muscolari o citoscheletro) sono risultato di arrangiamento di attine a loro volta arrotolate su se stesse in forma di </text:span><text:soft-page-break/><text:span text:style-name="T2">alpha-elica. Proteine fibrose corrispondono a filamenti e sono presenti nelle parti strutturali, vengono utilizzate anche come proteine di contatto con la parte esterna della cellula o proprio tra le cellule. Un esempio di proteina fibrosa: collagene, seta della ragnatela dei ragni (fibre di una resistenza molto elevata, dal punto di vista meccanico seta &gt; acciai).<text:line-break/>Proteine globulari, estremamente compatte, il loro riarrangiamento si manifesta in una struttura terziaria in forma di palla che dipende anche dall’ambiente in cui si trova, arrangiamento tipico degli enzimi. Tanto più è complicato l’enzima e tanto più è la sua funzione ma tanto più sarà complesso il suo arrangiamento terziario che spesso si manifesta anche in una struttura quaternaria.<text:line-break/>Tetramero dell’emoglobina </text:span><text:span text:style-name="T6">→</text:span><text:span text:style-name="T2"> costituito da 4 sub-unità uguali 2 a 2 con caratteristiche un pochino diverse. Struttura molto complessa generata con lo scopo di avere un sito molto piccolo ma molto specifico e molto rigido tale per cui piccole variazioni sul sito portano a modificazioni conformazionali a lungo raggio. Le 4 sub-unità dell’emoglobina danno luogo a questo riarrangiamento spaziale con l’obiettivo di generare un sito centrale, costituto da ioni ferro e in cui ho residuo della molecola dell’emoglobina, dall’altra parte c’è un sito aperto in grado di legarsi all’Ossigeno molecolare e quindi a sovraintendere alla respirazione. Quando sito collegato ad ossigeno ha una conformazione, nel momento in cui ossigeno viene rilasciato, il sito cambia conformazione e la conformazione planare quadrata del ferro è deformata, il fatto di avere una modifica ala conformazione porta a una tensione molecolare che risente tutta la struttura, rilascio CO2 e si può <text:s/>rifare legame tra ferro e ossigeno. <text:line-break/>L’alloggiamento del substrato viene generato in una conformazione estremamente rigida in modo tale che l’interazione sia univocamente definita.<text:line-break/><text:line-break/>ANTICORPI o immunoglobuline<text:line-break/>Modo in cui la cellula ha per difendersi dalla presenza di antigene, virus, polline e organismi infestanti.<text:line-break/>Struttura fatta ad Y, sono fatte da proteine ricche di gruppi contenenti zolfo, sono in grado di dare legami S-S.<text:line-break/>Parte superiore è la parte in grado di riconoscere l’antigene ed è specifica per lui, quando antigene è legato per la parte di riconoscimento comporta una modificazione (perché i legami si tensionano e cambiano angoli di legami) di tipo elettrostatico, di interazioni Van der Walls che risultano in modificazioni molecolari.<text:line-break/>Questo tipo di interazione porta a modificazioni sul sito di riconoscimento e portano ad un’interazione forte e che attiva tutta la catena di degradazione dell’antigene. <text:line-break/><text:line-break/>Le proteine possono essere denaturate, possiamo cioè srotolarle. Abbiamo distruzione della struttura secondaria, terziaria e quaternaria. Per arrivare alla distruzione della struttura primaria dobbiamo operare lavorando pesantemente energeticamente parlando (dobbiamo rompere legami sigma). La denaturazione delle proteine implica la rottura dei legami più deboli per arrivare alla struttura primaria, lei rimane però appunto inalterata.<text:line-break/>Denaturata tramite variazioni di pH, sali, calore ecc e quindi la proteina smette di avere la sua funzione. <text:line-break/>Le proteine e quindi gli amminoacidi hanno all’interno della cellula una serie di obiettivi metabolici. <text:line-break/>Quando il pacchetto amminoacidico necessario alle cellule è raggiunto ci troviamo con un eccesso di proteine, introdotte con la dieta. Le proteine in eccesso non vengono eliminate ma vengono conservate come fonte di amminoacidi.<text:line-break/>Le proteine innanzitutto vengono deamminate cioè viene rimosso il gruppo NH</text:span><text:span text:style-name="T7">2</text:span><text:span text:style-name="T2">, in modo che si torni a catene contenenti essenzialmente C, dopodiché queste vengono utilizzate dalle cellule in modo diverso per esempio possono essere convertite in glucosio. Gli amminoacidi possono essere trasformati in acidi grassi ed essere stoccati nei tessuti adiposi, andranno a fare scorta di grassi dunque. Le proteine degradate alla fine hanno lo stesso scopo dei carboidrati: fornire glucosio che poi possa essere trasformato nel vettore energetico ATP.<text:line-break/><text:line-break/></text:span><text:span text:style-name="T3">LIPIDI</text:span><text:span text:style-name="T2"><text:line-break/>I lipidi hanno un sacco di funzioni all’interno delle cellule principalmente a scopo di conservazione dell’energia, nel caso degli animali in forma di grasso o nel caso di pianti nella forma di oli contenuti nel germe della pianta.<text:line-break/>Vengono degradati nel momento in cui è necessario avere a disposizione glucosio.<text:line-break/>I lipidi non sono solubili in acqua, in realtà nelle membrane cellulari sono presenti fosfolipidi i costituenti principali della membrana e che hanno un gruppo polare, che può interagire in ambiente acquoso, e una catena apolare, costituita da acidi grassi e lipidi, insolubile in acqua; questa particolare struttura consente alla membrana di avere una doppia caratteristica: possibilità di interagire con ambiente acquoso principalmente verso l’esterno o interno e fare </text:span><text:soft-page-break/><text:span text:style-name="T2">anche da barriera tra l’interno e l’esterno. Avere una parte di lipidi fa sì che la quantità d’acqua entri in modo determinato.<text:line-break/>I lipidi sono spesso cofattori, spesso sono in grado di trasportare elettroni, son in grado di assorbire luce come nel caso dei pigmenti perché hanno doppi legami e quindi possono interagire con la luce, oppure hanno la funzione di ancorare le proteine di membrana e mantenerle nella membrana stessa. <text:line-break/>Tutta la categoria degli ormoni sono o lipidi o derivati da lipidi.<text:line-break/>Gli acidi grassi naturali possono essere solidi o liquidi, hanno caratteristiche comuni: sono lineari, numero pari di C, non sono ramificati e hanno sempre un doppio legame di tipo CIS (gli insaturi, i saturi non hanno doppi legami). Il fatto di essere solidi o liquidi dipende dall'impacchettamento delle molecole.<text:line-break/>Identificati con: primo numero mi dice n° di atomi di C: secondo numero dice n° doppi legami e il delta corrisponde alla posizione dell doppio legame.<text:line-break/>I lipidi hanno scopo principalmente di stoccaggio di qualcosa che può essere utilizzato per produrre energia, che può essere trasformato e che sia in grado di dare vettore energetico.<text:line-break/>I lipidi sono idrocarburi e hanno la stessa funzione degli idrocarburi fossili quando sono utilizzati a scopo energetico hanno stesso risultato di una combustione di un combustibile fossile </text:span><text:span text:style-name="T6">→</text:span><text:span text:style-name="T2"> acqua, CO</text:span><text:span text:style-name="T7">2</text:span><text:span text:style-name="T2"> e tanta energia liberata.<text:line-break/>La maggior parte dei lipidi presenti nella nostra dieta sono i triacilgliceroli (detti anche trigliceridi) e rappresentano una fonte energetica molto grande, sono degradanti dagli acidi della bile.<text:line-break/>Gli acidi grassi possono avere gradi di impacchettamento maggiori o minori, quelli saturi possono dar luogo a un maggior effetto di packaging e possono raggiungere quasi una struttura cristallina, gli insaturi a causa della presenza del doppio legame danno luogo a un minor impacchettamento.<text:line-break/>I trigliceridi sono le molecole che le nostre cellule preferiscono stoccare; hanno una serie di vantaggi: prima di tutto possono essere facilmente degradati in modo tale da potere essere trasformati in zuccheri con un apporto energetico più <text:s/>grande, hanno un grado di riduzione maggiore degli zuccheri quindi la loro ossidazione comporta un maggior uso di ATP, essendo idrofobici possono essere stoccati senza portare molecole di acqua.<text:line-break/>I grassi e olio sono stoccati negli adipociti. <text:line-break/>I lipidi hanno funzione di stoccaggio ma anche di protezione, sono i costituenti principali delle membrane cellulari, queste sono costituite da fosfolipidi affacciati tra di loro in modo tale da avere all’interno e all’esterno la parte idrofila e mantenere all’interno la parte idrofobica. La membrana è definita trilaminare, è uno stato a tre stati. <text:line-break/>I lipidi di membrana e i lipidi di stoccaggio sono simili ma con strutture diverse costituiti: membrana hanno sempre gruppo polare mentre stoccaggio no, entrambe possono essere costruite da tre parti, una che costituisce la parte di base fatta da glicerolo o sfingosina, una parte costituita dalle catene alchiliche e poi solo nei lipidi di membrana abbiamo i gruppi polari, principalmente gruppi di fosfato.<text:line-break/>In tutti questi casi la testa è sempre data dal gruppo.<text:line-break/>Un’altra funzione dei lipidi è quella dei messaggeri, come gli ormoni, possono andare da un tessuto all’altro portando informazioni che poi scatenano risposte derivanti da segnali extracellulari. Hanno obbiettivo riconoscimento e risposta a sollecitazioni esterne. Informazioni trasmesse attraverso reazioni semplici, come reazioni di irdolisi, mediamente tutti i prodotti di idrolisi hanno a che fare con un sistema di informazioni che hanno a che fare con <text:s/>una regolazione di un processo metabolico, entrambe le parti della molecola attivano le attività di enzimi che hanno a che fare con il processo.<text:line-break/>Steroli </text:span><text:span text:style-name="T6">→</text:span><text:span text:style-name="T2"> lipidi presenti nelle membrane degli eucarioti, sono costituiti da un nucleo molto rigido in cui sono fusi diversi anelli a cui è poi legata una catena che poi è la catena che recepisce le informazioni esterne.<text:line-break/>Da lui derivano il testosterone, estradiolo, cortisolo (prodotto dalle ghiandole surrenali) e steroidi sintetici.<text:line-break/>Altra grande categoria dei lipidi sono tutte quelle molecole biologiche che contengono unità di isoprene, sono tipiche nelle vitamine. Sono non solubili. Vitamine sempre assunte assieme a grassi, hanno bisogno di essere trasportati tramite lipidi.<text:line-break/>Le vitamine a loro volta funzionano da messaggeri, come il beta carotene, questo è un precursore della vitamina A e quest’ultima ha due effetti: visione e protezione delle cellule epitiali. <text:line-break/>Da una parte dà un segnale che riguarda la visione e dall’altra parte protegge cellule della pelle.<text:line-break/>Il beta carotene quando viene assunto viene rotto, le due parti del beta carotene danno luogo a due molecole </text:span><text:span text:style-name="T6">→</text:span><text:span text:style-name="T2"> il retinolo che tramite ossidazione viene trasformato in cis-retinale cioè il pigmento della visione, può interagire con la luce si trasforma in trans-retinale e da luogo al segnale neuronale al cervello, se questa molecola viene ulteriormente ossidata può <text:s/>essere trasformato in acido retinoico il quale invece dà luogo al segnale ormonale che scatena la </text:span><text:soft-page-break/><text:span text:style-name="T2">formazione di melanina nelle cellule epiteliali.<text:line-break/>La struttura delle membrane cellulari è chiamata struttura a mosaico fluido perché i fosfolipidi non sono in una struttura rigida ma hanno possibilità di muoversi e di riarrangiarsi, al loro interno alloggiano tutte quelle proteine di membrana che servono a fare interagire l’esterno in cui la cellula viene a trovarsi con l’interno e quindi con il citoplasma, DNA e necessità cellulare. Le proteine di membrana possono essere completamente immerse nella membrana oppure in parte esposte (o verso l’esterno o verso l’interno). I due strati hanno caratteristiche specifiche, è diversa la composizione proteica dello strato esterno rispetto allo strato interno.<text:line-break/>Le proteine hanno una certa possibilità di movimento in modo laterale rispetto all’esterno e all’interno invece sono rigorosamente vincolate. Movimento libero se fatto lateralmente mentre se il movimento dall’esterno e all’interno deve essere mediato da un apporto genetico e quindi mediato da un’enzima e quindi da ATP.<text:line-break/><text:line-break/>30/03/2021<text:line-break/>Membrane cellulare costituite da due strati fosfolipidi con le catene idrofobiche affacciate tra di loro.<text:line-break/>Parte idrofobica fa da barriera. La membrana fa sì che <text:s/>il trasporto debba essere in qualche modo mediato, sistema efficiente. La membrana non è costituita solo da fosfolipidi ma anche da proteine di membrana che sono molteplici e diversi. Sono le proteine che fanno da trasportatori, sono canali di ingresso di ioni, comunicano con l’esterno e quindi sono in grado di comunicare con le cellule circostanti, danno interazioni e legami tra cellule-cellule, mediano contenuto di calcio, le proteine di membrana hanno davvero un sacco di funzioni. Si trovano all’interno della membrana in modo diverso, alcune sono completamente immerse ma non sono esposte sulla superficie, altre presenti solo in una metà della membrana e sono esposte o all’interno o all’esterno.<text:line-break/>Le proteine sono macromolecole funzionali con un obiettivo e con una funzionalità ben specifica, anche le proteine di membrana hanno lo stesso scopo. La membrana ha il doppio strato lipidico e ha un modello a mosaico fluido, sostanzialmente c’è possibilità di movimento da parte dei fosfolipidi e da parte delle molecole in esso alloggiate di movimento laterale senza alcuna limitazione </text:span><text:span text:style-name="T6">→</text:span><text:span text:style-name="T2"> le proteine possono spostarsi lateralmente ma non è possibile un movimento, a meno che non venga assistito da un’enzima e da una spesa energetica, di saltare da un lato all’altro della membrana. Le molecole che sono contenute nel doppio strato lipidico hanno questo movimento fluttuante.<text:line-break/>Le proteine sono diverse a seconda se sono affacciate all’interno e all’esterno, la stessa cosa vale per i fosfolipidi.<text:line-break/>Ci sono fosfolipidi di composizione diversa verso l’interno rispetto ai fosfolipidi proiettati verso l’esterno.<text:line-break/>Proteine di membrana legati ai lipidi, la membrana ha bisogno di una grande complessità per esercire le funzioni di trasporto e comunicazioni con l’esterno.<text:line-break/>Es: Tre proteine legati da un legame covalenti al doppio strato lipidico, hanno i 3 gruppi funzionali presenti soltanto nella parte più interna, diversamente questa tipologia di proteine si trova essenzialmente nella parte più esterna.<text:line-break/>La distribuzione e composizione è una costante per tutte le membrane per tutte le cellule.<text:line-break/>In <text:s/>linea di principio questa struttura è tipica e comune e costante in tutti gli organismi, sia eucarioti superiori che i procarioti.<text:line-break/>Il doppio strato lipidico può avere diverse strutture e stati che dipendono dalla T, esistono due strati limiti: uno è quello para cristallina, praticamente il gel, tutte le teste polari sono allineate e tutte le catene sono impacchettate tra di loro e danno luogo a una struttura molto regolare e l’altro <text:s/>è lo stato fluido in cui non c’è organizzazione e regolarità nell’assemblaggio, i gruppi fosfato sono tutti in disordine e la stessa cosa vale per le catene.<text:line-break/>Esiste poi uno stato intermedio che è quello che regolarmente assume il doppio strato lipidico in cui siamo in presenza di un liquido ordinato, questo consente il movimento laterale e consente la diffusione di molecole in entrambe le direzioni, in-out e out-in.<text:line-break/>I movimenti possibili di un fosfolipide è di due tipi: il primo è il movimento laterale, non ha bisogno di apporto energetico e non ha bisogno di essere catalizzato, avviene abbastanza velocemente senza problemi, il secondo è il ribaltamento del fosfolipide che può passare dalla sup esterna a rivoltarsi verso la sup interna questo movimento è molto lento perché il flip-flop è un operazione molto complessa, la sua testa polare è costretta di attraversare un mare apolare e ciò non è favorito né tantomeno semplice. Movimento possibile ma avviene se catalizzato da un enzima chiamato flippasi, in presenza di lui il fosfolipide può ribaltare se stesso e trasferirsi su un gruppo polare alla parte esterna alla parte interna. Movimento accoppiato da un apporto energetico e quindi accoppiato dalla presenza di ATP e quindi rilascio e poi recupero di fosfato. Questo tipo di movimento non è importante in sé a priori ma questo movimento è spesso associato ai trasportatori, il fosfolipide insieme alle proteine di membrana fa da trasporter alle cellule che sono all’interno. <text:line-break/></text:span><text:soft-page-break/><text:span text:style-name="T2">Es. integrina in grado di associarsi ad altre proteine di membrana, ha un centro calcio che fa mediatore, collagene si comporta in questo modo o la fibro-nectina e le molecole che favoriscono il riparare il tessuto epiteliale; caderine in grado di mediare l’apporto di calcio ma attraverso questi centri calcio fa parte della famiglie immunoglobuline e quindi è in grado di agire con le cellule vicinali; N-CAM con i suoi gruppi S-H fa parte degli anticorpi.<text:line-break/>Proteine dipendono anche dal luogo in cui si trovano, epiteliali, muscolari ecc…<text:line-break/>Membrana ha obiettivo separazione e protezione, deve essere permeabile, le cellule hanno bisogno di acquisire nutrimento dalla parte esterna per le reazioni di bio-sintesi.<text:line-break/>A seconda della tipologia di molecola, di sostanza che deve attraversare la barriera, l’attraversamento può essere fatto in modi diversi: per esempio per composti piccoli e non polari si può avere trasporto passivo e solo per gradiente di concentrazione, in altri casi il trasporto deve essere mediato dalle proteine di membrana perché il trasportato, la molecola/specie che deve essere trasportata all’interno deve essere trasportata contro il grado di concentrazione </text:span><text:span text:style-name="T6">→</text:span><text:span text:style-name="T2"> problema per molecole non cariche e ancora maggiore per problema cariche (va forzato l’ingresso rispetto alla concentrazione della specie e nel caso di molecole cariche/ioni il problema è legato anche alla concentrazione di carica e quindi si deve andare contro il gradiente di concentrazione, implica un trasporto mediato che, non sempre, è attivo ma può essere un trasporto facilitato attraverso proteine che fanno da canali.<text:line-break/>Ho acarrier che sono in grado di legarsi alla molecola e trasportarla verso l’interno in alcuni casi senza l’intervento di enzimi. Nel caso di cellule procariote il problema è trasportare da out a in e da in a out, la cellula espelle lo scarto derivanti dai processi biochimici, lo scambio dello scarto basta.<text:line-break/>Nel caso delle cellule eucariote il caso si complica perché hanno una serie di funzioni fatti da organelli interni, i reattivi devono essere trasportati all’’interno degli organelli e poi deve essere espulsa la sostanza prodotta oppure dagli organelli devono essere espulse le sostanze di scarso. <text:line-break/>Il trasporto potrebbe essere modellato attraverso una membrana permeabile andando ad equilibrare la concentrazione nelle due parti separate della membrana e quindi utilizzando come forza motrice la differenza di concentra, nel caso delle molecole neutre, oppure non solo tenendo delle concentrazioni ma anche del potenziale elettrico, nel caso delle molecole cariche.<text:line-break/>Le membrane cellulari non si limitano a gestire il trasporto attraverso questo tipo di modello perché sarebbe inefficiente perché spesso ciò che deve essere trasportato va contro il gradiente di concentrazione e quindi entrano in gioco quei fenomeni di trasporto mediato e assistito dei trasportatori.<text:line-break/>Il trasporto quindi dipende dalla tipologia di molecola che deve essere trasportata. È un meccanismo di protezione </text:span><text:span text:style-name="T6">→</text:span><text:span text:style-name="T2"> il raggiungimento dell’equilibrio porterebbe a morte cellulare. Cambiano in funzione delle necessità cellulari, in alcuni casi servirà per esempio maggior glucosio e quindi la cellula dovrà governare il trasporto del glucosio ad hoc.<text:line-break/>Controllare ingressi e uscite per protezione.<text:line-break/>A seconda della tipologia di molecola il controllo sarà esercitato in modo maggiore o minore, per esempio nel caso di glucosio il controllo è assistito ma non particolarmente controllato, opera per gradiente di concentrazione; diverso è il caso degli ioni che cambiano la forza ionica del citoplasma e le concentrazioni ioniche cellulari e che possono portare a forti modificazioni. Sono tra le specie maggiormente controllate durante il trasporto.</text:span></text:p>
      <text:p text:style-name="P2">Ci sono comunque tante tipologie diverse: diffusione semplice con composti non polari per gradiente di conc, esiste poi una diffusione facilitata che avviene per gradiente di concentrazione elettrochimica, trasporto attivo primario (trasporto attivo è sempre mediato e catalizzato da un’enzima e richiede l’intervento di energia) in questo caso la specie interessata che deve essere trasportata è la specie interessata direttamente dal trasporto, esiste trasporto attivo secondario in cui dati i problemi legati ai gradienti delle concentrazioni e ai gradienti elettrochimici implica l’intervento di enzimi e allo stesso tempo deve essere espulsa un’altra specie (tipico della pompa sodio potassio), ci sono poi i canali che consentono di trasportare ioni, avviene attraverso interazione tra proteina e ione stesso e infine ci sono i trasporti in cui lo ione è mediato dallo ionoforo, una proteina che viene secreta nell’ambiente esterno che è in grado di interagire con lo ione e di rilasciarlo con espulsione di proteina all’esterno. <text:line-break/>Il trasporto passivo e la diffusione per trasporto passivo dipende da che cosa deve essere trasportato e dalla molecola che deve diffondere verso l’interno. I trasporti assistiti hanno bisogno dei trasportatori, ci sono due categorie: carriers, molecola di solito proteina in grado di interagire con ciò che deve essere trasportato e di attraversare la membrana e quindi di favorire l’ingresso della specie trasportata oppure i canali, di solito consentono i movimenti trans-membrana come i flip-flop e consentono la diffusione delle molecole attraverso le modificazioni del doppio strato lipidico.</text:p>
      <text:p text:style-name="P1"><text:span text:style-name="T2">I carriers possono essere saturati mentre i canali, non avendo un sito di interazione, no.<text:line-break/>Esempio di trasporto: glucosio.<text:line-break/></text:span><text:soft-page-break/><text:span text:style-name="T2">Altro meccanismo di trasporto è quello attivo, il trasporto attivo può essere di due tipi: diretto, sulla specie che deve essere trasportata, indiretto in cui c’è il coinvolgimento di due specie diverse. La reazione che avviene in entrambi i casi è di tipo esoergonico e quindi c’è bisogno di apporto energetico, questo deriva dall’idrolisi di ATP a dare ADP e fosfato (sempre secondo il principio dell’intermediario comune) nel caso del trasporto diretto la specie che deve essere trasportata implica la fosforilazione con formazione dell’intermediario, nel caso del trasporto secondario l’operazione esoergonica viene effettuata su una specie diversa <text:s/>da quella che deve essere trasportata e questo fa sì che venga ad essere modificata la struttura del trasportatore che è in grado di far entrare la specie che deve essere trasportata all’interno.<text:line-break/>Es: pompa sodio – potassio, esempio di trasporto attivo che implica sostanzialmente l’intervento di due specie, in funzione delle necessità cellulari quel che <text:s/>accade è che 3 ioni sodio vengono alloggiati all’interno del trasportatore, quest’ultimo alloggia i 3 ioni sodio e viene ad essere fosforilato dall’ATP. La fosforilazione implica una modificazione, l’alloggiamento dei 3 ioni ovviamente porta a un cambiamento della conformazione che spinge la reazione di fosforilazione, questa reazione porta nuovamente a un cambiamento di conformazione tale per cui si apre un canale verso l’esterno. Il canale nella condizione iniziale è aperto verso l’interno e quindi non fa fosforilazione ma dopo la fosforilazione di una delle subunità dà luogo a una modificazione con apertura del canale verso l’esterno; il cambiamento di conformazione porta al rilascio degli ioni sodio verso l’esterno. All’interno di questo canale possono essere alloggiati 2 ioni potassio, questi di nuovo modificano la conformazione interagendo con la struttura ma questo tipo di struttura, causa alta richiesta di livello energetico, rilascia un gruppo fosfato che nuovamente porta a un cambiamento di conformazione che implica un canale aperto verso l’interno e così gli ioni potassio vengono rilasciati. Una volta fatto, il transporter torna nella sua conformazione iniziale e quindi può riprendere il ciclo.<text:line-break/>L’ATP è necessario perché l’apertura del canale è di tipo endoergonico e quindi ha bisogno dell’apporto esoergonico della fosforilazione.<text:line-break/><text:line-break/>Il </text:span><text:span text:style-name="T3">microrganismo</text:span><text:span text:style-name="T2"> deve crescere in un mezzo semplice, in modo rapido, i prodotti finali non devono essere tossici e non devono essere troppo complessi (per non avere costi di separazione eccessivi), deve poter essere facilmente modificabile geneticamente oppure il suo patrimonio genetico deve essere noto in modo da capirne la sua fisiologia, deve avere per esempio una forma tale per cui deve essere facilmente separabile dal resto del brodo, deve essere resistente a eventuali predatori, se può non deve avere richieste di ossigeno.<text:line-break/>Tutte cose per massimizzare la produzione e per tamponare tutti i problemi legati ai processi biotecnologici. <text:s/><text:line-break/>I microorganismi che noi vogliamo utilizzare sono stati selezionati dalla natura e si sono evoluti, hanno ottimizzato se stessi e l’evoluzione ha fatto sì che si adattassero all’ambiente e che <text:s/>fossero ottimizzati al loro ambiente naturale in cui sono cresciuti. Il tempo di produzione è sempre più corto di tutto il processo.<text:line-break/>Hanno poi una serie di meccanismi di difesa che loro mettono atto nel momento in cui si trovano per esempio quando noi vogliamo sovra-produrre.<text:line-break/>Se devo trovare un microrganismo per una produzione lo devo cercare nell’ambiente naturale, ma lui non mi sarà utile perché i suoi processi metabolici sono quelli tipici naturali e quindi sono lontani da quelli che vorremmo attuare nel reattore. Ciò che entra nei processi sono organismi geneticamente modificati, la manipolazione genetica viene fatta nel momento in cui si serve </text:span><text:span text:style-name="T6">→</text:span><text:span text:style-name="T2"> viene fatto ciò che è necessario, non sempre una modificazione genetica è importante (in termini quantitativi), spesso si fa prima vivere l’organismo in modo naturale e poi lo si modifica.<text:line-break/>La manipolazione genetica può essere suddivisa in due categorie: una che non implica l’uso di DNA estraneo oppure quelle che implicano l’uso di DNA estraneo (non necessariamente di specie molto diversi ma anche di specie simili, porta a una terza specie finale che contiene il patrimonio genetico di entrambi).<text:line-break/>Gli organismi naturali non producono nulla che non sia strettamente necessario alla sopravvivenza, mettono in atto meccanismi regolatori e di controllo che molto spesso gli organismi sviluppati per la produzione biotecnologica non possono mettere in atto. Quello che si vuol fare è andare a disorganizzare e a distruggere i meccanismi regolatori in modo tale che poi possano portare alla sovrapproduzione del materiale desiderato. <text:line-break/>L’organismo durante la fase di produzione sintetizza enzimi in grado di trasformare sostanze che si trovano naturalmente in ambiente, questi enzimi sono chiamati inducibili cioè non sono sempre presenti durante la crescita ma vengono ad essere prodotti in risposta alla composizione del substrato con cui il microrganismo si viene a trovare.<text:line-break/>Per esempio si mette all’interno del substrato una molecola, analoga al substrato stesso, tale per cui vengano ad essere prodotti gli enzimi inducibili in grado di degradare questa molecola, guido così la produzione verso un prodotto finale diverso. Altra possibilità di sovra-produrre è quello di andare a sregolare il meccanismo di feedback.<text:line-break/></text:span><text:soft-page-break/><text:span text:style-name="T2">In generale si preferisce modificare il substrato che andare a modificare il patrimonio genetico per cambiare il meccanismo di feedback. La regolazione di feedback può essere talvolta anche molto complicata.<text:line-break/><text:line-break/>Target: ottimizzare la produzione biotecnologica per i prodotti<text:line-break/>Si possono reindirizzare i metabolismi a prodotti specifici oppure posso andare a modificare la cascata biosintetica in <text:s/>modo tale che non si venga a verificare un prodotto indesiderato.<text:line-break/>Questi risultati vengono perseguiti dall’ingegneria genetica naturale che cerca o di forzare l’evoluzione o di generare delle mutazioni che si adattino alle condizioni di produzione. Si cerca di mettere il microrganismo in una condizione di stress ambientale tale per cui si adatti, muti e crei un nuovo organismo in grado di effettuare delle generazioni di biosintesi diverse.<text:line-break/>L’obbiettivo di entrambi i metodi è quello di accumulare un certo prodotto. <text:line-break/>In entrambi i casi modifico il substrato ma la differenza è che un caso è un modo di procedere durante la fase di produzione: modifico substrato in modo tale che la produzione venga fatta da un organismo abbastanza convenzionale e ogni volta devo usare un substrato tale per cui vengano a essere sregolati i processi biosintetici che portano alla glicolisi e al ciclo di Krebs in modo tale da accumulare acido citrico oppure applico lo stesso principio della modificazione del substrato (non nel caso della produzione dell’acido citrico in quanto problema troppo complesso) ma questa volta selezioniamo un organismo naturale e forziamo la sua crescita e sviluppo durante la fase di ricerca in substrati fortemente modificati che per esempio siano in grado di attivare gli enzimi inducibili, l’organismo naturale costretto a crescere e a svilupparsi in queste condizioni modificate, crescendo e moltiplicando, ad un certo punto potrebbe dar luogo a un mutante che è in grado di crescere e sopravvivere SOLTANTO in quelle condizioni e quindi questo mutante sarà il mutante ottimale per quel tipo di produzione che parte da quel substrato particolare.<text:line-break/><text:line-break/>Mutazioni avvengono nella fase logaritmica della fase di crescita dell’organismo (lì ho massimo di velocità).<text:line-break/>Le mutazioni in sé possono essere neutrali, beneficiali o dannose. I mutageni sono gli agenti che causano le mutazioni; si parla di mutazione spontanea quando si è in assenza di mutageni.<text:line-break/>Sostanzialmente per indurre le mutazioni si possono usare metodo diversi: bombardamento con raggi x, gamma e ultravioletti, come avviene nella natura, oppure con agenti mutageni diversi.<text:line-break/>Il nostro sistema è in grado di riparare gli errori perché è in grado di riconoscerli e di rimuoverli.<text:line-break/>Il DNA è in grado di ripararsi, c’è un’enzima in grado di riconoscere se queste mutazioni avvengono e rimuovere il pezzo danneggiato, l’enzima idrolizza e rimuove la parte che non corrisponde più a quello che dovrebbe corrispondere e il DNA polimerasi è in grado di sintetizzare la parte del DNA da ripristinare, dopodiché il DNA ligasi chiude il gap e ripristina la situazione originaria.<text:line-break/>Una mutazione spontanea è 1 ogni 10^6 di geni replicati.<text:line-break/>Esempio: produzione di fenilalanina per fermentazione.<text:line-break/>Fermentazione che parte da glucosio, viene fatto dell’inoculo attraverso batteri, si genera la biomassa e viene prodotta la fenilalanina. È una sintesi a cascata enzimatica, alla fine in base alla via metabolica scelta dall’organismo posso avere 3 amminoacidi diversi: fenilalanina, tirosina e il triptofano. L’organismo in funzione delle sue necessità sceglierà la via e in funzione della sintesi proteica che sta facendo. Per portare alla fenilalanina dobbiamo inibire la via che porta alla tirosina, il triptofano non è un problema perché il microorganismo lo prende dalla natura direttamente. Si genera allora un mutante: l’</text:span><text:span text:style-name="T5">auxotrofo</text:span><text:span text:style-name="T2"> che è un microorganismo mutante incapace di sintetizzare una sostanza richiesta per la sua crescita ma capace di crescere se la sostanza viene fornita; c’è anche il </text:span><text:span text:style-name="T5">prototrofo</text:span><text:span text:style-name="T2">, in grado di sintetizzare invece tutti gli enzimi. Il prototrofo ha maggiori probabilità di sopravvivenza. <text:line-break/>L’auxotrofia è dunque l’incapacità di un organismo di produrre un’enzima, che catalizzi una reazione per la sintesi di un fattore <text:s/>di crescita essenziale. <text:line-break/>Gli auxotrofi possono essere o non più in grado di ripristinare le vie perse oppure, se stimolati opportunamente, possono riaprire vie che avevano chiuso e quindi in grado di nuovo di sintetizzare le molecole necessarie.<text:line-break/>Noi selezioniamo un microorganismo mutante, in questo caso si parla di Escherichia, che sia auxotrofo per tirosina e triptofano in modo tale che tutta la reazione vanga diretta verso la produzione di fenilalanina.<text:line-break/>Un modo per generare un auxotrofo: si va a cercare in un ambiente naturale un prototrofo, lo prendiamo e lo coltiviamo su un mezzo di coltura minimale (soltanto il minimo che gli consente di crescere), ottengo una colonia e esporrò la mia colonia con qualche cosa che io so essere in grado di generare delle mutazioni, non sto orientando le mutazioni e statisticamente mi aspetto che alla fine venga generato un auxotrofo di mio interesse. A questo punto </text:span><text:soft-page-break/><text:span text:style-name="T2">trasferisco le colonie in un mezzo ricco e completo e lo farò crescere, a questo punto avrò ottenuto colonie di prototrofi, auxotrofi di non mio interesse e auxotrofi di mio interesse.<text:line-break/>Trasferisco nuovamente la colonia su un mezzo minimale con un antibiotico, tutti gli auxotrofi generati non sono più in grado di crescere perché non hanno più possibilità di dare luogo a sintesi enzimatica che porti agli amminoacidi che poi costituiranno le loro proteine, crescono però i prototrofi. L’antibiotico però uccide solamente chi cresce quindi i prototrofi verranno eliminati, mi ritroverò quindi solo con le colonie di auxotrofi. <text:line-break/>Dopo averle separate andrò a selezionare l’auxotrofo di mio interesse.<text:line-break/><text:line-break/>01/04/2021<text:line-break/>Intervenire direttamente sul DNA per portare alla sovrapproduzione, per esempio seguendo l’ingegneria metabolica ossia l’ingegneria fatta attraverso la modificazione del patrimonio genetico si può eliminare un gene per non ottenere il prodotto che avrebbe portato. Endonucleasi di restrizione, enzimi in grado di tagliare le catene di DNA in un punto specifico per andare a eliminare parti che non si vogliono oppure per inserire, laddove è stato effettuato il taglio, una nuova informazione.<text:line-break/>Inserzione di un informazione di un patrimonio genetico: utilizzo un plasmide, un frammento di DNA circolare all’interno del quale viene inserita l’informazione desiderata.<text:line-break/>Dobbiamo considerare: vettore che consentirà di portare l’informazione dove ci interessa e l’ospite, la scelta dell’ospite per quel tipo di informazione non è banale, deve riuscire ad accettare l’informazione e a preservarsi.<text:line-break/>Si utilizza un enzima di restrizione che va a tagliare il DNA laddove vogliamo inserire l’informazione e con gli stessi enzimi di restrizione inseriamo l’informazione e il plasmide verrà inserito all’interno della cellula che vogliamo modificare.<text:line-break/>Si possono andare a inserire informazioni che vanno a sintetizzare nuove proteine o nuovi amminoacidi, oppure per interrompere meccanismi di feedback oppure per produrre molecole simili a quelle che l’organismo già produceva ma un pochino modificate.<text:line-break/>Si va a rimuovere o inserire il patrimonio genetico in modo da ottenere dei cloni in cui all’interno viene alloggiata la nuova informazione. Bisogna selezionare il gene, studiarlo e isolarlo e i protagonisti sono l’ospite e il vettore.<text:line-break/>Crossing over </text:span><text:span text:style-name="T6">→</text:span><text:span text:style-name="T2"> due cromosomi si rompono e si ricompongono.<text:line-break/>Il vettore che normalmente si usa sono o dei plasmidi oppure dei batteriofagi, cioè sostanzialmente dei virus che vengono utilizzati per infettare l’ospite con l’informazione che vogliamo trasferire. <text:line-break/>Il vettore deve essere in grado di tenere su di sé l’informazione, deve essere facilmente accettato dall’ospite, deve contenere anche l’informazione di promozione del gene.<text:line-break/>L’ospite deve avere un turnover rapido di crescita, perché tanto più velocemente cresce e tanto più l’informazione sarà inglobata dalla popolazione, deve sopravvivere allo scambio di informazioni, in più se è in grado di sviluppare e crescere in un mezzo binario si risparmiano costi, deve essere possibilmente non patogeno, l’ospite deve essere ben delineato per capire se sarà in grado di fare questo scambio, non deve fare retro mutazioni per preservare il patrimonio genetico nuovo, deve essere in grado di produrre grandi quantità del prodotto desiderato.<text:line-break/><text:line-break/></text:span><text:span text:style-name="T3">Ricombinazione</text:span><text:span text:style-name="T2">: i frammenti del DNA del donor ossia della cellula da cui li abbiamo estratti vengono messi a contatto con una cellula cromosomiale e la cellula recipiente è in grado di accettare questi frammenti del DNA durante la fase di replicazione e dopodiché il DNA non ricombinato verrà eliminato ma si genererà una cellula geneticamente modificata. Stiamo costruendo il vettore all’interno dell’ospite<text:line-break/>Questa operazione di trasferimento sono fatte per esempio attraverso un’operazione di </text:span><text:span text:style-name="T5">coniugazione</text:span><text:span text:style-name="T2">: si parte da un battere che contiene il suo DNA cromosomiale, dopodiché viene trasferito un plasmide che porta su di sé le informazioni, si opera in modo che due cellule possano interagire tra di loro in modo sessuato, durante la fase di replicazione il fattore che contiene il plasmide con l’informazione da trasferire, viene duplicato e trasferito nell’altra cellula che lo conteneva. Si formano dunque due cellule F+ con patrimoni genetici differenti.<text:line-break/>All’interno della cellula viene spinta la ricombinazione e quello che accade è che il fattore che abbiamo inserito e l’informazione che abbiamo inserito viene integrata nel patrimonio genetico della cellula. Ci sono cellule chiamate ad alta frequenza di ricombinazione, cellule in grado di far partire tutta la replicazione e tutto il meccanismo che poi porterà alle cellule che poi contengono l’informazione originaria.<text:line-break/>Vengono messe a contatto le due cellule, parte dell’informazione viene trasferita alla cellula F- e quello che accade è che avremo di nuovo cellule ad alta frequenza di ricombinazione e poi delle cellule F- combinanti. <text:line-break/></text:span><text:soft-page-break/><text:span text:style-name="T2">Altra tecnica da utilizzare è la </text:span><text:span text:style-name="T5">trasduzione</text:span><text:span text:style-name="T2">: si prende un fago, un virus portatore di nuove informazioni è in grado di infettare l’ospite, inietta il filamento contente l’informazione da trasmettere, entra all’interno del batterio e rilascia il DNA. Questo filamento di DNA segue un andamento simile a quello di un infezione virale cioè non solo viene riprodotto il filamento ma viene prodotto anche il capside (il virus). Tende dunque a riprodurre se stesso contenente il DNA originario, succede che casualmente un pochino di DNA del donor entra dentro, <text:s/>distrugge il DNA batterico e costruisce capsidi. I fagi infatti si riproducono ricostruendo se stessi e inserendo all’interno della capside il proprio patrimonio genetico. All’interno del donor non c’è soltanto il DNA infettante ma anche il DNA del donor stesso, durante la replicazione del fago alcuni capsidi contengono dei pezzi del DNA batterico ivi incluse le informazioni di interesse, progressivamente il donor si riempe di capsidi e si rompe rilasciando i vari capsidi contenenti le varie informazioni. Si infetta l’ospite con il capside contenente l’informazione e attraverso una operazione di ricombinazione si include l’informazione genetica del capside nel DNA batterico </text:span><text:span text:style-name="T6">→</text:span><text:span text:style-name="T2"> abbiamo portato l’informazione dove volevamo. <text:line-break/>Con la ricombinazione vengono prodotti molti ormoni, enzimi, vaccini, trattamenti immuni (?) .<text:line-break/>OGM: organismo geneticamente modificato.<text:line-break/>Sono organismi prodotti attraverso la tecnologia del DNA ricombinante, contiene nel suo patrimonio genetico geni esterni. <text:line-break/><text:line-break/>BIOSENSORE: device che contiene al suo interno qualche cosa di biologico che <text:s/>è in grado di misurare in modo quantitativo e qualitativo un certo tipo di informazione; contiene anche qualcosa in grado di generare e trasmettere un segnale che sarà correlabile con la grandezza che stiamo misurando. <text:line-break/>Test di gravidanza esempio di un biosensore.<text:line-break/>Sensore che integra un elemento biologico e delle risposte di tipo fisico chimico per produrre un segnale che sia proporzionale a un analita specifica.<text:line-break/>Il biosensore è traversale: genera un segnale proporzionale per esempio alla concentrazione di una molecola, è un misuratore specifico. <text:line-break/>Deve avere una risposta generale, deve essere sensibile al valore della concentrazione, deve essere selettivo e poi il tempo di risposta deve essere rapido. I biosensori devono essere piccoli.<text:line-break/>Ci deve essere un porta bio componente, qualcosa in cui possa alloggiare il componente biologico.<text:line-break/>Ci deve essere una parte di misura, una volta generato il segnale questo viene trasformato in un segnale elettrico e poi viene mandato al detector. <text:line-break/>Esempio: misuratore di glucosio, la componente biologica è un enzima in grado di interagire con il glucosio, trasformarlo in acido gluconico con consumo di ossigeno; il sistema è costituito dall’alloggiamento del glucosio oxidali e dall’ossigeno. Se non è presente il glucosio il misuratore del sensore legge l’ossigeno, è sostanzialmente un elettrodo in grado id leggere ossigeno. Nel momento in cui il sistema viene a contatto con il glucosio, avviene la reazione ad opera dell’enzima che avviene consumo di ossigeno e il sensore legge questo calo. La quantità ridotta di ossigeno è proporzionale al glucosio formato.<text:line-break/>Operando attraverso un’enzima esso legge solo il substrato che gli compete. <text:line-break/>È più facile leggere indirettamente la concentrazione dell’ossigeno in quanto esistono molti detector dell’ossigeno.<text:line-break/> </text:span></text:p>
      <text:p text:style-name="P24"><text:span text:style-name="T2">08/04/2021 Prof. Bellotto<text:line-break/>Crescita della curva in un sistema batch: fase di adattamento, fase esponenziale, fase di declino della velocità di crescità e fase di mantenimento dove il nutrimento diventa il fattore limitante e una fase di morte per mancanza di nutrimento e/o presenza di veleni all'interno del reattore causate dalle reazioni biochimiche all'interno del reattore.<text:line-break/>La fase di adattamento è la fase in cui le cellule si adattano all'ambiente di partenza, per un certo periodo di induzione non si ha replicazione cellulare.<text:line-break/>Nella fase di crescita esponenziale la crescità non è limitata da condizioni esterne, siamo in condizioni di eccesso di substrato per cui velocità di crescita dipende soltanto dalle caratteristiche genetiche delle cellule. Cinetica di primo ordine in cui numero delle cellule raddoppia ad intervallo di tempo costante.<text:line-break/>Fase di declino substrato inizia a diventare limitante.<text:line-break/>Fase stazionaria, il substrato è scarso ed è sufficiente solo per mantenere in vita le cellule senza crescita e infine nella fase di morte il substrato è insufficiente e le cellule sono distrutte.<text:line-break/>La fase di induzione è una fase che mostra una mancanza di crescita e moltiplicazione cellulare, la durata di questa fase rappresenta il tempo di cui il microorganismo ha la necessità per adattarsi all'ambiente. La lunghezza di questa </text:span><text:soft-page-break/><text:span text:style-name="T2">fase dipende anche dalla quantità di cellule che abbiamo inoculato nel reattore. E' una fase di acclimatazione, questo shock può essere dovuto alla alta concentrazione di nutrienti; alcune sostanze fanno da stimolanti della crescità e riducono il tempo di induzione (ad esempio alcuni metalli in tracce).<text:line-break/>La fase di esponenziale è una fase in condizioni non limitate dal nutriente, dalla velocità di crescita dipendono soltanto dalle caratteristiche genetiche della cellula. <text:line-break/>Definiamo un tempo td ossia il tempo per raddoppiare la quantità di organismi nel reattore.<text:line-break/>La velocità specifica(mu) di crescità è inversamente proporzionale al td, è la velocità di cambiamento della cellula per unità di concentrazione; è l'equivalente di una velocità di reazione in chimica industriale.<text:line-break/>Alla fase esponenziale segue una fase in cui la crescita è limitata dal substrato, questa limitazione del substrato può essere rappresentata o con dei modelli puramente </text:span><text:span text:style-name="T3">empirici </text:span><text:span text:style-name="T2">come il modello logistico in cui definiamo una capacità di trasporto, la max conc di cellule che l'ambiente può sopportare (introduciamo un fattore limitante nella eq), abbiamo una curva a sigmoide simmettrica. E' un'eq puramente empirica, non <text:s/>è utlilissima perché il fattore K che descrive la limiitaizone alla crescita non ha una giustificazione teorica e per essere misurata sperimentalmente dobbiamo misurarla in condizioni in cui la crescita è limitata e dunque non nelle condizioni ottimali.<text:line-break/>Un altro modello è quello di Gompertz, rappresenta l'andamento della fase in cui abbiamo la limitazione alla crescita meglio, è ancora una sigmoide ma è asimmetrica e la fase di rallentamento è più lenta della fase di inzio crescita della moltiplicazione cellulare.<text:line-break/>x(t)=a exp[-b exp(-ct)]; a è il valore asintotico e c è la velocita di crescita.<text:line-break/>Il modello che più frequentemente è usato è l'equazione di Monod che da la velocità specifica di crescita in funzione del substrato (s). Raggiunge il massimo umax e se il substrato diminuisce la velocità diminuisce. E' semi-empirica perché non è detto che la diminuzione della velocità sia effettivamente dovuta alla mancanza di concentrazione, se questo è il caso allor l'equazione può essere considerata deterministica.<text:line-break/>In ogni caso possiamo rappresentare la velocità di reazione all'interno del reattore batch, la velocità specifica mu aumenta all'aumentare di S e tende ad un limite mu max per conc infinite.<text:line-break/>Quindi mu max è la massima velocità di crescita specifica, Ks invece è chiamata costante di semi saturazione (perché numericamente Ks corrisponde alla conc di substrato per la quale la velocità <text:s/>di reazione è la metà di quella massima) o di affinità (dal punto di vista meccanicistico rappresenta la facilità con cui il nutriente attraversa la membrana cellulare, è una funzione dell'affinità del nutriente per il microrganismo in fase di crescità).<text:line-break/>Può darsi il caso in cui la velocità di crescita sia limitata da due substrati nelo stesso tempo (quindi abbiamo S1, S2 ciascuno con la sua costante di affinità specifica).<text:line-break/>L'equazione di Monod è la reazione lineare tra la velocità di crescita di biomassa e la velocità di consumo del substrato, abbiamo dunque due eq differenziali che ci danno l'andamento di celle nel reattore e l'andamento del substrato nel reattore).<text:line-break/>Il mu max è una funzione del tipo di microrganismo in fase di crescita e della T.<text:line-break/>Mu max hanno valori in un range ristretto mentre i Ks variano anche di ordini di grandezza.<text:line-break/>Dai processi biologici possiamo avere prodotti nei settori della chimica, farmaceutica, energia, cibo e agricoltura.<text:line-break/><text:line-break/>Process development:<text:line-break/>Identifichiamo il prodotto -&gt; scegliamo/costruiamo un microrganismo in grado di produrlo -&gt; una volta fatto da una parte produciamo del materiale a scopo di ricerca per determinare caratteristiche e laddove sia necessario avere le approvazione dall'altra parte bisogna pensare al tipo di impianto per ottimizzare il processo.<text:line-break/>La <text:s/>scala di tempo è tra i 5-15 anni.<text:line-break/><text:line-break/>Con le tecnologie di Dna ricombinante è possibile praticamente scegliere qualsiasi organismo per determinate produzioni (es Escherichia coli che produce etanolo con alte rese).<text:line-break/><text:line-break/>Modello dei bioreattori:<text:line-break/>1) Continui (CSTR) in cui il reagente è alimentato continuamente al reattore e il prodotto viene prelevato alla stessa portata con la quale introduciamo i reagenti</text:span></text:p>
      <text:p text:style-name="P13">2) Batch, tutti i reagenti sono introdutti all'interno del reattore (a parte O2 nei processi aerobici) <text:s/>prima che la reazione inizi<text:line-break/>3) Semi-Batch, possono essere continui in cui l'alimentazione del reagente è continua oppure può intermittente, quindi <text:soft-page-break/>carichiamo il reattore lo facciamo andare a batch per un certo periddo dopodiché lo scarichiamo parzialmente, lo carichiamo a carica nuova e così via</text:p>
      <text:p text:style-name="P13">4) semi-continui in cui i reagenti sono reintrodotti e scaricati a tempi fissati<text:line-break/><text:line-break/>FERMENTAZIONE NEI CSTR<text:line-break/>Nei processi continui abbiamo l'alimentazione del substrato limitante a portata costante F e a concentrazione S0 e l'alimentiamo al brodo di cottura, eventualmente questo è aerato e lo si tiene sotto agitazione. Poi vi è il prelievo del brodo di reazione/sistema di reazione ancora a portata costante e la con di biomassa x è più alta a causa della reazione avvenuta nel reattore e la conc di substrato è rispettivamente più bassa. <text:line-break/>L'ipotesi è che il reattore funzioni in cond stazionarie, che l'alimentazione è perlopiù <text:s/>sterile cioè il sistema è inoculato ma non abbiamo biomassa nell'alimentazione e il substrato è limitante. <text:line-break/>Dal bilancio di massa nel reattore, in cond staz, abbiamo una reazione che correla la portata di alimentazione <text:s/>con la velocita specifica di crescita del microrgansimo. </text:p>
      <text:p text:style-name="P24"><text:span text:style-name="T2">D è il fattore di diluizione, il reciproco del tempo di ritenzione e rappresenta iil nuumero di riempimento del reattore nell'unità di tempo.<text:line-break/>Yx/s è il coefficiente di resa della biomassa, quindi in funzione del consumo della biomassa si calcola la resa del microrganismo.<text:line-break/>La produzione del microrganismo ha un massimo per una determinata portata, il massimo è molto prossiimo in cui vi è una rapida diminuzione della resa. Questa zona è il regime chiamato </text:span><text:span text:style-name="T3">"wash out"</text:span><text:span text:style-name="T2">,</text:span><text:span text:style-name="T3"> </text:span><text:span text:style-name="T2">in <text:s/>questa condizione la portata è così alta che il tempo di residenza nel reattore è troppo piccolo affinché gli organismi abbiano il <text:s/>tempo di crescere (se infatti aumento F aumento velocità) e quindi produttività del reattore decresce.<text:line-break/>Se il reattore è condotto a F prossima al max è sufficiente una piccola perturbazione perché la velocità di reazione scenda al di sotto del valore necessario per mantenere elevata la conc degli organismi nel reattore. In queste condinzioni la crescita degli organismi tende a 0, è come se fossero lavati via perché la velocità di uscità è maggiroe della velocità di crescita data dalla reazione. Abbiamo dunque un Dmax al di sopra del quale siamo in condizioni di wash out.<text:line-break/><text:line-break/></text:span><text:span text:style-name="T4">CHEMIOSTATO</text:span><text:span text:style-name="T2">: reattore in cui abbiamo portata costante e un prelievo costante e controlliamo i parametri della reazione (portata, pH, conc O2 e CO2 all'interno del reattore,T, P). In questo modo conduciamo un reattore CSTR controllando la conc microbica, assicuurandoci di essere nelle cond ottimali per la crescita degli organismi.<text:line-break/>In alcuni casi è possibile modficare gli schemi introducendo un concentratore che separa i microrganismi e li reintroduce all'interno del reattore, questo ci tutela dall'essere in condizioni di wash out perché ricicliamo gli organismi. La velocità dunque dipende anche dal fattore di riciclo.<text:line-break/>Possiamo anche immaginare una serie di chemiostati in serie nel quale il prodotto del primo stadio è utilizzato come inoculo di quello successivo, è uno schema utile se vengono utilizzati dei metaboliti secondari come alimentazione di un altro organismo.<text:line-break/>Le concentrazioni e le portate possono essere diverse <text:s/>per ciascun reattore in funzione delle loro velocità di reazione. <text:line-break/><text:line-break/></text:span><text:span text:style-name="T4">BIOSTATI</text:span><text:span text:style-name="T2">: reattori nei quali in cui non facciamo affidamento ad un controllo cinetico delle reazioni che avvengono nel reattore per sapere qual è la produttività del reattore, misuriamo direttamente la conc dell'organismo nel reattore.<text:line-break/>Abbiamo la necessità di avere un sistema affidabile per la misura della concentrazione degli organismi nel reattore. <text:line-break/>Principio: densità ottica -&gt; ampio range lineare, qualche interferenza.<text:line-break/>Possiamo introdurre delle etichette fosforiscenti sugli organismi e misurare la fosforescenza, alta sensibilità e molte interferenze (es cambiamento del pH).<text:line-break/>Possiamo avere delle misure di capacità, grande campo lineare però interferenza causate dalla bolla d'aria per aerazione e agitazione.<text:line-break/>Sistemi ultrasonici, misurano attività cellulare e ci danno indicazione delle caratteristiche della sospensione e di come l'organismo lo modifica, interpretazione difficile, interferenza delle bolle d'aria e quindi dovute ad aerazione e agitazione.<text:line-break/><text:line-break/>FERMENTAZIONE NEI BATCH<text:line-break/>Vantaggi: meno facile la contaminazione perché carichiamo reagente inoculati al reattore, poi lo chiudiamo ed </text:span><text:soft-page-break/><text:span text:style-name="T2">alimentiamo solo aria. Non abbiamo problema di sterilizzare corrente di alimentazione. <text:line-break/>Abbiamo maggiore flessibilità perché un singolo reattore può essere usato per reazioni diverse, migliore controllo della stabilità genetica perchè ogni volta introduciamo organismi nuovi e non abbiamo rischio di alterazione nel corso della reazione stessa.<text:line-break/>Nel caso per esempio della produzione farmaceutica si può avere un controllo indipendente delle materie prime per ogni singolo batch e questo può rappresentare un vantaggio per i sistemi altamente controllati in cui sia il processo che apparecchiature devono essere approvate.<text:line-break/>Svantaggi: si arriva rapidamente in condizioni di limitazioni e scarsità di substrato, è necessario dedicare il tempo per riempire, svuotare e pulire i reattori e risterilizzare ogni volta.<text:line-break/>E' più difficile controllare e progettare delle reazioni che non avvengono in condizioni stazionarie, bisogna avere un controllo all'interno del reattore. Possono esserci delle differenze tra i vari batch.<text:line-break/><text:line-break/>AERAZIONE<text:line-break/>L'ossigeno è un reagente all'interno del reattore, esattamente come il substrato, per cui l'eq di Monod vale anche per l'O2. Abbiamo dunque una velocità di <text:s/>reazione che è funzione della conc di ossigeno disciolto, nel caso in cui questo sia il fattore limitante.<text:line-break/>Il QO2 è il consumo specifico di ossigeno nell'unità di tempo e di volume.</text:span></text:p>
      <text:p text:style-name="P19">Normalmente NON si opera in condizioni in cui l'ossigeno è il fattore limitante.</text:p>
      <text:p text:style-name="P14">Il motivo per il quale vengono condotte reazioni aerobiche è che le cellule possono ottenere energia sia attraverso <text:span text:style-name="T9">una respirazione</text:span> aerobica che anaerobica tuttavia l'ossidazione del glucosio produce <text:span text:style-name="T9">una quantità di ATP che è circa 20 volte superiore a quella prodotta da quella anaerobica → la vitalità delle cellule diminuisce in condizioni anaerobiche, abbiamo quindi una diminuzione della crescita in condizioni di anossia. </text:span><text:span text:style-name="T10">Normalmente <text:s/>nei reattori una variazione di ossigeno tra il 5% e il 35% non influenza in maniera significativa la crescita e la vitalità delle cellule. <text:line-break/>Se operiamo il reattore in condizioni anossiche (&lt;5%) questo non ci garantisce la crescita degli organismi che anzi muoiono. La conc critica dell’ossigeno è dipendente dalle condizioni di fermentazione.<text:line-break/><text:line-break/></text:span><text:span text:style-name="T11">La conc di O2 disciolto dipende da una serie di processi che avvengono per trasportare ossigeno da fase gassosa a quello liquido. </text:span></text:p>
      <text:p text:style-name="P14"><text:span text:style-name="T12">1)</text:span><text:span text:style-name="T11"> trasferimento dalla fase gas allo strato limite del fase gas</text:span><text:line-break/><text:span text:style-name="T12">2) trasferimento all’interfaccia</text:span></text:p>
      <text:p text:style-name="P15"><text:span text:style-name="T12">3) trasferimento nello strato limite del liquido, </text:span><text:span text:style-name="T13">ci dà la resistenza maggiore (resistenza sul film fluido)</text:span></text:p>
      <text:p text:style-name="P20">4) diffusione nella fase liquida</text:p>
      <text:p text:style-name="P21">5) trasferimento sullo strato cellulare e così entra nella cellula</text:p>
      <text:p text:style-name="P16"><text:line-break/><text:span text:style-name="T14">La velocità di trasferimento è data da un’eq di trasporto: N</text:span><text:span text:style-name="T16">A</text:span><text:span text:style-name="T14">, massa trasferita per unità di volume nell’unità <text:s/>di tempo, moltiplicata per area dell’interfaccia per forza motrice del trasferimento (che è la differenza di conc tra fase gas C* e fase liq C</text:span><text:span text:style-name="T15">L</text:span><text:span text:style-name="T14">). C* legata alla legge di He</text:span><text:span text:style-name="T23">n</text:span><text:span text:style-name="T14">ry.<text:line-break/></text:span><text:span text:style-name="T23">La velocità di trasferimento dipende anche da K</text:span><text:span text:style-name="T16">L</text:span><text:span text:style-name="T25"> che al suo aumentare fa aumentare la velocità, KL aumenta al diminuire dello spessore dello strato limite del liquido.<text:line-break/>Per aumentare Na si può pensare di aumentare la differenza tra le due conc, CL è legata ad un valore critico che esiste per ciascun organismo e che più o meno ha sempre lo stesso ordine di grandezza (se vado sotto opero in condizioni anossiche), se vogliamo aumentare C* pensiamo di aumentare la P ma essendo gli organismi sensibili alla P non si può fare.<text:line-break/>Dobbiamo dunque consumare poco ossigeno rispetto alla massa che introduciamo → operare in grande eccesso di aria per avere una gran</text:span><text:span text:style-name="T26">d</text:span><text:span text:style-name="T25">e qu</text:span><text:span text:style-name="T26">antità <text:s/>di ossigeno all’uscita.<text:line-break/><text:line-break/>Per determinare la velocità di trasferimento dobbiamo misurare la conc di O2 in ingresso e in uscita al reattore in cond stazionarie, in principio questo è il modo migliore ma necessita di avere controllori opportuni e quindi non è così usuale avere una misura in linea della conc di O2.<text:line-break/>In via alternativa si può misurare la conc attraverso delle titolazioni, ad esempio attraverso il </text:span><text:span text:style-name="T27">metodo del Solfito</text:span><text:span text:style-name="T26">; questo si realizza attraverso la rapida ossidazione del solfito in presenza di cat metallici, reazione molto veloce quindi </text:span><text:span text:style-name="T31">si assume che </text:span><text:span text:style-name="T26">la conc del solfito consumato corrisponde alla conc dell’ossigeno consumato. </text:span><text:span text:style-name="T31">Se l’eccesso del solfito poi </text:span><text:soft-page-break/><text:span text:style-name="T31">è titolato con un metodo iodometrico (aggiunto eccesso di iodio) esso viene retrotitolato. <text:line-break/>Misurazione controllata ma non può essere fatta in presenza di una biomassa in crescita.<text:line-break/>Non ci da dunque indicazioni sulla fermentazione, perché è un calcolo fatto in assenza della reazione che a noi interessa.<text:line-break/>Altrimenti abbiamo il </text:span><text:span text:style-name="T28">dynamic “gassing ou</text:span><text:span text:style-name="T29">t</text:span><text:span text:style-name="T28">” method </text:span><text:span text:style-name="T32">che ci permette di determinare il coefficiente di scambio operando in un regime transitorio.<text:line-break/>Abbiamo conc di O2 disciolto, interrompiamo il flusso di aria e la conc di O2 disciolto diminuisce, misuriamo la variazione in questo transitorio e otteniamo un eq di bilancio.<text:line-break/>Otteniamo così un qx dato dalla pendenza di una curva, dopodiché rialimentiamo ossigeno ripartiamo con reazione e conc di O2 aumenta, in queste cond misuriamo il coefficiente di scambio.<text:line-break/>Questo dipende da una serie di parametri del processo: T, attraverso una legge di tipo Arrenhius, dalla natura e dalla progettazione del sistema di alimentazione del gas quindi dalla portata, diametro e volume del reattore e dalla potenza dell’agitazione.<text:line-break/></text:span><text:span text:style-name="T33">Altri fattori che influenzano K</text:span><text:span text:style-name="T17">la</text:span><text:span text:style-name="T33"> sono il tipo di microrganismo, che determina le caratteristiche areologiche del nostro sistema (può essere basso per microrganismi filamentosi); densità, vis</text:span><text:span text:style-name="T34">cosità (</text:span><text:span text:style-name="T33">al suo aumentare diminu</text:span><text:span text:style-name="T34">i</text:span><text:span text:style-name="T33">sce </text:span><text:span text:style-name="T34">K</text:span><text:span text:style-name="T18">l</text:span><text:span text:style-name="T34">); composizione della fase liquida e dalla forza ionica (elettroliti in soluzione rendono sistema di bolle più resistente alla coalescenza, quindi aumenta K</text:span><text:span text:style-name="T18">L</text:span><text:span text:style-name="T34">); dalla natura </text:span><text:span text:style-name="T35">e dalla conc di tensioattivi e eventuale presenza di additivi antischiuma.<text:line-break/>Gli elettroliti inibiscono la coalescenza delle bolle e gli agenti antischiuma (che invece aumentano coalescenza) hanno una grande influenza sulla sup di scambio. Nelle soluzione salini abbiamo un Kl maggiore di un ordine di grandezza rispetto ad acqua pura. <text:line-break/>L’aumento del coeff di scambio favorisce l’uso di reattori con piccolo diametro e grande altezza.<text:line-break/><text:line-break/>In condizioni aerobiche la quantità di aria da essere fornita è molto elevata, qu</text:span><text:span text:style-name="T36">el</text:span><text:span text:style-name="T35">la usata è 0.3-0.4 kg O</text:span><text:span text:style-name="T19">2</text:span><text:span text:style-name="T35">/kg substrato.<text:line-break/>In cond batch quindi </text:span><text:span text:style-name="T36">il problema è operare proprio a alte conc di O2, l’aria deve essere continuamente alimentata e filtrata per essere sterilizzata. Le fermentazioni batch quindi sono di fatto semi-batch dal punto di vista dell’aria.<text:line-break/></text:span><text:span text:style-name="T35"><text:line-break/></text:span><text:span text:style-name="T37">BIOREATTORI<text:line-break/></text:span><text:span text:style-name="T38">Materie prime + catalizzatore fatte reagire in un reattore, la corrente in uscita verrà trattata con processi di downstream (operazione di separazione come filtrazione, cristallizzazione oppure operazione di purificazione come cromatografia e assorbimento) per recuperare ciò che ci serve.<text:line-break/><text:line-break/></text:span><text:span text:style-name="T39">I processi biotecnologici si differenziano per il tipo di fermentazione, design del processo e tipo di reattore il quale è scelto per ottimizzare le prestazioni. <text:line-break/></text:span><text:span text:style-name="T52">La funzione principale del reattore è quella di fornire le cond ottime per la crescita e per la formazione del prodotto nel particolare sistema di microrganismi che si sta impiegando.</text:span><text:span text:style-name="T39"> <text:line-break/>La prestazione del bioreattore dipende da molti fattori come la conc di biomassa, tutte le condizioni devono essere sterili, cond di agitazioni efficaci per garantire un rapporto di ossigeno adeguato ma non devono essere eccessive per danneggiare i microrganismi in crescita, il nutriente deve essere alimentato in modo opportuno (non in eccesso perché altrimenti rischiamo il wash out), rimozione del prodotto, dare una sufficiente aerazione, il reattore poi deve essere configurato in modo tale da monitorare le attività degli organismi e bisogna evitare l’inibizione dei prodotti.</text:span></text:p>
      <text:p text:style-name="P17"><text:span text:style-name="T39"><text:line-break/></text:span><text:span text:style-name="T40">L’ottimizzazione di processo fermentazione significa progettare l’unità del fermentatore e dai suoi controllori.<text:line-break/>La configurazione del processo dipend</text:span><text:span text:style-name="T41">e </text:span><text:span text:style-name="T40">da</text:span><text:span text:style-name="T41">l tipo di organismo: cellule animali/vegetali, massa microbica o enzimi solubili/immobilizzati. Dal tipo di reattore: batch, continuo, semi-bach, plug-flow. Dipende anche dai fattori economici: valore del prodotto, parametri del processo.<text:line-break/></text:span><text:span text:style-name="T42"><text:line-break/>All’interno di un reattore è possibile controllare diversi parametri come pH, T, conc di O2, quantità di calore scambiato attraverso tutto il processo.<text:line-break/>Vi è un processo di scale up, si passa da scale in condizioni di laboratorio </text:span><text:span text:style-name="T43">passando per</text:span><text:span text:style-name="T42"> </text:span><text:span text:style-name="T43">scala pilota per arrivare a scala industriale.<text:line-break/>Quindi un fermentatore può essere anaerobico o aerobico, di questo utiilizziamo i CSTR, reattori air-lift oppure sistemi immobilizzati.<text:line-break/></text:span><text:soft-page-break/><text:span text:style-name="T43"><text:line-break/></text:span><text:span text:style-name="T44">TIPI DI FERMENTATORI</text:span><text:span text:style-name="T43"><text:line-break/>BATCH: tutti i nutrienti sono caricati all’inizio del processo, la velocità di crescita degli organismi può decrescere fino a 0 a causa dell’esaurimento del substrato oppure della conc di tossine.<text:line-break/>Una modifica del processo batch è il fed-batch semicontinuo nella quale la diminuzione de</text:span><text:span text:style-name="T44">i nutrienti compensato da successive aggiunte</text:span><text:span text:style-name="T38">. </text:span><text:span text:style-name="T44">È comunque un sistema chiuso in cui non ho flussi continui.<text:line-break/>CONTINUI: gli organismi e i loro nutrienti sono caricati continuamente nel reattore.</text:span><text:span text:style-name="T32"><text:line-break/><text:line-break/>Lo</text:span><text:span text:style-name="T45"> scopo dei fermentatori è quello di ottimizzare la crescita degli organismi e la resa del prodotto.<text:line-break/>I fermentatori sono delle unità semplici, possono diventare complesse quando sono integrate con dei sistemi di controllo. Possiamo distinguere due tipi di fermentatori: non asettici, in cui possiamo usare colture cellulari NON pure, oppure asettici in cui bisogna controllare la purezza dei prodotti (come produzione di antibiotici o aminoacidi).<text:line-break/></text:span><text:span text:style-name="T46">Un altro modo di organizzare i reattori è in base a come </text:span><text:span text:style-name="T47">è</text:span><text:span text:style-name="T46"> organizzati </text:span><text:span text:style-name="T47">la fase biologica;</text:span><text:span text:style-name="T46"> </text:span><text:span text:style-name="T47">gli organismi </text:span><text:span text:style-name="T46"><text:s/>possono essere sospesi in brodo di coltura sia cellule individuali oppure fiocchi e aggregati </text:span><text:span text:style-name="T47">oppure la fase biologica può essere supportata e immobilizzata.<text:line-break/>Abbiamo quindi i reattori a per</text:span><text:span text:style-name="T48">colamento </text:span><text:span text:style-name="T49">tipici</text:span><text:span text:style-name="T47"> per la produzione dell’aceto </text:span><text:span text:style-name="T49">oppure i trattamenti a letto fluidizzato </text:span><text:span text:style-name="T50">utilizzati per le acque reflue.</text:span><text:span text:style-name="T49"><text:line-break/>Un fermentatore deve </text:span><text:span text:style-name="T50">evitare l’ingresso di microrganismi, mantenere la selettività richiesta, mantenere un volume costante, mantenere un volume di brodo di coltura costante, conc di ossigeno disciolto più alta della conc critica, deve contr</text:span><text:span text:style-name="T51">ollare i parametri come T e pH e deve permettere una buona omogeneità del sistema in crescita.<text:line-break/>I materiali in contatto con le soluzioni devono resistere alla corrosione, non devono essere tossiche <text:s/>(in questo modo non diventeranno inibitori della crescita) e devono sopportare cicli di sterilizzazione ad alte P.</text:span><text:span text:style-name="T14"><text:line-break/><text:line-break/></text:span><text:span text:style-name="T167">TIPI DI BIOREATTORE<text:line-break/>STR, BCR, reattore air lift, trattore a letto fisso e a letto fluido.<text:line-break/>I bioreattori appartengono a 3 famiglie: non agitati e non aerati (birra, vino), non agitati e aerati e <text:s/>agitati e aerati.<text:line-break/><text:line-break/>Processo aerobico → processo trifasico: fase non acquosa come reagenti e prodotti (gas, liquidi e solidi), fase acquosa nella quale sono sciolti i reagenti e i prodotti e una fase solida che sono i microrganismi e parte delle cellule.<text:line-break/>Alta produttività data dal mantenimento delle condizioni ottimali <text:s/></text:span><text:span text:style-name="T168">(parametri fisici come T e P e parametri chimici come il pH) </text:span><text:span text:style-name="T167">richieste per la crescita della biomassa e quindi per una buona resa del prodotto.<text:line-break/></text:span></text:p>
      <text:p text:style-name="P18"><text:span text:style-name="T169">Il bioreattore deve poter mantenere alti livelli di biomassa, assicurare sterilità, deve essere efficace per omogeneizzare, permettere uno scambio di calore adeguato e permettere un facile campionamento.<text:line-break/>La scelta del reattore è fatta sulla base del microorganismo impiegato (se sono animali o vegetali o se sono solubili o immobilizzati), sulla base della configurazione del processo (tipo di reattore) e del grado economico.<text:line-break/></text:span><text:span text:style-name="T170">Il reattore deve permettere il passaggio sia dell’ossigeno che del nutriente fino all’organismo della cellula in crescita → bisogna favorire il contatto tra gli organismi e l’ossigeno e il nutriente.<text:line-break/>Il parametro critico per un reattore aerobio è quello di avere un trasporto di ossigeno sufficiente.<text:line-break/>L’ossigeno è il substrato più importante metabolico e la CO2 è il prodotto metabolico più importante.<text:line-break/>Scopo: massimizzare trasporto ossigeno limitato dalla solubilità dell’ossigeno e dalle barriere diffusive del film liquido che circonda le bolle di gas.<text:line-break/></text:span><text:span text:style-name="T171">In assenza di carica microbica la velocità dell’ossigeno può essere stimata con il metodo dei solfiti.<text:line-break/>Il sodio solfito è un agente riducente che reagisce con l’O2 disciolto in presenza di cat metallico a dare solfato di sodio. </text:span><text:span text:style-name="T172">Misurando la velocità di ossidazione del solfito misuriamo la velocità di trasporto dell’O2.<text:line-break/>Il coefficiente di trasporto di massa dell’O</text:span><text:span text:style-name="T20">2</text:span><text:span text:style-name="T172"> può essere calcolato mediante la velocità di trasporto dell’ossigeno e della sua solubilità. </text:span><text:span text:style-name="T173">Necessario avere dei sensori che misurino l’ossigeno disciolto.<text:line-break/><text:line-break/>BATCH: Parto da una conc di substrato, questo si consuma e quindi la sua conc si riduce.</text:span><text:span text:style-name="T172"><text:line-break/></text:span><text:span text:style-name="T173">CSTF: conc costante, il sistema di alimentazione del substrato e di uscita del prodotto sono diversi da quelli del batch.<text:line-break/>TF: reattori continui non agitati, in assenza di agitazione si osserva una diminuzione della conc di substrato dall’in all’out e in parallelo abbiamo aumento della conc di prodotto<text:line-break/></text:span><text:soft-page-break/><text:span text:style-name="T173">Sistemi a letto fluido: simili ai TF, sono intermedi tra reattori agitati e reattori tubolari. Sono utilizzati per la produzione di birra e aceto. </text:span><text:span text:style-name="T174">Microrganismi fluidizzati dalla corrente entrante in </text:span><text:span text:style-name="T175">maniera</text:span><text:span text:style-name="T174"> sufficiente </text:span><text:span text:style-name="T175">per</text:span><text:span text:style-name="T174"> vincere le forze gravitazionali </text:span><text:span text:style-name="T175">e non avere la loro fuoriuscita insieme al prodotto.<text:line-break/><text:line-break/>I substrati solidi sono molto adatti per i batteri, tra quelli più usati troviamo legumi, cereali, paglia e segatura. Il solido periodicamente viene rivoltato per permettere la diffusione dell’ossigeno e per smaltire la T. <text:s/>Sono a basso costo, richiedono bassa energia, hanno una semplice tecnologia, hanno una bassa conc di acqua reflua; hanno lo svantaggio di avere una crescita cellulare più lenta, problemi di smaltimento di calore e di contaminazione batterica. Sono dei sistemi difficili da scalare (le dimensioni S/V dipendono dal reattore), difficile anche controllare l’umidità all’interno del substrato.<text:line-break/>La fermentazione con questo tipo di substrato è spesso aerobica. La velocità di trasferimento dell’O2 dipendono dalle dimensioni delle particelle, la loro porosità e dal grado di vuoto all’interno del reattore.<text:line-break/></text:span><text:span text:style-name="T176">Un eccesso di acqua e un annegamento del substrato hanno un effetto negativo perché occlude porosità e influenza negativamente la velocità.<text:line-break/><text:line-break/>Un reattore usato è quello a cilindro rotante, V di circa 100 l, sono appoggiati su due rulli che li supportano e permettono la reazione. Utilizzati nella produzione di enzimi e masse microbiche. Il riempimento (30% della capacità totale) deve essere tenuto basso per permettere buone capacità di trasferimento di O2 e un buon smaltimento di calore. La miscelazione è scarsa.<text:line-break/>Altrimenti si usano reattori a letto, questo può essere alto fino ad 1 m, deve essere poroso in modo tale da essere attraversato da aria umida che viene sempre influssata dal basso.<text:line-break/>Ci sono anche i fermentatori a vassoi, utilizzati per la produzione di enzimi, per migliorare il contatto il substrato è posizionato su dei vassoi in una camera dove viene influssata l’aria e fatta circolare. Reattore utilizzato nel 1 step di acido citrico. Possono avere volumi molto alti (fino a 150 m</text:span><text:span text:style-name="T177">3</text:span><text:span text:style-name="T53">).<text:line-break/>I sistemi per i substrati liquidi invece sono molto bassi, per reattori da laboratorio (piccola scala) si intendono anche semplicemente delle beute.<text:line-break/></text:span><text:span text:style-name="T54">Per aumentare il trasporto dell’O2 si può aumentare la superficie d’interfaccia e quindi aumentare il volume del reattore. Se diamo un agitazione alle beute miglioriamo il trasferimento dell’ossigeno a causa dell’agitazione che rompe il film superficiale e quindi aumentiamo la sup di scambio. Reattori con bassa velocità di trasferimento.<text:line-break/>Molto spesso vengono messi dei setti per rompere il film del liquido e per aumentare l’agitazione.<text:line-break/></text:span><text:span text:style-name="T55">Per sistemi a substrato liquido ad alto volume si passa a bioreattori con agitazione meccanica.<text:line-break/></text:span><text:span text:style-name="T56">Il sistema di agitazione è costituito dai frangiflutti e dalle eliche attaccate sull’albero del reattore. I primi servono ad aumentare la turbolenza e evitare vortici (e quindi mix di schiume)all’interno del reattore.<text:line-break/>Il reattore più utilizzato per processi asettici sono i </text:span><text:span text:style-name="T30">STR</text:span><text:span text:style-name="T56">, permette una buona agitazione, costano molto (costi elevati di energia e costi dovuti a sterilizzazione).<text:line-break/></text:span><text:span text:style-name="T57">Punti fondamentali del reattore: agitatore, frangiflutti e il sistema di distribuzione dell’aria (sparger) nei processi aerobici.<text:line-break/>Bioreattore usato per V &gt; 200 ml (al di sotto sono nelle cond da laboratorio). I sistemi senza sparger danno una aerazione sufficiente per V fino a 3 l. Agitazione fino a 600 rpm per avere una buona diffusione dell’ossigeno. </text:span><text:span text:style-name="T58">I reattori con lo sparger possono essere grandi (V fino a 500 l).<text:line-break/>L’agitazione deve creare turbolenza per rompere bolle e favorire trasporto O2. Ci sono due tipi di agitazioni: le eliche che danno un flusso assiale, dà una bassa turbolenza (utilizzati con microrganismi sensibili allo stress meccanico come cellule animali) oppure ci sono le turbine che danno una maggior turbolenza e si ha un buon trasferimento di O2, ciascuna turbina ha dalle 2 alle 6 pale.<text:line-break/>La più utilizzata è la turbina Rushton, costituita da pale poste in modo perpendicolare al disco, il flusso è radiale. Una modificazione delle turbina è un Airfoil in cui le pali sono inclinate e si ha un flusso un po’ radiale e un po’ assiale.<text:line-break/>Il tipo di elica e di agitazione va a determinare il coefficiente di dimensionamento del K</text:span><text:span text:style-name="T21">L.</text:span><text:span text:style-name="T58"><text:line-break/><text:line-break/></text:span><text:span text:style-name="T59">12/04/2021<text:line-break/></text:span><text:span text:style-name="T60">REATTORI AGITATI<text:line-break/></text:span><text:span text:style-name="T61">Le caratteristiche reologiche del fluido possono essere newtoniane (viscosità costante per qualsiasi agitazione), non newtoniani </text:span><text:span text:style-name="T62">(viscosità funzione della velocità di agitazione, pseudoplastici e fluidi dilatanti) </text:span><text:span text:style-name="T63">oppure viscoelastici (al di </text:span><text:soft-page-break/><text:span text:style-name="T63">sopra dello sforzo limite il materiale può essere fatto scorrere).<text:line-break/></text:span><text:span text:style-name="T64">La maggior parte dei batteri dà comportamento newtoniano mentre i funghi caratterizzati da ifee e materiali polimerici hanno comportamento non newtoniano.<text:line-break/>La viscosità </text:span><text:span text:style-name="T65">del mezzo di crescita </text:span><text:span text:style-name="T64">influenza l’efficienza dell’agitazione.<text:line-break/></text:span><text:span text:style-name="T65">E’ necessario ottimizzare la forma, dimensione e il numero degli agitatori. </text:span><text:span text:style-name="T63"><text:line-break/></text:span><text:span text:style-name="T66">Lo sforzo di taglio che viene esercitato dal sistema di agitazione determina le dimensioni delle bolle. <text:line-break/></text:span><text:span text:style-name="T67">Gli elementi di agitazione possono impartire un flusso assiale o radiale </text:span><text:span text:style-name="T68">(eliche flusso assiale, turbine flusso radiale). La miscelazione della massa del reagente è meno efficace con le turbine rispetto alle eliche, le turbine però assorbono più energia. Il flusso radiale genera maggior turbolenza, serve di più a frammentare le bolle e <text:s/>a garantire un miglior coefficiente di trasporto.<text:line-break/>La <text:s/></text:span><text:span text:style-name="T58">turbina Rushton </text:span><text:span text:style-name="T68">è costituita da 4-6 pale intorno al disco centrale, è la turbina più comune.<text:line-break/>Le eliche sono più efficaci per ottenere una mix omogenea e per mantenere in sospensione i solidi e i microrganismi, danno una velocità di scorrimento (shear) più basso e creano meno vortici.<text:line-break/>Shear più alto quando abbiamo profili di ingresso più affilati delle pale e meno efficaci a distribuire aria.<text:line-break/>2 esigenze presenti ma contraddittorie: avere omogeneità della massa reagente e una buona dispersione di O</text:span><text:span text:style-name="T22">2</text:span><text:span text:style-name="T68">. Possiamo allora usare 2 sistemi di agitazioni diversi per esempio turbina in basso e elica in alto.<text:line-break/>Il motore può essere posizionato in alto </text:span><text:span text:style-name="T69">o in basso, metterlo in alto è </text:span><text:span text:style-name="T68">più costoso perché necessario supportare l’albero per evitare rottura, normalmente la velocità di rotazione è mantenuta non più del 75% della velocità critica </text:span><text:span text:style-name="T69">di instabilità </text:span><text:span text:style-name="T68">d</text:span><text:span text:style-name="T69">ell’</text:span><text:span text:style-name="T68">asse per evitare fenomeni di vibrazione </text:span><text:span text:style-name="T69">che potrebbero portare alla rottura dell’albero → per dare maggiore stabilità è necessario prevedere dei supporti all’albero di rotazione.<text:line-break/>Posizionare il motore in basso è più semplice però richiede più manutenzione per le tenute, bisogna evitare le infiltrazione del mezzo di reagente nelle tenute che possono poi danneg</text:span><text:span text:style-name="T70">g</text:span><text:span text:style-name="T69">iarle a lungo termine e che possono causare delle perdite nel sistema di tenute.<text:line-break/>I frangiflutti aumentano l'omogeneità del sistema reagente e aumentano l</text:span><text:span text:style-name="T70">a </text:span><text:span text:style-name="T69">potenza che è possibile trasferire tramite agitazione, servono ad aumentare la turbolenza.<text:line-break/></text:span><text:span text:style-name="T70">Oltretutto se non abbiamo un sistema di frangiflutti creiamo dei vortici all’interno della massa reagente, se il vortice si estende fino alla pala questa viene scaricata perché l’aria raggiunge la pala e quindi diminuisce il carico sulla pala stessa, questo può portare all’aumento della velocità di rotazione della pala oppure lo stesso sistema di controllo aumenti la velocità della pala perché rileva una minore potenza e quindi per mantenere l’OTR cerca di mantenere la velocità di rotazione. Se poi il vortice si rompe c’è un carico immediato istantaneo sulla pala che può portare a fenomeni catastrofici fino a rottura del comando dell’agitatore, i vortici quindi vanno evitati. <text:line-break/></text:span><text:span text:style-name="T71"><text:line-break/>Turbina rashton → flusso radiale, <text:s/>presenza di frangiflutti genera vortici a valle del frangiflutto stesso; questo serve a garantire omogeneità del sistema reagente.<text:line-break/>Lo sparger distribuisce aria all’interno del reattore, lo sparger più semplice è un tubo con un singolo orifizio. All’aumentare della dimensione del reattore aumenta la richiesta di portata d’aria e quindi vengono realizzati sparger con geometria più complessa.<text:line-break/>Lo sparger è posizionato al di sotto dell’agitatore più basso in maniera tale che l’aria venga condotta alle pale della turbina e quindi venga dispersa attraverso tutta la massa reagente.<text:line-break/>Quindi sparger può essere semplicemente un tubo perforato, un sistema fatto a flauto o può essere anche fatto di vetro sinterizzato. In realtà non c’è una grossa influenza della geometria dello sparger sulla distribuzione dell’aria se si ha un sistema di agitazione efficace.<text:line-break/>Utilizzare un sistema con vetro sinterizzato genera un sistema con bolle più piccole ma è più difficile da pulire e quindi si ha più rischio di contaminazione. <text:line-break/>Un altro modo di introdurre aria è un sistema a venturi in cui si introduce il substrato in un sistema divergente/convergente </text:span><text:span text:style-name="T72">e questo richiama l’aria e quindi si ha ingresso nel reattore di un sistema in cui il substrato si trasporta l’aria sotto forma di bolle uniformemente disperse al suo interno → è un iniettore bifasico in cui iniettiamo miscela di substrato-aria.<text:line-break/>Lo sparger quindi distribuisce aria sotto forma di colonne di bolle. I sistemi più utilizzati sono o il singolo tubo o il sistema ad anello. <text:line-break/>La dimensione dei fori </text:span><text:span text:style-name="T73">(e delle bolle) </text:span><text:span text:style-name="T72">non è così importante se si ha un buon sistema di agitazione.<text:line-break/></text:span><text:span text:style-name="T73">Lo sparger toroidale permette di trasportare una maggiore quantità di aria al reattore, è fatto con un tubo perforato, è </text:span><text:soft-page-break/><text:span text:style-name="T73">più facile da pulire rispetto a membrane porose ed è meno soggetto a sporcamento e a bloccaggio della poros</text:span><text:span text:style-name="T74">i</text:span><text:span text:style-name="T73">tà. </text:span><text:span text:style-name="T74">Le bolle vengono poi disperse all’interno del reattore e la dimensione delle bolle viene ridotta dal sistema di agitazione.</text:span></text:p>
      <text:p text:style-name="P22">Normalmente la posizione dello sparger è fissa → più facile la costruzione del reattore.</text:p>
      <text:p text:style-name="P3"><text:span text:style-name="T75">In alcuni casi, soprattutto per i reattori da laboratorio, per avere una maggiore flessibilità (adatto sia a velocità di agitazione diverse che a portate di aria diversa) si può avere uno sparger con posizione modificabile ma abbiamo un sistema con complessità maggiore dal punto di vista costruttivo.<text:line-break/>Alta flessibilità da un lato possiamo gestire reazioni e condizioni diverse in uno stesso recipiente e dall’altro abbiamo complessità maggiore del sistema e quindi minore efficacia e robustezza del reattore stesso.<text:line-break/>Per i reattori industriali è più difficile avere cambiamenti di questo tipo.<text:line-break/>Normalmente i fori vanno da 0.25 a 3 cm in funzione della portata d’aria → fori più piccoli, bolle più piccole ma maggior pressione per garantire la stessa portata d’aria. Il flusso d’aria è controllata quindi dalla pressione di ingresso, è desiderabile avere bolle piccole MA se le bolle hanno un diametro molto più piccolo del mm, il tempo di equilibrazione della conc di O2 nel gas è quasi istantaneo e quindi l’hold up (la frazione volumetrica di gas nel liquido non rappresenta più la capacità del sistema di favorire il trasporto di massa dell’O2), oltretutto la presenza di piccole bolle aumenta la viscosità dei fluidi non newtoniani e quindi riduce la mobilità delle bolle e diminuisce la potenza distribuibile all’asse dell’agitatore.<text:line-break/><text:line-break/>Una delle difficoltà principali nella </text:span><text:span text:style-name="T76">conduzione di un processo di fermentazione è legata alle condizioni di mantenere l’asepsi nel reattore, dobbiamo sterilizzarlo prima di far partire la reazione e bisogna poi alimentare sia il nutriente che l’aria dopo averli sterilizzati. I reattori di laboratorio sono spesso fatti di vetro e sono spesso realizzati in autoclave con il mezzo di reazione (se non subisce danni per effetto del calore) insieme a tutti i sistemi di misura.<text:line-break/>I reattori industriali invece possono essere sterilizzati in situ con una corrente di vapore nella camicia esterna, il sistema è riscaldato fino a 90°C, in questa fase di riscaldamento la fase di sfiato è mantenuta aperta e dopodiché viene iniettato del vapore direttamente nel mezzo di cultura fino a 120°C e in questo modo viene sterilizzato sia il reattore che tutte le linee di collegamento.</text:span><text:span text:style-name="T24"><text:line-break/></text:span><text:span text:style-name="T76">Il processo di sterilizzazione deve coinvolgere tutte le linee comprese quelle di campionamento, tutti i porti di strumentazioni, i sistemi di misura e tutti i sensori associati al reattore.</text:span></text:p>
      <text:p text:style-name="P4"><text:span text:style-name="T75">È poi necessario anche sterilizzare l’aria in ingresso e l’aria in uscita.<text:line-break/>Il sistema non deve permettere la fuoriuscit</text:span><text:span text:style-name="T126">a</text:span><text:span text:style-name="T75"> di microrganismi all’esterno per garantire sia la qualità e le proprietà della produzione sia per garantire la sicurezza dei lavoratori e della popolazione che vive in prossimità. Necessario dunque filtrare aria in ingresso e uscita. Tipicamente aria contiene 10^3-10^4 microorganismi/m^3. <text:line-break/>Aria in ingresso sterilizzata per filtrazione e il filtro è sterilizzato con del vapore.<text:line-break/>Il compressore deve avere una P sufficiente per vincere le perdite di carico nel filtro e nello sparger e attraverso </text:span><text:span text:style-name="T77">il</text:span><text:span text:style-name="T75"> fluido di reazione.<text:line-break/></text:span><text:span text:style-name="T77">Durante tutte le fasi del processo il bioreattore deve essere mantenuto sotto pressione per evitare ingresso di contaminanti nel reattore. </text:span><text:span text:style-name="T78"><text:line-break/><text:line-break/>Possibilità di formazione di schiume all’interno del reattore. Uno schiumeggiamento eccessivo può portare all’allagamento dei filtri d’aria in uscita (quindi contaminazione dei filtri e aumento delle perdite di carico quindi perdita del mezzo di reazio</text:span><text:span text:style-name="T79">ne</text:span><text:span text:style-name="T78"> e danneggiamento del reattore</text:span><text:span text:style-name="T79">)</text:span><text:span text:style-name="T78">. Lo schiumeggiamento è dovuto alla presenza di tensioattivi. </text:span><text:span text:style-name="T79">La schiuma può essere controllata con agenti antischiuma (es. poliglicoli polimerici a blocchi oppure polimeri siliconici </text:span><text:span text:style-name="T80">o</text:span><text:span text:style-name="T79"> oli vegetali). </text:span><text:span text:style-name="T80">L’antischiuma</text:span><text:span text:style-name="T79"> ha il compito di far coalescere </text:span><text:span text:style-name="T80">le bolle → se abbiamo troppa antischiuma diminuiamo l’OTR perché diminuiamo la sup di scambio. Quindi l’antischiuma deve essere dosato nella quantità necessaria. È necessario un sistema di misurazione del livello di schiuma.<text:line-break/></text:span><text:span text:style-name="T81">La risposta del sistema all’aggiunta di un antischiuma dipende dal mezzo di reazione.<text:line-break/></text:span><text:span text:style-name="T82">L’antischiuma deve essere non tossico per i microrganismi, specialmente se il prodotto di fermentazione è destinato a uso interno. Non devono avere nessuna influenza su gusto e odore perché questo causerebbe perdite economiche.<text:line-break/>Devono poter resistere alle condizioni di reazione per cui se ad esempio carichiamo antischiuma assieme al substrato e poi effettuiamo la sterilizzazione, l’antischiuma deve resistere alle cond di sterilizzazione.<text:line-break/>L’antischiuma non deve essere metabolizzato dal microrganismo e deve essere aggiunto in maniera tale da non limitare la velocità di trasferimento dell’O2, devono essere efficaci a basse conc. Devono essere economici e avere un effetto che deve durare a lungo nel tempo. <text:line-break/></text:span><text:soft-page-break/><text:span text:style-name="T83">Tipicamente questi reattori sono dei recipienti cilindrici con basi ellittiche, questa base rispetto a quella piana ha dei vantaggi: facilita la miscelazione, resiste ad alte P e consente una più facile pulizia.<text:line-break/>Ha dimensioni standard e i rapporti diametro/altezza sono tali da ottimizzare sia l’efficacia della miscelazione che le caratteristiche strutturali del recipiente. Le dimensioni devono essere anche adatte all’introduzione e all’implementazione di uno sparger.<text:line-break/>L’altezza di reattore a parità del volume diminuisce con il quadrato del diametro.<text:line-break/>Non tutto il volume del recipiente è volume utile, vi è un volume operativo (60-70%) ed è la frazione di volume occupata dal mezzo di coltura. Al di sopra del volume operativo vi è lo spazio di testa che è dimensionato in maniera tale da fornire spazio sufficiente per il rilascio delle bolle ed evitare che la schiuma possa contaminare la linea d’uscita dell’aria. Se il mezzo ha una tendenza a formare schiuma più rapidamente è necessario operare con volumi più piccoli.<text:line-break/>Nel calcolo del volume di lavoro è necessario includere il volume di hold-up (volume di gas intrappolato nel liquido).<text:line-break/></text:span></text:p>
      <text:p text:style-name="P5"><text:span text:style-name="T75">CONTROLLO DI T<text:line-break/>Su scala di laboratorio il riscaldamento viene fatto con delle calze elettriche e il raffreddamento con acqua di rubinetto, nei sistemi industriali riscaldamento con vapore e raffreddamento con torre di raffreddamento oppure cicli frigoriferi ad ammoniaca.<text:line-break/>Nei sistemi industriali riscaldamento necessario durante lo start-up e lo shut-down ed è necessario anche durante le fasi di sterilizzazione. Durante l’esercizio è necessario raffreddare perché le reazioni di crescita degli organismi sono tutte esotermiche e quindi dobbiamo smaltire calore di reazione e calore a causa dell’energia di miscelazione e potenza legata all’insufflenza dell’aria nel reattore.<text:line-break/>Per lo scambio termico abbiamo diverse configurazioni: camicia esterna o serpentino esterno. Quelli con serpentini interni garantiscono <text:s/>un buon trasferimento di Q ma sono da usare con cautela perché complicano la pulizia del reattore e sono una possibile sorgente di contaminazione del sistema in fase di reazione se dovessimo avere perdite di refrigerante (che non è sterilizzato). È anche possibile avere uno scambiatore di calore all’esterno.<text:line-break/>La corrente di aria in uscita è satura di acqua quindi esiste la possibilità di avere </text:span><text:span text:style-name="T127">condensazione</text:span><text:span text:style-name="T75"> all’interno del filtro contaminandolo </text:span><text:span text:style-name="T84">e portando all’allagamento del filtro con aumento di perdite di carico → si introduce un condensatore in maniera tale da desaturare la corrente di aria in uscita. È un metodo usato principalmente nei reattori con piccole dimensioni. Nei reattori industriali solitamente abbiamo un riscaldamento dell’aria in uscita in maniera tale da surriscaldarla e quindi evitare la condensazione all’interno del filtro.<text:line-break/></text:span><text:span text:style-name="T75"><text:line-break/></text:span><text:span text:style-name="T85">CONTROLLO pH<text:line-break/>Bisogna avere un sistema di misura per il pH. KOH migliore del NaOH perché meno tossico per i microorganismi anche se è più caro. HCL troppo corrosivo per l’acciaio mentre H2SO4 deve essere usato in determinati range.<text:line-break/><text:line-break/>CONTROLLO DELL’OSSIGENO DISCIOLTO<text:line-break/>Sistema che comanda portata di aria in ingresso sia in continuo oppure in misura intermittente oppure che comanda la composizione del gas all’interno del reattore (controllando rapporto O2, N2 e CO2).<text:line-break/><text:line-break/></text:span><text:span text:style-name="T86">SHEAR STRESS<text:line-break/>La viscosità è importante per la conduzione dei bioreattori. È importante anche perché la presenza di alti shear stress all’interno del fluido reagente può portare al danneggiamento degli organismi in fase di crescita.<text:line-break/></text:span><text:span text:style-name="T87">La viscosità descrive la forza di taglio necessaria da fornire al sistema per mantenerlo di moto costante.<text:line-break/>Ci sono dei limiti di velocità di agitazione e quindi di potenza all’agitatore caratteristici di ciascun organismo.<text:line-break/>Quindi in funzione dell’organismo abbiamo velocità massime delle pale dell’agitatore. In funzione dello shear stress si può avere inibizione della crescita o distruzione dell’organismo. La velocità di reazione e produttività sono influenzate dal sistema di agitazione per cui gli effetti di questo sono importanti nel processo industriale.<text:line-break/>In particolare le cellule animali e vegetali e le alghe sono le più sensibili allo shear.<text:line-break/>Per diminuire l’effetto dello shear stress si può aggiungere al sistema degli agenti protettivi cioè agenti di viscosità che aumentano lievemente la viscosità del mezzo in maniera tale da diminuire la velocità di scorrimento e quindi proteggere i microrganismi. Es. eteri di cellulosa, derivati degli amidi, polimeri, glicoli poletilenici ecc…<text:line-break/></text:span><text:span text:style-name="T88">Un’altra possibilità per diminuire lo shear stress è immobilizzare in un substrato la massa biologica.<text:line-break/><text:line-break/></text:span><text:soft-page-break/><text:span text:style-name="T88">BIOCATALIZZATORI<text:line-break/>2 tipi di biocatalizzatori sono utilizzati più frequentemente nella produzione industriale: gli enzimi e le cellule o i microrganismi.<text:line-break/></text:span><text:span text:style-name="T89">Cellule e microrganismi utilizzati in operazioni di fermentazione, enzimi in bioconversione e biocatalisi.<text:line-break/>I processi di fermentazione coinvolgono la crescita di microrganismi o di cellule </text:span><text:span text:style-name="T90">che catalizzano il processo → processo autocatalitico.</text:span><text:span text:style-name="T89"> </text:span><text:span text:style-name="T90">Lo sviluppo comporta ricerca di sistemi di reazione che permettono di ottimizzare il processo. <text:line-break/>In biochimica queste reazioni di biocatalisi possono essere una via metabolica per produrre energia dove la sostanza organica è usata come accettori di elettroni invece dell’ossigeno.<text:line-break/><text:line-break/>I parametri che determinano la scelta del catalizzatore sono il tipo di processo e le condizioni sperimentali che devono essere mantenute per permettere la crescita degli organismi.<text:line-break/>In queste reazioni enzimatiche se l’enzima è alimentato al reattore in soluzione abbandona il reattore assieme al prodotto (perdo l’enzima). L’enzima quindi può essere un elemento costoso del processo e dall’altra parte può rappresentare una contaminazione non voluta del prodotto che può essere difficilmente rimovibile.<text:line-break/>Per evitare questi effetti l’enzima può essere immobilizzato in maniera tale che rimanga all’interno del reattore.</text:span></text:p>
      <text:p text:style-name="P23">Ci sono metodi chimici e metodi fisici per immobilizzare gli enzimi.<text:line-break/><text:line-break/>METODI CHIMICI:</text:p>
      <text:p text:style-name="P6"><text:span text:style-name="T128">Legame chimico covalente</text:span><text:span text:style-name="T90"> con un supporto solido insolubile che può essere <text:s/>un vetro poroso o una ceramica porosa, acciaio inossidabile, sabbia, carbone attivo, ossidi metallici o diverse schiume polimeriche. Gli enzimi sono normalmente legati al substrato attraverso gruppi amminici e carbossilici che devono essere q</text:span><text:span text:style-name="T91">u</text:span><text:span text:style-name="T90">elli NON co</text:span><text:span text:style-name="T91">inv</text:span><text:span text:style-name="T90">olti nell’attivi</text:span><text:span text:style-name="T91">t</text:span><text:span text:style-name="T90">à catalitica e nemmeno vicini per evitare inter</text:span><text:span text:style-name="T91">a</text:span><text:span text:style-name="T90">zione steriche. Il processo è completato in due fasi: attivazione del supporto (ad area superficiale elevata), l’adsorbimento e la reazione dell’enzima sul supporto.<text:line-break/></text:span><text:span text:style-name="T128">Reticolazione</text:span><text:span text:style-name="T90"> con reagenti polifunzionali (tipicamente aldeidi). Le particelle vengono reticolate e formano una sorta di gel </text:span><text:span text:style-name="T91">che non ha proprietà meccaniche proprie elevate. Le caratteristiche migliore le si hanno adsorbendo l’enzima sul supporto e reticolando l’enzima dopo l’adsorbimento, in questo modo il gel che si forma viene fissato sul supporto solido e quindi resiste meglio alle condizioni di operazione del reattore.<text:line-break/><text:line-break/>METODI FISICI<text:line-break/></text:span><text:span text:style-name="T129">Inclusione in fibre vuote o porose.<text:line-break/></text:span><text:span text:style-name="T130">I</text:span><text:span text:style-name="T129">nclusione in un gel polimerico</text:span><text:span text:style-name="T91">, si aggiunge l’enzima ad una soluzione di monomeri e poi inizia la polimerizzazione.<text:line-break/></text:span><text:span text:style-name="T130">Incapsulazione</text:span><text:span text:style-name="T92">, l’enzima viene inglobato in capsule di dimensioni micrometriche gatte di materiale poroso, permette il trasporto del substrato e del prodotto ma non dell’enzima. All’interno della capsula l’enzima è in soluzione.</text:span></text:p>
      <text:p text:style-name="P7"><text:span text:style-name="T92">L’immobilizzazione da una maggiore stabilità all’enzima e anche nei confronti della sua perdita e cambiamento di conformazione, lo svantaggio è che è necessario introdurre una resistenza diffusiva al trasferimento del substrato all’interno della microcapsula e del prodotto all’esterno. Si forma quindi un gradiente di concentrazione all’interno della particella.<text:line-break/><text:line-break/></text:span><text:span text:style-name="T106">Reattori aerati ma non agitati</text:span><text:span text:style-name="T92"><text:line-break/></text:span><text:span text:style-name="T93">BUBBLE COLUMN REACTORS (BCR)</text:span><text:span text:style-name="T92"><text:line-break/></text:span><text:span text:style-name="T93">In questi reattori la miscelazione viene garantita soltanto dal flusso di gas all’interno, in questo caso ho minori sforzi di taglio e quindi questi reattori sono adatti a organismi sensibili alle condizioni di shear stress durante la crescita.<text:line-break/>La geometria del BCR deve permettere un lungo tempo di residenza delle bolle all’interno del fermentatore. <text:line-break/>Reattore snello con elevata h rispetto al D. Ha una zona di elevata pressione idrostatica alla possibilità di sparger alla base del reattore. La velocità del liquido è una funzione della portata di gas, il vantaggio è un disegno economico del reattore e la facilita di mantenere le cond di sterilità, svantaggio: limitata capacità di trasferimento di O2. <text:line-break/>Moto del liquido quindi è un moto equicorrente al moto di gas. </text:span><text:span text:style-name="T94">Tempo di miscelazione in funzione della portata di gas e delle caratteristiche geometriche del reattore. Per i reattori di grande dimensioni è necessario prevedere l’inserimento di setti all’interno del reattore per evitare la coalescenza delle bolle e ridurre le dimensioni delle bolle (che si riducono anche per effetto della pressione idrostatica dal basso verso l’alto del reattore). Posso avere o setti perforati che generano bolle di piccole dimensioni o pacchi lamellari che evitano la coalescenza delle bolle. <text:line-break/><text:line-break/></text:span><text:soft-page-break/><text:span text:style-name="T94">REATTORI AIR-LIFT<text:line-break/>hanno al loro interno un tubo di contenimento, ho una circolazione del fluido che viene portato in alto insieme ai gas nei riser e scende verso il basso nel downcomer, anche sfruttando la differente densità del liquido aerato rispetto al liquido non aerato.<text:line-break/>Sono reattori più costosi rispetto ai BCR, sono possibile diverse tipologie a seconda di avere il draft tube interno o esterno, questo è </text:span><text:span text:style-name="T95">funzione</text:span><text:span text:style-name="T94"> </text:span><text:span text:style-name="T95">del</text:span><text:span text:style-name="T94">le esigenze </text:span><text:span text:style-name="T95">di trasferimento del</text:span><text:span text:style-name="T94"> calore.<text:line-break/></text:span><text:span text:style-name="T95">L’effetto del draft tube è che aumenta la mix assiale, genera una circolazione del fluido all’interno del reattore e riduce la coalescenza delle bolle per effetto della circolazione.<text:line-break/></text:span><text:span text:style-name="T96">Nei reattori air-lift ci sono 3 regioni: air-riser, down-comer e zona di liberazione delle bolle e abbattimento della schiuma.<text:line-break/>Il riser </text:span><text:span text:style-name="T97">è dove viene posizionato lo sparger. Il riser esterno è preferito nelle installazioni di larga scala perché permette un migliore trasferimento di calore.<text:line-break/>L’efficienza della miscelazione è determinata dal flusso verticale delle bolle che trasportano verso l’alto il liquido, liquido che si libera dalle bolle nella zona di disengagement e che riscende poi nel down-comer → circolazione all’interno del down-comer.<text:line-break/>Le bolle viaggiano in una direzione ad una velocità quasi uniforme, questo riduce la coalescenza e determina un OTR più alto rispetto ai BCR.<text:line-break/></text:span><text:span text:style-name="T98">In un reattore air-lift viene assicurata una circolazione del fluido e una migliore omogeneità rispetto ai BCR.<text:line-break/> La zona di disengagement deve fornire il volume al reattore in maniera tale da permettere un volume sufficiente per l’hold-up e serve come zona di abbattimento della schiuma.<text:line-break/>L’espansione </text:span><text:span text:style-name="T99">del diametro di reattore nella zona di disengagement abbassa la velocità delle volle e questo aiuta alla separazione dei gas dal liquido; </text:span><text:span text:style-name="T100">l</text:span><text:span text:style-name="T99">e bolle avendo velocità più bassa abbassano la possibilità di formazione di aerosol cioè trascinamento d</text:span><text:span text:style-name="T100">i goccioline di liquido nell’aria in uscita e quindi evita possibilità di contaminazione del filtro dell’aria d’uscita. </text:span><text:span text:style-name="T102">Anche i</text:span><text:span text:style-name="T100">l flusso assiale </text:span><text:span text:style-name="T101">che viene g</text:span><text:span text:style-name="T100">enerato</text:span><text:span text:style-name="T101"> aiuta alla riduzione della formazione di schiuma.<text:line-break/></text:span><text:span text:style-name="T102">I </text:span><text:span text:style-name="T134">vantaggi</text:span><text:span text:style-name="T102"> di un air-lift è che </text:span><text:span text:style-name="T103">sono a</text:span><text:span text:style-name="T102"> basso shear, possono essere utilizzati organismi sensibili agli effetti di sforzi di taglio (cellule animali o vegetali), non c’è agitazione quindi </text:span><text:span text:style-name="T103">è </text:span><text:span text:style-name="T102">più facile mantenere </text:span><text:span text:style-name="T103">la</text:span><text:span text:style-name="T102"> sterilità del sistema.</text:span></text:p>
      <text:p text:style-name="P8"><text:span text:style-name="T102">Non ho problemi </text:span><text:span text:style-name="T103">delle</text:span><text:span text:style-name="T102"> tenute d</text:span><text:span text:style-name="T103">ell’asse dell’agitatore. In un reattore di grande dimensioni la P alla base del reattore aumenta la solubilità dell’O2 <text:s/>e quindi aumenta la velocità di trasporto dell’O2 (aumenta la forza motrice al trasporto).<text:line-break/>Possono essere costruiti reattori molto grandi.<text:line-break/>Gli </text:span><text:span text:style-name="T133">svantaggi</text:span><text:span text:style-name="T103"> sono: alti costi di investimento e alti costi di esercizio (anche se non è richiesto un agitatore è richiesta un’alta portata d’aria e un’elevata P per vincere la P idrostatica alla base del reattore).<text:line-break/>L’omogeneità del mezzo di reazione è meno buona che nel caso di un </text:span><text:span text:style-name="T104">reattore agitato per cui i microrganismi si trovano in cond diverse nei diversi punti del reattore, è impossibile mantenere poi prossimi al massimo il valore di mux cioè il valore massimo di crescita perché è impossibile da mantenere livelli di carbonio e nutrienti al massimo.<text:line-break/>La separazione del gas dal liquido non è molto efficace quando è presente schiuma, nella progettazione quindi degli air-lift questi svantaggi devono essere minimizzati → necessario mantenere una buona omogeneità in modo tale da evitare cicli di crescita elevata seguiti da cicli in cui i nutriente sono limitanti. <text:line-break/>È possibile pensare a punti di iniezione multipli, in questo modo </text:span><text:span text:style-name="T105">si cerca</text:span><text:span text:style-name="T104"> di mantenere una maggiore omogeneità del flusso reagente.<text:line-break/></text:span><text:span text:style-name="T105">I reattori air-lift tendono a non avere una zona di sforzi di taglio elevati in prossimità delle pale, questo limita il possibile danneggiamento dei microrganismi <text:s/>e aumenta la loro produttività rispetto ai reattori agitati.</text:span><text:span text:style-name="T107"><text:line-break/><text:line-break/>REATTORI <text:s/>A LETTO IMPACCATO</text:span><text:span text:style-name="T105"><text:line-break/></text:span><text:span text:style-name="T108">Sono reattori nella quale è presente una fase solida che sia un supporto sulla quale sono immobilizzate cellule/enzimi assieme ad un eluente. Il volume del reattore può essere riempito interamente da fattori di riempimento e dal liquido.</text:span><text:span text:style-name="T94"><text:line-break/></text:span><text:span text:style-name="T109">Normalmente i reattori aerobici sono organizzati in maniera tale che il liquido sgoccioli, lambendo le particelle solide, in controcorrente alla corrente di fase di gas che scorre dal basso verso l’alto.</text:span></text:p>
      <text:p text:style-name="P8"><text:span text:style-name="T109">Vantaggi: costruzione semplice ed economica, sono ottimali per reazioni enzimatiche e per il trattamento delle acque reflue. Svantaggi: non si ha controllo dei cammini <text:s/>del liquido, si possono formare degli aggregati nelle particelle di riempimento oppure cammini preferenziali con delle scorciatoie che riducono il tempo di permanenza </text:span><text:span text:style-name="T111">del fluido </text:span><text:span text:style-name="T109">all’interno del reattore.<text:line-break/><text:line-break/></text:span><text:soft-page-break/><text:span text:style-name="T109">REATTORI </text:span><text:span text:style-name="T110">TRICKLE-BED</text:span><text:span text:style-name="T92"><text:line-break/></text:span><text:span text:style-name="T111">Sono reattori a letto impaccato nei quali la fase liquida sgocciola sulle particelle solide che non sono completamente immerse nel liquido. Il liquido scorre sulla sup del solido dove sono state immobilizzate le cellule/gli enzimi.<text:line-break/>Il film liquido è molto sottile in maniera da permettere un efficace trasporto di O2 nei processi aerobici. <text:line-break/></text:span><text:span text:style-name="T91"><text:line-break/></text:span><text:span text:style-name="T112">REATTORI A LETTO FISSO<text:line-break/>I microrganismi sono immobilizzati per </text:span><text:span text:style-name="T113">adsorbimento o per</text:span><text:span text:style-name="T112"> incapsulazione. </text:span><text:span text:style-name="T113">Diversi tipi di substrato possono essere: polimeri, schiume polimeriche, elementi in calcestruzzo, scarti di legno o materiale fibroso come materiale plastico o lana di vetro. Il liquido è pompato attraverso il solido, sgocciola attraverso la sua superficie.<text:line-break/>Il substrato è trasformato direttamente nel prodotto.</text:span></text:p>
      <text:p text:style-name="P9"><text:span text:style-name="T75">Es: trasformazione steroidi, trattamento acque reflue, produzioni di enzimi o amminoacidi.<text:line-break/><text:line-break/>REATTORI A LETTO FLUIDO<text:line-break/>Gli <text:s/>organismi sono immobilizzati in particelle di piccole dimensioni. La piccola dimensione del supporto aumenta la sup specifica e quindi aumenta trasporto di materia. Le particelle sono leggere e quin</text:span><text:span text:style-name="T114">di p</text:span><text:span text:style-name="T75">ossono essere sostenute all’interno del fluido, la fluidizzazione delle particelle solide nel reattore fa sì che l</text:span><text:span text:style-name="T114">e sup delle particell</text:span><text:span text:style-name="T115">e</text:span><text:span text:style-name="T114"> vengano continuamente ricambiate e quindi aumentando il coefficiente di trasferimento di massa.<text:line-break/>I letti flu</text:span><text:span text:style-name="T115">i</text:span><text:span text:style-name="T114">di possono essere bifasici (nel caso di sistemi non aerati) o tifrasi</text:span><text:span text:style-name="T115">ci</text:span><text:span text:style-name="T114"> (sistemi aerati con sparger).<text:line-break/>Usati per impianti di trattamento di acque reflue.<text:line-break/>Vengono utilizzate cellule animali, sono intrappolate in geli o incapsulati all’interno di microcapsule.<text:line-break/></text:span><text:span text:style-name="T115">Nei sistemi a letto fluido l’introduzione del substrato e dell’aria è in equicorrente, servono a fluidizzare le particelle solide sulle quali sono immobilizzati i microrganismi. Questi permettono di avere conc di biomassa elevata e avere trasferimento di massa nei reattori continui. La mix in un bioreattore è assicurata soltanto dalla pompa di circolazione.<text:line-break/>Questi comportano immobilizzazione degli organismi su un mezzo, il flusso/ricircolo del mezzo di reazione e dell’aria è equicorrente verticale. In questi casi è possibile realizzare delle configurazioni che includono uno sparger ed un draft-tube.<text:line-break/><text:line-break/></text:span><text:span text:style-name="T116">SISTEMI A CELLULE FLOCCULATE<text:line-break/></text:span><text:span text:style-name="T117">Sono sistemi nei quali le cellule sono trattenute </text:span><text:span text:style-name="T118">nel</text:span><text:span text:style-name="T117"> reattore in quanto formano dei fiocchi.<text:line-break/>Durante la reazione le cellule coagulano e precipitano sul fondo del reattore.<text:line-break/></text:span><text:span text:style-name="T118">S</text:span><text:span text:style-name="T117">ono sistemi normalmente usati per il trattamento anaerobico di acque reflue. In questi processi anaerobici i batteri </text:span><text:span text:style-name="T118">metanogenici</text:span><text:span text:style-name="T117"> hanno una tendenza </text:span><text:span text:style-name="T118">naturale</text:span><text:span text:style-name="T117"> a flocculare, si formano fiocchi che vengono agitati </text:span><text:span text:style-name="T118">dal rilascio dei gas do</text:span><text:span text:style-name="T119">v</text:span><text:span text:style-name="T118">uti alla fermentazione (CH4 e CO2). I sistemi flocculati di grande dimensione sono usati per la digestione anaerobica di acque di scarico industriali </text:span><text:span text:style-name="T119">ad alta carica</text:span><text:span text:style-name="T118"> inquinant</text:span><text:span text:style-name="T119">e.<text:line-break/>Questi reattori sono frequentemente a forma ellittica (forma di uovo) perché così si migliora il movimento dei fiocchi all’interno del reattore senza presenza di zone morte.<text:line-break/></text:span><text:span text:style-name="T115"><text:line-break/></text:span><text:span text:style-name="T120">SISTEMI A RICI</text:span><text:span text:style-name="T121">RCOLAZIONE<text:line-break/>Sistemi agitati nella quale la corrente d’efflusso la separo, separo la biomassa e questa la ricircolo all’interno del reattore.<text:line-break/><text:line-break/>I reattori a letto fluido sono più efficaci dei reattori a letto fisso perché è <text:s/>più difficile avere una con di microorganismi elevati nei primi reattori, le particelle sono piccole e hanno una sup specifica più elevata.<text:line-break/>La velocità di trasferimento della massa è favorita da una superficie più grande e dalla miscelazione più efficace nel reattore.<text:line-break/>I reattori a letto fluido sono meno soggetti a fenomeni di intasamento rispetto ai letti fissi.</text:span></text:p>
      <text:p text:style-name="P10"><text:span text:style-name="T121">I primi sono più difficile da progettare perché è necessario assicurare il flusso corretto per garantire la fluidizzazione ed evitare il trasporto delle particelle fuori dal reattore. Le dimensioni delle bolle deve essere controllata, è importante evitare la fuoriuscita delle cellule dal reattore e il desorbimento. </text:span><text:span text:style-name="T122">È</text:span><text:span text:style-name="T121"> necessario evitare lo stripping delle cellule dalla sup del substrato e evitare il danneggiamento del supporto che porterebbe a una separazione degli organismi dal supporto.</text:span><text:span text:style-name="T122"> </text:span><text:span text:style-name="T121"><text:line-break/><text:line-break/></text:span><text:soft-page-break/><text:span text:style-name="T121">REATTORI A MEMBRANA<text:line-break/>Caratteristica fondamentale: presenza di una membrana </text:span><text:span text:style-name="T123">semi </text:span><text:span text:style-name="T121">permeabile </text:span><text:span text:style-name="T123">che permette il passaggio dei prodotti ma impedisce il raggio degli enzimi. La membrana è interna al reattore, non esterna.<text:line-break/>La membrana è normalmente costituita da fibre tubulari cave con diametro di circa 250 micro e spessori di circa 50 microm. Possono essere sia batch che reattori continui, permettono una facile separazione tra l’enzima e i prodotti di reazione.</text:span></text:p>
      <text:p text:style-name="P11"><text:span text:style-name="T123">Sono usati per sistemi con enzimi in soluzione in maniera tale da evitare gli svantaggi dell’immobilizzazione dell’enzima con i fenomeni di limitazione diffusiva associate alla immobilizzazione. Questo permette un rinnovo dell’enzima in sistemi in cui si utilizzano enzimi termolabili.<text:line-break/>Svantaggio: costo membrana e il suo invecchiamento e quindi necessità di sostituirla a scadenze fisse.<text:line-break/><text:line-break/>Nel caso di microrganismo immobilizzato, il vantaggio è: </text:span><text:span text:style-name="T124">avere un’alta conc di organismi, di poter riutilizzare le cellule evitando costi associati alla separazione e al riciclo, alta con di organismi permette flussi elevati e quindi maggiore produttività per unità di volume del reattore, favorisce la stabilità genetica perché riduco la sensibilità degli organismi agli sforzi di taglio.<text:line-break/>Gli svantaggi sono che molto spesso il prodotto ottenuto è estratto dalle cellule, non posso immobilizzare la cellula sul substrato perché quel che voglio ottenere è un prodotto intra cellulare, nel caso di immobilizzazione introduco delle limitazione diffusive, è più difficile mantenere un omogeneità del sistema, il microambiente è più difficile, la crescita delle cellule e lo sviluppo di gas può determinare la disintegrazione del substrato causando la perdita dei microrganismi.<text:line-break/></text:span><text:span text:style-name="T115"><text:line-break/></text:span><text:span text:style-name="T125">FOTOBIOREATTORI<text:line-break/>Sono utilizzati per alghe e cianobatteri, la difficoltà è quella di fornire luce alla biomassa senza avere fotodeattivazione (cioè insolazione eccessiva). Se non è necessario avere una cultura monosettica vengono utilizzati reattori ad allunaggio. Le lagune non devono essere troppo profonde in modo tale da avere irraggiamento su tutta la biomassa (per le alghe ho 15 cm). Per ottimizzare la produzione viene fatta una blanda agitazione o una ricircolazione.<text:line-break/><text:line-break/></text:span><text:span text:style-name="T166">DESIGN DEL BIOREATTORE<text:line-break/></text:span><text:span text:style-name="T136">La progettazione di questi reattori deve tener conto degli aspetti di sicurezza e degli aspetti normativi. Quanto questi siano limitanti dipende dalla natura del prodotto, dal suo uso, dal processo e da dove viene fisicamente posizionato il reattore. È fondamentale il contenimento ossia evitare la fuoriuscita dal reattore di prodotti di fermentazione o microrganismi in maniera tale da assicurare sicurezza dei lavoratori e comunità.<text:line-break/>I livelli di confinamento necessari sono stabiliti dall’organismo di controllo di ciascuna nazione.<text:line-break/></text:span><text:span text:style-name="T137">La sicurezza fisica deve essere garantita.<text:line-break/>Altro aspetto di sicurezza: sicurezza del prodotto, devo garantire che il prodotto non sia contaminato.<text:line-break/>Le GMP (good manufacturing practices) richiedono che il prodotto possa essere riprodotto e che soddisfi le specifiche approvate e dichiarate dagli enti regolatori del prodotto. Il non avere controllo sul processo di fermentazione determina un rischio sulla qualità del prodotto finale.<text:line-break/></text:span><text:span text:style-name="T138">Fondamentali sono le operazioni di sterilizzazione,</text:span><text:span text:style-name="T139"> il recipiente e tutte le linee che portano al recipiente devono essere sterilizzabili. Le tubazioni a contatto con il fluido di processo inclusi additivi e agenti antischiuma e tutto ciò che possono </text:span><text:span text:style-name="T140">fornire delle vie di ingresso devono </text:span><text:span text:style-name="T141">essere sterilizzate </text:span><text:span text:style-name="T142">in qualsiasi movimento durante la fermentazione</text:span><text:span text:style-name="T141">.<text:line-break/></text:span><text:span text:style-name="T142">I gas di ingresso devono essere sterilizzati prima che entrino in contatto con qualsiasi tubazione di processo sterile, tutti gli accessi al recipiente (che siano le tenute dell’albero motore oppure i portelli di campionamento oppure i portelli per gli strumenti di misura) devono essere sterilizzabili.<text:line-break/>Oltre a questo è necessaria la validazione, non è sufficiente che io progetti in maniera tale da avere un controllo sulle cond di processo ma devo fornire un evidenza documentale che dimostri un elevato grado di controllo dello specifico processo. Devo dunque dimostrare che il controllo è mantenuto anche nel caso peggiore e alla presenza dell’evento catastrofico. La progettazione deve essere fatta in maniera tale da rendere la validazione più facile possibile e di conseguenza bisogna seguire le regole di GMP e le regole di manutenzione. <text:line-break/></text:span><text:span text:style-name="T143"><text:line-break/></text:span><text:span text:style-name="T144">La progettazione di un fermentatore inizia con il prendere in carico l’esigenza del </text:span><text:span text:style-name="T145">processo riguardo al trasferimento (trasporto di O2, calore, miscelazione e necessita di potenza all’agitatore). Il</text:span><text:span text:style-name="T132"> trasferimento di massa </text:span><text:span text:style-name="T145"><text:s/>e il trasferimento </text:span><text:soft-page-break/><text:span text:style-name="T145">di Q e la mix del fluido dipendono dalle caratteristiche reologiche del mezzo.<text:line-break/>Le caratteristiche reologiche di brodi di cultura di funghi per esempio impongono dei limiti severi, ad esempio la velocità di trasferimento di Q e O2 possono essere diverse da 50 al 5 % rispetto a tipiche fermentazione dei batteri. L’omogeneità della mix è molto peggiore che in tipici brodi di coltura newtoniani, questo rende anche più difficile la misura e il controllo del reattore.<text:line-break/>Il primo passo è dunque garantire l’OTR (oxigen transfer rite), dato dalla massima velocità di reazione per la resa di microrganismi per unità di ossigeno. L’OTR è una funzione della portata di gas e della velocità lineare del gas.<text:line-break/></text:span><text:span text:style-name="T146">La P totale e la frazione molare di O2 influenzano la P parziale dell’O2. Aumento della p</text:span><text:span text:style-name="T147">o</text:span><text:span text:style-name="T146">rtata di gas aumenta la frazione in uscita e quindi aumenta la forza motrice.<text:line-break/></text:span><text:span text:style-name="T147">Equazioni usate come guide qualitative o semi quantitative, sono valide solo a condizioni </text:span><text:span text:style-name="T148">prossime</text:span><text:span text:style-name="T147"> a quelle che hanno portato alla loro formazione. </text:span><text:span text:style-name="T148">La geometria del reattore ha un’influenza importante sulle costanti all’interno delle equazioni. </text:span><text:span text:style-name="T147"><text:s/>Sono relazioni che non scalano molto bene. </text:span><text:span text:style-name="T149">Nel caso di materiali di brodi di coltura non newtoniani, il trasferimento di massa è migliori con turbine che hanno componenti assiali rispetto ad esempio a turbine radiali mentre con brodi newtoniani non vi è molta differenza.</text:span></text:p>
      <text:p text:style-name="P12"><text:span text:style-name="T149">La potenza serve sia per la dispersione dei gas che per la miscelazione globale e quindi per avere omogeneità della massa reagente. Nei sistemi agitati la potenza è data sia tramite l’agitatore che con l'insufflare dei gas.<text:line-break/></text:span><text:span text:style-name="T150">Le condizioni di flooding si hanno quando l’aria forma tutta una camicia intorno alla turbina diminuendo la potenza massima che può essere fornita dalla turbina di agitazione al fluido. Questo fenomeno di flooding è più elevata in brodi di coltura viscosi con comportamento pseudoplastico (come ad esempio sistemi di miceli o sistemi in cui i nutrienti sono polisaccaridi). </text:span><text:span text:style-name="T151">Pseudo plastico → a viscosità diminuisce all'aumentare della velocità di agitazione.<text:line-break/></text:span><text:span text:style-name="T152">Il fenomeno di flooding è descritto dal n° dii aerazione, questo è definito come il rapporto tra la potenza che il sistema di agita</text:span><text:span text:style-name="T153">zion</text:span><text:span text:style-name="T152">e è in grado di fornire al fluido in presenza di aerazione rispetto alla potenza che il sistema di agitazione può fornire in assenza di areazione.<text:line-break/></text:span><text:span text:style-name="T153">Il n° di aerazione dipende dalla velocità dei gas e dalle caratteristiche geometriche dell’impeller (suo diametro e sua velocità di rotazione).<text:line-break/>La potenza in condizioni non aerate è descritta dal n° di potenza che è funzione delle condizioni di agitazione del sistema. Alcuni agitatori che hanno elevato n° di potenza si possono scaricare in maniera sensibile in cond aerate, è il caso delle turbine Rushton con brodi di coltura non newtoniani. </text:span><text:span text:style-name="T154">Per esempio una turbina a pale inclinate tende a non scaricarsi.<text:line-break/>Se voglio aumentare l’OTR aumento l’agitazione (aumento il Kl o Kg) però la velocità di agitazione è limitata dalla frequenza naturale del sistema di agitazione, se mi avvicino a questa posso introdurre delle vibrazioni pericolose che possono portare fino alla rottura dell’albero di comando → cerco di non eccedere del 70% della frequenza naturale del sistema di comando.<text:line-break/>Inoltre la velocità di rotazione è limitata se sto conducendo una reazione con microrganismi sensibili agli effetti dello shear stress. Questo dipende anche molto dalle dimensioni del reattore. In generale se ho microrganismi sensibili agli sforzi di shear devo cercare di mantenere la velocità dell’agitatore inferiore ad una soglia.</text:span></text:p>
      <text:p text:style-name="P32"><text:span text:style-name="T155">L’hold up diminuisce il volume efficace del reattore, la formatura di schiuma può limitare l’operatività del reattore e causare problemi di pulizia di asepsi e può contaminare l’uscita del reattore e in casi estremi può portare alla terminazione del reattore.<text:line-break/>Oltre al trasporto di massa vi è anche il</text:span><text:span text:style-name="T131"> trasporto di calore</text:span><text:span text:style-name="T155">.<text:line-break/>Il calore che dobbiamo smaltire durante la reazione è data dalla reazione metabolica + il calore dissipato dato dall’introduzione della potenza.</text:span><text:span text:style-name="T154"><text:line-break/></text:span><text:span text:style-name="T156">Calore smaltito con sistemi di scambio termico caratterizzati dai loro coefficienti di trasmissioni, questi tengono conto delle resistenze in serie come resistenza nel film del fluido di raffreddamento, resistenza nel film del brodo di coltura, resistenza di sporcamento (fouling) dal lato fluido di raffreddamento e il fouling dal lato brodo di coltura + resistenza legata allo spessore del mantello del reattore. Anche il coefficiente di trasferimento di calore (così come quello di trasferimento dell’ossigeno) è superiore per i brodi di fluidi newtoniani rispetto ai brodi di fluidi non newtoniani.<text:line-break/></text:span><text:span text:style-name="T157">Un parametro fondamentale da tenere in conto nella progettazione dei reattori è che devono essere sterilizzabili. <text:line-break/>Tra i problemi che possono essere causati dai problemi di contaminazione vi è per esempio la produzione di tossine che non possono essere rimosse da sistemi di purificazione. Problema di una produzione di un enzima che degrada il prodotto oppure la diminuzione della resa del prodotto dovuta al minore utilizzo di substrato a causa dei contaminati. Le tossine inibiscono gli organismi. Ho anche per esempio possibile produzione di composti come polisaccaridi che </text:span><text:soft-page-break/><text:span text:style-name="T157">interferiscono nelle operazioni di recupero e purificazione.<text:line-break/>Importante progettare un sistema prevedendo le operazioni di sterilizzazione.<text:line-break/><text:line-break/></text:span><text:span text:style-name="T158">15/04/2021<text:line-break/></text:span><text:span text:style-name="T159">Quando effettuiamo un cambiamento delle variabili non sempre otteniamo quel che vogliamo.</text:span></text:p>
      <text:p text:style-name="P33"><text:span text:style-name="T159">A</text:span><text:span text:style-name="T135">d esempio abbiamo modificato il nutriente perché in questo modo la resa sulla base del nutriente aumenta e quindi abbiamo maggior velocità di crescita dell’organismo e quindi dobbiamo aumentare </text:span><text:span text:style-name="T160">il trasferimento dell’O2 rispetto al valore di base di conduzione dell’impianto precedente. Ciò che possiamo fare è aumentare la portata di aria, aumentandola aumentiamo la conc di O2 nella corrente d’uscita e quindi aumentiamo la forza motrice al trasferimento di O2. Non è però l’unico effetto che otteniamo, andando ad aumentare la portata d’aria aumentiamo anche </text:span><text:span text:style-name="T161">la velocità lineare del gas e quindi aumentiamo la turbolenza, diminuiamo lo spessore dello strato limite del liquido e quindi aumentiamo il coefficiente di scambio. Aumentando la portata aumentiamo il n° di aerazione della turbina quindi diminuiamo la potenza trasmessa all’asse, facendo questo riduciamo anche il coefficiente di scambio.<text:line-break/>Quindi una modifica del processo per aumentare il coefficiente di scambio in realtà la fa diminuire.<text:line-break/><text:line-break/></text:span><text:span text:style-name="T162">Quando dobbiamo progettare un reattore dobbiamo seguire alcuni passi (una sorta di checklist).<text:line-break/>Innanzitutto in funzione della portata del reattore (quindi del volume di reazione che vogliamo gestire) scegliamo la geometria del recipiente, questa deve adattarsi al luogo in cui vogliamo installare il reattore (spazi in altezza e in pianta). Poi bisogna soddisfare alcune regole generali per quello che riguarda la mix di massa, la spaziatura delle turbine e via. Quindi dobbiamo fare una prima scelta sulla tipologia del reattore che ci adatta.<text:line-break/></text:span><text:span text:style-name="T163">Dobbiamo verificare che la velocità lineare dei gas sia abbastanza bassa da evitare schiumeggiamenti, evitare formazione di aersol nella corrente d’uscita che potrebbero contaminare e intasare il filtro dell’aria in uscita. Dobbiamo rimanere nei limiti imposti dai componenti e dagli accessori senza andare a cond estreme di P e richiesta di potenza che andrebbero ad aumentare i costi. Bisogna poi definire il tipo di agitatore, la sua dimensione e la sua velocità per poter dare una mix sufficiente alla massa di reazione e per garantire un buon trasferimento di O2.<text:line-break/>Bisogna soddisfare le regole della spaziatura delle diverse turbine. Meglio turbine con giranti fatte con un pezzo unico che assemblate perché semplifica i requisiti della pulizia del reattore.<text:line-break/>Infine bisogna definire l’area di scambio termico e la portata e la T del fluido di refrigerazione per smaltire il calore id reazione e anche poter avere uno scambio termico sufficiente per gestire le operazioni di sterilizzazione.<text:line-break/>Nei limiti del possibile è meglio evitare serpentini interni perché problematici in fase di pulizia del reattore e sono possibili sorgenti di contaminazione (nel caso di perdite del fluido di refrigerazione che non è sterilizzato).<text:line-break/>A questo punto affiniamo le diverse grandezze e si effetua la progettazione in dettaglio.<text:line-break/><text:line-break/>Primo caso) vogliamo produrre una proteina intracellulare, l’organismo che cresce è l’E.Coli, il V del reattore è 15000L e l’OTR massimo è 234 mmol/(L*h), l’O2 disciolto per evitare condizioni di anossia è il 10% dell’o2 disciolto in equilibrio alla Patm. Il brodo di crescita ha natura newtoniana e ha una bassa viscosità. L’organismo non necessità di autorizzazioni particolari, il confinamento ricade in uno dei casi più semplici. Abbiamo una portata massima e una T minima del fluido di raffreddamento, </text:span><text:span text:style-name="T164">non vogliamo serpentini interni e si ha una P max e portata max del compressore per l’alimentazione dell’aria. Abbiamo definito anche un coefficiente di scam</text:span><text:span text:style-name="T165">bio termico e un coeff di scambio lato brodo di coltura (funzione delle caratteristiche reologiche del brodo stesso). Abbiamo limitazione poi in termini di altezza piazza del capannone. <text:line-break/>14:33</text:span><text:span text:style-name="T157"><text:line-break/></text:span><text:span text:style-name="T156"><text:line-break/></text:span><text:span text:style-name="T154"><text:line-break/></text:span><text:span text:style-name="T153"><text:line-break/></text:span><text:span text:style-name="T147"><text:line-break/><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ambria Math" svg:font-family="'Cambria Math'"/>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e83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s text:c="7"/><text:span text:style-name="MT1"><text:s text:c="87"/></text:span><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17T18:44:04.983000000</dc:date>
    <meta:editing-duration>PT2H20M28S</meta:editing-duration>
    <meta:editing-cycles>16</meta:editing-cycles>
    <meta:generator>LibreOffice/7.1.3.2$Windows_X86_64 LibreOffice_project/47f78053abe362b9384784d31a6e56f8511eb1c1</meta:generator>
    <meta:document-statistic meta:table-count="0" meta:image-count="0" meta:object-count="0" meta:page-count="49" meta:paragraph-count="60" meta:word-count="34083" meta:character-count="225723" meta:non-whitespace-character-count="191150"/>
  </office:meta>
</office:document-meta>
</file>